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8555in"/>
    </style:style>
    <style:style style:name="co2" style:family="table-column">
      <style:table-column-properties fo:break-before="auto" style:column-width="1.0244in"/>
    </style:style>
    <style:style style:name="co3" style:family="table-column">
      <style:table-column-properties fo:break-before="auto" style:column-width="0.4374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9366in"/>
    </style:style>
    <style:style style:name="co6" style:family="table-column">
      <style:table-column-properties fo:break-before="auto" style:column-width="0.4634in"/>
    </style:style>
    <style:style style:name="co7" style:family="table-column">
      <style:table-column-properties fo:break-before="auto" style:column-width="0.5311in"/>
    </style:style>
    <style:style style:name="co8" style:family="table-column">
      <style:table-column-properties fo:break-before="auto" style:column-width="0.7598in"/>
    </style:style>
    <style:style style:name="co9" style:family="table-column">
      <style:table-column-properties fo:break-before="auto" style:column-width="0.6472in"/>
    </style:style>
    <style:style style:name="co10" style:family="table-column">
      <style:table-column-properties fo:break-before="auto" style:column-width="1.1in"/>
    </style:style>
    <style:style style:name="co11" style:family="table-column">
      <style:table-column-properties fo:break-before="auto" style:column-width="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3992in"/>
    </style:style>
    <style:style style:name="co14" style:family="table-column">
      <style:table-column-properties fo:break-before="auto" style:column-width="1.0866in"/>
    </style:style>
    <style:style style:name="co15" style:family="table-column">
      <style:table-column-properties fo:break-before="auto" style:column-width="1.1252in"/>
    </style:style>
    <style:style style:name="co16" style:family="table-column">
      <style:table-column-properties fo:break-before="auto" style:column-width="0.8874in"/>
    </style:style>
    <style:style style:name="co17" style:family="table-column">
      <style:table-column-properties fo:break-before="auto" style:column-width="4.0311in"/>
    </style:style>
    <style:style style:name="co18" style:family="table-column">
      <style:table-column-properties fo:break-before="auto" style:column-width="0.4in"/>
    </style:style>
    <style:style style:name="co19" style:family="table-column">
      <style:table-column-properties fo:break-before="auto" style:column-width="0.1098in"/>
    </style:style>
    <style:style style:name="co20" style:family="table-column">
      <style:table-column-properties fo:break-before="auto" style:column-width="0.7528in"/>
    </style:style>
    <style:style style:name="co21" style:family="table-column">
      <style:table-column-properties fo:break-before="auto" style:column-width="2.048in"/>
    </style:style>
    <style:style style:name="co22" style:family="table-column">
      <style:table-column-properties fo:break-before="auto" style:column-width="1.0681in"/>
    </style:style>
    <style:style style:name="co23" style:family="table-column">
      <style:table-column-properties fo:break-before="auto" style:column-width="0.9063in"/>
    </style:style>
    <style:style style:name="co24" style:family="table-column">
      <style:table-column-properties fo:break-before="auto" style:column-width="1.078in"/>
    </style:style>
    <style:style style:name="co25" style:family="table-column">
      <style:table-column-properties fo:break-before="auto" style:column-width="0.6437in"/>
    </style:style>
    <style:style style:name="co26" style:family="table-column">
      <style:table-column-properties fo:break-before="auto" style:column-width="2.9264in"/>
    </style:style>
    <style:style style:name="ro1" style:family="table-row">
      <style:table-row-properties style:row-height="0.89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228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4346in" fo:break-before="auto" style:use-optimal-row-height="true"/>
    </style:style>
    <style:style style:name="ro8" style:family="table-row">
      <style:table-row-properties style:row-height="1.2638in" fo:break-before="auto" style:use-optimal-row-height="true"/>
    </style:style>
    <style:style style:name="ro9" style:family="table-row">
      <style:table-row-properties style:row-height="1.4717in" fo:break-before="auto" style:use-optimal-row-height="tru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8492in" fo:break-before="auto" style:use-optimal-row-height="true"/>
    </style:style>
    <style:style style:name="ro12" style:family="table-row">
      <style:table-row-properties style:row-height="1.6783in" fo:break-before="auto" style:use-optimal-row-height="true"/>
    </style:style>
    <style:style style:name="ro13" style:family="table-row">
      <style:table-row-properties style:row-height="2.5075in" fo:break-before="auto" style:use-optimal-row-height="true"/>
    </style:style>
    <style:style style:name="ro14" style:family="table-row">
      <style:table-row-properties style:row-height="2.0929in" fo:break-before="auto" style:use-optimal-row-height="true"/>
    </style:style>
    <style:style style:name="ta1" style:family="table" style:master-page-name="PageStyle_5f_OpCod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16-Bit_20_Computer_20_From_20_Scratch">
      <style:table-properties table:display="true" style:writing-mode="lr-tb"/>
    </style:style>
    <style:style style:name="ce8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0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 style:data-style-name="N0">
      <style:table-cell-properties fo:border-bottom="none" fo:background-color="#e2f0d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9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0">
      <style:table-cell-properties fo:border-bottom="0.74pt solid #000000" fo:background-color="#fbe5d6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 style:data-style-name="N0">
      <style:table-cell-properties fo:border-bottom="none" fo:background-color="#e2f0d9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0">
      <style:table-cell-properties fo:border-bottom="0.74pt solid #000000" fo:background-color="#fbe5d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Default" style:data-style-name="N0">
      <style:table-cell-properties fo:background-color="#e2f0d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9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0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0">
      <style:table-cell-properties fo:border-bottom="0.74pt solid #000000" fo:background-color="#fbe5d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 style:data-style-name="N0">
      <style:table-cell-properties fo:border-bottom="none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13" style:family="table-cell" style:parent-style-name="Default" style:data-style-name="N0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 style:data-style-name="N0">
      <style:table-cell-properties fo:background-color="#fbe5d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0">
      <style:table-cell-properties fo:background-color="#fff2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0">
      <style:table-cell-properties fo:border-bottom="0.74pt solid #000000" fo:background-color="#d0cec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45" style:rotation-align="bottom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Default" style:data-style-name="N0">
      <style:table-cell-properties fo:border-bottom="none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0">
      <style:table-cell-properties fo:border-bottom="2.24pt solid #000000" fo:background-color="#ffff00" style:cell-protect="protected" style:print-content="true" style:text-align-source="fix" style:repeat-content="false" fo:wrap-option="no-wrap" fo:border-left="2.24pt solid #000000" style:direction="ltr" fo:border-right="none" style:rotation-angle="0" style:rotation-align="none" style:shrink-to-fit="false" fo:border-top="2.24pt solid #000000" style:vertical-align="bottom" loext:vertical-justify="auto"/>
      <style:paragraph-properties fo:text-align="center" css3t:text-justify="auto" fo:margin-left="0in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12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9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23" style:family="table-cell" style:parent-style-name="Default" style:data-style-name="N0">
      <style:table-cell-properties fo:border-bottom="2.24pt solid #000000" fo:background-color="#ffff00" style:cell-protect="protected" style:print-content="true" style:text-align-source="fix" style:repeat-content="false" fo:wrap-option="no-wrap" fo:border-left="none" style:direction="ltr" fo:border-right="2.24pt solid #000000" style:rotation-angle="0" style:rotation-align="none" style:shrink-to-fit="false" fo:border-top="2.24pt solid #000000" style:vertical-align="bottom" loext:vertical-justify="auto"/>
      <style:paragraph-properties fo:text-align="center" css3t:text-justify="auto" fo:margin-left="0in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1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9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78" style:family="table-cell" style:parent-style-name="Default">
      <style:text-properties fo:font-size="8pt" style:font-size-asian="8pt" style:font-size-complex="8pt"/>
    </style:style>
    <style:style style:name="ce15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15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5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5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58" style:family="table-cell" style:parent-style-name="Default" style:data-style-name="N16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67" style:family="table-cell" style:parent-style-name="Default">
      <style:table-cell-properties style:vertical-align="middle"/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71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63" style:family="table-cell" style:parent-style-name="Default">
      <style:table-cell-properties fo:background-color="#dddddd" style:vertical-align="middle"/>
    </style:style>
    <style:style style:name="ce64" style:family="table-cell" style:parent-style-name="Default">
      <style:table-cell-properties fo:border="none" style:vertical-align="middle"/>
    </style:style>
    <style:style style:name="ce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000000" style:font-name="Calibri" fo:font-size="11pt" fo:font-weight="bold" style:text-underline-style="none" style:text-underline-color="font-color" style:text-line-through-type="none" style:text-outline="false" fo:text-shadow="none" style:text-position="0% 100%" style:font-size-asian="11pt" style:font-size-complex="11pt" style:font-weight-asian="bold" style:font-weight-complex="bold" fo:font-style="italic" style:font-style-asian="italic" style:font-style-complex="italic"/>
    </style:style>
    <style:style style:name="T4" style:family="text">
      <style:text-properties fo:color="#000000" style:font-name="Calibri" fo:font-size="11pt" fo:font-weight="bold" style:text-underline-style="none" style:text-underline-color="font-color" style:text-line-through-type="none" style:text-outline="false" fo:text-shadow="none" style:text-position="0% 100%" style:font-size-asian="11pt" style:font-size-complex="11pt" style:font-weight-asian="bold" style:font-weight-complex="bold" fo:font-style="normal" style:font-style-asian="normal" style:font-style-complex="normal"/>
    </style:style>
    <style:style style:name="T5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9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text-emphasize="none" style:font-relief="none" style:text-overline-style="none" style:text-overline-color="font-color" fo:font-weight="normal" fo:font-style="italic" style:font-weight-asian="normal" style:font-weight-complex="normal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  <style:style style:name="T12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13" style:family="text">
      <style:text-properties fo:font-weight="bold" fo:font-style="normal" style:font-weight-asian="bold" style:font-weight-complex="bold" style:font-style-asian="normal" style:font-style-complex="normal"/>
    </style:style>
    <style:style style:name="T14" style:family="text">
      <style:text-properties fo:font-style="normal" style:font-style-asian="normal" style:font-style-complex="normal" fo:font-weight="normal" style:font-weight-asian="normal" style:font-weight-complex="normal"/>
    </style:style>
    <style:style style:name="T1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16" style:family="text">
      <style:text-properties fo:color="#3465a4" fo:font-weight="bold" fo:font-style="normal" style:font-weight-asian="bold" style:font-weight-complex="bold" style:font-style-asian="normal" style:font-style-complex="normal"/>
    </style:style>
    <style:style style:name="T17" style:family="text">
      <style:text-properties fo:color="#3465a4" fo:font-weight="normal" fo:font-style="italic" style:font-weight-asian="normal" style:font-weight-complex="normal" style:font-style-asian="italic" style:font-style-complex="italic"/>
    </style:style>
    <style:style style:name="T18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20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text-emphasize="none" style:font-relief="none" style:text-overline-style="none" style:text-overline-color="font-color" style:font-weight-asian="normal" style:font-weight-complex="normal" fo:font-style="italic" style:font-style-asian="italic" style:font-style-complex="italic"/>
    </style:style>
    <style:style style:name="T21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text-emphasize="none" style:font-relief="none" style:text-overline-style="none" style:text-overline-color="font-color" style:font-weight-asian="normal" style:font-weight-complex="normal" fo:font-style="normal" style:font-style-asian="normal" style:font-style-complex="normal"/>
    </style:style>
    <style:style style:name="T2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color="#3465a4" fo:font-weight="bold" style:font-weight-asian="bold" style:font-weight-complex="bold"/>
    </style:style>
    <style:style style:name="T24" style:family="text">
      <style:text-properties fo:color="#3465a4"/>
    </style:style>
    <style:style style:name="T25" style:family="text">
      <style:text-properties fo:color="#3465a4" fo:font-style="italic" style:font-style-asian="italic" style:font-style-complex="italic"/>
    </style:style>
    <style:style style:name="T26" style:family="text">
      <style:text-properties fo:color="#3465a4"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color="#3465a4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8" style:family="text">
      <style:text-properties fo:color="#3465a4" style:font-name="Calibri" fo:font-size="11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pCodes" table:style-name="ta1">
        <office:forms form:automatic-focus="false" form:apply-design-mode="false"/>
        <table:table-column table:style-name="co1" table:default-cell-style-name="ce89"/>
        <table:table-column table:style-name="co2" table:default-cell-style-name="ce89"/>
        <table:table-column table:style-name="co3" table:number-columns-repeated="2" table:default-cell-style-name="ce91"/>
        <table:table-column table:style-name="co3" table:visibility="collapse" table:default-cell-style-name="ce91"/>
        <table:table-column table:style-name="co3" table:default-cell-style-name="ce91"/>
        <table:table-column table:style-name="co3" table:visibility="collapse" table:default-cell-style-name="ce91"/>
        <table:table-column table:style-name="co3" table:number-columns-repeated="2" table:default-cell-style-name="ce91"/>
        <table:table-column table:style-name="co3" table:visibility="collapse" table:number-columns-repeated="2" table:default-cell-style-name="ce91"/>
        <table:table-column table:style-name="co4" table:default-cell-style-name="ce91"/>
        <table:table-column table:style-name="co5" table:default-cell-style-name="ce91"/>
        <table:table-column table:style-name="co6" table:default-cell-style-name="ce91"/>
        <table:table-column table:style-name="co7" table:default-cell-style-name="ce91"/>
        <table:table-column table:style-name="co5" table:number-columns-repeated="2" table:default-cell-style-name="ce91"/>
        <table:table-column table:style-name="co8" table:number-columns-repeated="4" table:default-cell-style-name="ce89"/>
        <table:table-column table:style-name="co8" table:number-columns-repeated="16354" table:default-cell-style-name="Default"/>
        <table:table-column table:style-name="co4" table:number-columns-repeated="9" table:default-cell-style-name="ce89"/>
        <table:table-row table:style-name="ro1">
          <table:table-cell table:style-name="ce87" office:value-type="string" calcext:value-type="string">
            <text:p>Instruction</text:p>
          </table:table-cell>
          <table:table-cell table:style-name="ce90" office:value-type="string" calcext:value-type="string">
            <text:p>OpCode</text:p>
          </table:table-cell>
          <table:table-cell table:style-name="ce95" office:value-type="string" calcext:value-type="string">
            <text:p>None</text:p>
          </table:table-cell>
          <table:table-cell table:style-name="ce98" office:value-type="string" calcext:value-type="string">
            <text:p>Imm</text:p>
          </table:table-cell>
          <table:table-cell table:style-name="ce106" office:value-type="string" calcext:value-type="string">
            <text:p>Imm_Ind</text:p>
          </table:table-cell>
          <table:table-cell table:style-name="ce106" office:value-type="string" calcext:value-type="string">
            <text:p>Reg</text:p>
          </table:table-cell>
          <table:table-cell table:style-name="ce111" office:value-type="string" calcext:value-type="string">
            <text:p>Reg_Ind</text:p>
          </table:table-cell>
          <table:table-cell table:style-name="ce113" office:value-type="string" calcext:value-type="string">
            <text:p>Reg,Reg</text:p>
          </table:table-cell>
          <table:table-cell table:style-name="ce113" office:value-type="string" calcext:value-type="string">
            <text:p>Reg,Imm</text:p>
          </table:table-cell>
          <table:table-cell table:style-name="ce113" office:value-type="string" calcext:value-type="string">
            <text:p>Imm_Ind,Reg</text:p>
          </table:table-cell>
          <table:table-cell table:style-name="ce116" office:value-type="string" calcext:value-type="string">
            <text:p>Reg,Imm_Ind</text:p>
          </table:table-cell>
          <table:table-cell table:style-name="ce90"/>
          <table:table-cell table:style-name="ce90" office:value-type="string" calcext:value-type="string">
            <text:p>12-Bit</text:p>
            <text:p>Instruction</text:p>
            <text:p>Count</text:p>
          </table:table-cell>
          <table:table-cell table:style-name="ce90" office:value-type="string" calcext:value-type="string">
            <text:p>ALU</text:p>
            <text:p>OP?</text:p>
          </table:table-cell>
          <table:table-cell table:style-name="ce127" office:value-type="string" calcext:value-type="string">
            <text:p>Bits Req</text:p>
          </table:table-cell>
          <table:table-cell table:style-name="ce90" office:value-type="string" calcext:value-type="string">
            <text:p>Actual</text:p>
            <text:p>Instruction</text:p>
            <text:p>Count</text:p>
          </table:table-cell>
          <table:table-cell table:style-name="ce127" office:value-type="string" calcext:value-type="string">
            <text:p>Recovered Instruction Count</text:p>
          </table:table-cell>
          <table:table-cell table:number-columns-repeated="16367"/>
        </table:table-row>
        <table:table-row table:style-name="ro2">
          <table:table-cell table:style-name="ce87"/>
          <table:table-cell table:style-name="ce90"/>
          <table:table-cell table:number-columns-repeated="3" table:style-name="ce87" office:value-type="float" office:value="1" calcext:value-type="float">
            <text:p>1</text:p>
          </table:table-cell>
          <table:table-cell table:number-columns-repeated="2" table:style-name="ce87" office:value-type="float" office:value="25" calcext:value-type="float">
            <text:p>25</text:p>
          </table:table-cell>
          <table:table-cell table:style-name="ce87" table:formula="of:=15*15" office:value-type="float" office:value="225" calcext:value-type="float">
            <text:p>225</text:p>
          </table:table-cell>
          <table:table-cell table:number-columns-repeated="2" table:style-name="ce87" office:value-type="float" office:value="25" calcext:value-type="float">
            <text:p>25</text:p>
          </table:table-cell>
          <table:table-cell table:style-name="ce117" office:value-type="float" office:value="25" calcext:value-type="float">
            <text:p>25</text:p>
          </table:table-cell>
          <table:table-cell table:style-name="ce90"/>
          <table:table-cell table:number-columns-repeated="16372"/>
        </table:table-row>
        <table:table-row table:style-name="ro2">
          <table:table-cell table:style-name="ce88" office:value-type="string" calcext:value-type="string">
            <text:p>Add</text:p>
          </table:table-cell>
          <table:table-cell table:style-name="ce91" office:value-type="string" calcext:value-type="string">
            <text:p>ADD</text:p>
          </table:table-cell>
          <table:table-cell table:style-name="ce96"/>
          <table:table-cell table:style-name="ce99"/>
          <table:table-cell table:style-name="ce108"/>
          <table:table-cell table:style-name="ce109"/>
          <table:table-cell table:style-name="ce112"/>
          <table:table-cell table:style-name="ce114" office:value-type="string" calcext:value-type="string">
            <text:p>X</text:p>
          </table:table-cell>
          <table:table-cell table:style-name="ce115" office:value-type="string" calcext:value-type="string">
            <text:p>X</text:p>
          </table:table-cell>
          <table:table-cell table:style-name="ce115"/>
          <table:table-cell table:style-name="ce118"/>
          <table:table-cell/>
          <table:table-cell table:style-name="ce93" table:formula="of:=['16-Bit Computer From Scratch'.$I$2]*['16-Bit Computer From Scratch'.$J$2]" office:value-type="float" office:value="196" calcext:value-type="float">
            <text:p>196</text:p>
          </table:table-cell>
          <table:table-cell table:style-name="ce93" office:value-type="string" calcext:value-type="string">
            <text:p>Y</text:p>
          </table:table-cell>
          <table:table-cell table:style-name="ce93" table:number-columns-repeated="2"/>
          <table:table-cell table:style-name="ce93" table:formula="of:=IF(ISBLANK([.P3]);&quot; &quot;;[.M3]-[.P3])" office:value-type="string" office:string-value=" " calcext:value-type="string">
            <text:p><text:s/></text:p>
          </table:table-cell>
          <table:table-cell table:style-name="ce128" table:number-columns-repeated="4"/>
          <table:table-cell table:style-name="ce89"/>
          <table:table-cell table:style-name="ce128" table:number-columns-repeated="16362"/>
        </table:table-row>
        <table:table-row table:style-name="ro2">
          <table:table-cell table:style-name="ce88" office:value-type="string" calcext:value-type="string">
            <text:p>Add with Carry</text:p>
          </table:table-cell>
          <table:table-cell table:style-name="ce91" office:value-type="string" calcext:value-type="string">
            <text:p>ADC</text:p>
          </table:table-cell>
          <table:table-cell table:style-name="ce96"/>
          <table:table-cell table:style-name="ce99"/>
          <table:table-cell table:style-name="ce108"/>
          <table:table-cell table:style-name="ce109"/>
          <table:table-cell table:style-name="ce112"/>
          <table:table-cell table:style-name="ce114" office:value-type="string" calcext:value-type="string">
            <text:p>X</text:p>
          </table:table-cell>
          <table:table-cell table:style-name="ce115" office:value-type="string" calcext:value-type="string">
            <text:p>X</text:p>
          </table:table-cell>
          <table:table-cell table:style-name="ce115"/>
          <table:table-cell table:style-name="ce118"/>
          <table:table-cell/>
          <table:table-cell table:formula="of:=['16-Bit Computer From Scratch'.$I$2]*['16-Bit Computer From Scratch'.$J$2]" office:value-type="float" office:value="196" calcext:value-type="float">
            <text:p>19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4]);&quot; &quot;;[.M4]-[.P4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88" office:value-type="string" calcext:value-type="string">
            <text:p>Bitwise And</text:p>
          </table:table-cell>
          <table:table-cell table:style-name="ce91" office:value-type="string" calcext:value-type="string">
            <text:p>AND</text:p>
          </table:table-cell>
          <table:table-cell table:style-name="ce96"/>
          <table:table-cell table:style-name="ce99"/>
          <table:table-cell table:style-name="ce108"/>
          <table:table-cell table:style-name="ce109"/>
          <table:table-cell table:style-name="ce112"/>
          <table:table-cell table:style-name="ce114" office:value-type="string" calcext:value-type="string">
            <text:p>X</text:p>
          </table:table-cell>
          <table:table-cell table:style-name="ce115" office:value-type="string" calcext:value-type="string">
            <text:p>X</text:p>
          </table:table-cell>
          <table:table-cell table:style-name="ce115"/>
          <table:table-cell table:style-name="ce118"/>
          <table:table-cell/>
          <table:table-cell table:formula="of:=['16-Bit Computer From Scratch'.$L$2]*['16-Bit Computer From Scratch'.$M$2]" office:value-type="float" office:value="506" calcext:value-type="float">
            <text:p>50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5]);&quot; &quot;;[.M5]-[.P5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88" office:value-type="string" calcext:value-type="string">
            <text:p>Arithmetic Shift Left (into Carry; 0-Fill)</text:p>
          </table:table-cell>
          <table:table-cell table:style-name="ce91" office:value-type="string" calcext:value-type="string">
            <text:p>ASL</text:p>
          </table:table-cell>
          <table:table-cell table:style-name="ce96"/>
          <table:table-cell table:style-name="ce99"/>
          <table:table-cell table:style-name="ce108"/>
          <table:table-cell table:style-name="ce110" office:value-type="string" calcext:value-type="string">
            <text:p>X</text:p>
          </table:table-cell>
          <table:table-cell table:style-name="ce112"/>
          <table:table-cell table:style-name="ce114"/>
          <table:table-cell table:style-name="ce115" table:number-columns-repeated="2"/>
          <table:table-cell table:style-name="ce118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16370"/>
        </table:table-row>
        <table:table-row table:style-name="ro2">
          <table:table-cell table:style-name="ce88" office:value-type="string" calcext:value-type="string">
            <text:p>Arithmetic Shift Right (Into Carry; Sign-Fill)</text:p>
          </table:table-cell>
          <table:table-cell table:style-name="ce91" office:value-type="string" calcext:value-type="string">
            <text:p>ASR</text:p>
          </table:table-cell>
          <table:table-cell table:style-name="ce96"/>
          <table:table-cell table:style-name="ce99"/>
          <table:table-cell table:style-name="ce108"/>
          <table:table-cell table:style-name="ce110" office:value-type="string" calcext:value-type="string">
            <text:p>X</text:p>
          </table:table-cell>
          <table:table-cell table:style-name="ce112"/>
          <table:table-cell table:style-name="ce114"/>
          <table:table-cell table:style-name="ce115" table:number-columns-repeated="2"/>
          <table:table-cell table:style-name="ce118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7]);&quot; &quot;;[.M7]-[.P7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88" office:value-type="string" calcext:value-type="string">
            <text:p>Break</text:p>
          </table:table-cell>
          <table:table-cell table:style-name="ce91" office:value-type="string" calcext:value-type="string">
            <text:p>BRK</text:p>
          </table:table-cell>
          <table:table-cell table:style-name="ce96" office:value-type="string" calcext:value-type="string">
            <text:p>X</text:p>
          </table:table-cell>
          <table:table-cell table:style-name="ce99"/>
          <table:table-cell table:style-name="ce108"/>
          <table:table-cell table:style-name="ce109"/>
          <table:table-cell table:style-name="ce112"/>
          <table:table-cell table:style-name="ce114"/>
          <table:table-cell table:style-name="ce115" table:number-columns-repeated="2"/>
          <table:table-cell table:style-name="ce118"/>
          <table:table-cell/>
          <table:table-cell table:formula="of:=SUMIF([.C8:.K8];&quot;X&quot;;[.$C$2:.$K$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ISBLANK([.P8]);&quot; &quot;;[.M8]-[.P8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88" office:value-type="string" calcext:value-type="string">
            <text:p>Branch to Subroutine</text:p>
          </table:table-cell>
          <table:table-cell table:style-name="ce91" office:value-type="string" calcext:value-type="string">
            <text:p>BSR</text:p>
          </table:table-cell>
          <table:table-cell table:style-name="ce96"/>
          <table:table-cell table:style-name="ce99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style-name="ce112" office:value-type="string" calcext:value-type="string">
            <text:p>X</text:p>
          </table:table-cell>
          <table:table-cell table:style-name="ce114"/>
          <table:table-cell table:style-name="ce115" table:number-columns-repeated="2"/>
          <table:table-cell table:style-name="ce118"/>
          <table:table-cell/>
          <table:table-cell table:formula="of:=['16-Bit Computer From Scratch'.$Y$2]" office:value-type="float" office:value="14" calcext:value-type="float">
            <text:p>14</text:p>
          </table:table-cell>
          <table:table-cell table:number-columns-repeated="3"/>
          <table:table-cell table:formula="of:=IF(ISBLANK([.P9]);&quot; &quot;;[.M9]-[.P9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88" office:value-type="string" calcext:value-type="string">
            <text:p>Clear Carry</text:p>
          </table:table-cell>
          <table:table-cell table:style-name="ce91" office:value-type="string" calcext:value-type="string">
            <text:p>CLC</text:p>
          </table:table-cell>
          <table:table-cell table:style-name="ce96" office:value-type="string" calcext:value-type="string">
            <text:p>X</text:p>
          </table:table-cell>
          <table:table-cell table:style-name="ce99"/>
          <table:table-cell table:style-name="ce108"/>
          <table:table-cell table:style-name="ce109"/>
          <table:table-cell table:style-name="ce112"/>
          <table:table-cell table:style-name="ce114"/>
          <table:table-cell table:style-name="ce115" table:number-columns-repeated="2"/>
          <table:table-cell table:style-name="ce118"/>
          <table:table-cell/>
          <table:table-cell table:formula="of:=SUMIF([.C10:.K10];&quot;X&quot;;[.$C$2:.$K$2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10]);&quot; &quot;;[.M10]-[.P10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88" office:value-type="string" calcext:value-type="string">
            <text:p>Clear Overflow</text:p>
          </table:table-cell>
          <table:table-cell table:style-name="ce91" office:value-type="string" calcext:value-type="string">
            <text:p>CLV</text:p>
          </table:table-cell>
          <table:table-cell table:style-name="ce96" office:value-type="string" calcext:value-type="string">
            <text:p>X</text:p>
          </table:table-cell>
          <table:table-cell table:style-name="ce99"/>
          <table:table-cell table:style-name="ce108"/>
          <table:table-cell table:style-name="ce109"/>
          <table:table-cell table:style-name="ce112"/>
          <table:table-cell table:style-name="ce114"/>
          <table:table-cell table:style-name="ce115" table:number-columns-repeated="2"/>
          <table:table-cell table:style-name="ce118"/>
          <table:table-cell/>
          <table:table-cell table:style-name="ce94" table:formula="of:=SUMIF([.C11:.K11];&quot;X&quot;;[.$C$2:.$K$2])" office:value-type="float" office:value="1" calcext:value-type="float">
            <text:p>1</text:p>
          </table:table-cell>
          <table:table-cell table:style-name="ce94" office:value-type="string" calcext:value-type="string">
            <text:p>Y</text:p>
          </table:table-cell>
          <table:table-cell table:style-name="ce94" table:number-columns-repeated="2"/>
          <table:table-cell table:style-name="ce94" table:formula="of:=IF(ISBLANK([.P11]);&quot; &quot;;[.M11]-[.P11])" office:value-type="string" office:string-value=" " calcext:value-type="string">
            <text:p><text:s/></text:p>
          </table:table-cell>
          <table:table-cell table:style-name="ce128" table:number-columns-repeated="4"/>
          <table:table-cell table:style-name="ce89"/>
          <table:table-cell table:style-name="ce128" table:number-columns-repeated="16362"/>
        </table:table-row>
        <table:table-row table:style-name="ro2">
          <table:table-cell table:style-name="ce88" office:value-type="string" calcext:value-type="string">
            <text:p>Compare using Subtract</text:p>
          </table:table-cell>
          <table:table-cell table:style-name="ce91" office:value-type="string" calcext:value-type="string">
            <text:p>CMP</text:p>
          </table:table-cell>
          <table:table-cell table:style-name="ce96"/>
          <table:table-cell table:style-name="ce99"/>
          <table:table-cell table:style-name="ce108"/>
          <table:table-cell table:style-name="ce109"/>
          <table:table-cell table:style-name="ce112"/>
          <table:table-cell table:style-name="ce114" office:value-type="string" calcext:value-type="string">
            <text:p>X</text:p>
          </table:table-cell>
          <table:table-cell table:style-name="ce115" office:value-type="string" calcext:value-type="string">
            <text:p>X</text:p>
          </table:table-cell>
          <table:table-cell table:style-name="ce115"/>
          <table:table-cell table:style-name="ce118"/>
          <table:table-cell/>
          <table:table-cell table:formula="of:=['16-Bit Computer From Scratch'.$I$2]*['16-Bit Computer From Scratch'.$J$2]" office:value-type="float" office:value="196" calcext:value-type="float">
            <text:p>19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12]);&quot; &quot;;[.M12]-[.P12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88" office:value-type="string" calcext:value-type="string">
            <text:p>Decrement</text:p>
          </table:table-cell>
          <table:table-cell table:style-name="ce91" office:value-type="string" calcext:value-type="string">
            <text:p>DEC</text:p>
          </table:table-cell>
          <table:table-cell table:style-name="ce96"/>
          <table:table-cell table:style-name="ce99"/>
          <table:table-cell table:style-name="ce108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style-name="ce112" office:value-type="string" calcext:value-type="string">
            <text:p>X</text:p>
          </table:table-cell>
          <table:table-cell table:style-name="ce114"/>
          <table:table-cell table:style-name="ce115" table:number-columns-repeated="2"/>
          <table:table-cell table:style-name="ce118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13]);&quot; &quot;;[.M13]-[.P13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88" office:value-type="string" calcext:value-type="string">
            <text:p>Get I/O Device Status</text:p>
          </table:table-cell>
          <table:table-cell table:style-name="ce91" office:value-type="string" calcext:value-type="string">
            <text:p>IN</text:p>
          </table:table-cell>
          <table:table-cell table:style-name="ce96"/>
          <table:table-cell table:style-name="ce99"/>
          <table:table-cell table:style-name="ce108"/>
          <table:table-cell table:style-name="ce109"/>
          <table:table-cell table:style-name="ce112"/>
          <table:table-cell table:style-name="ce114" office:value-type="string" calcext:value-type="string">
            <text:p>X</text:p>
          </table:table-cell>
          <table:table-cell table:style-name="ce115" table:number-columns-repeated="2"/>
          <table:table-cell table:style-name="ce118"/>
          <table:table-cell/>
          <table:table-cell table:formula="of:=['16-Bit Computer From Scratch'.$Q$2]*['16-Bit Computer From Scratch'.$R$2]" office:value-type="float" office:value="120" calcext:value-type="float">
            <text:p>120</text:p>
          </table:table-cell>
          <table:table-cell table:number-columns-repeated="3"/>
          <table:table-cell table:formula="of:=IF(ISBLANK([.P14]);&quot; &quot;;[.M14]-[.P14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88" office:value-type="string" calcext:value-type="string">
            <text:p>Increment</text:p>
          </table:table-cell>
          <table:table-cell table:style-name="ce91" office:value-type="string" calcext:value-type="string">
            <text:p>INC</text:p>
          </table:table-cell>
          <table:table-cell table:style-name="ce96"/>
          <table:table-cell table:style-name="ce99"/>
          <table:table-cell table:style-name="ce108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style-name="ce112" office:value-type="string" calcext:value-type="string">
            <text:p>X</text:p>
          </table:table-cell>
          <table:table-cell table:style-name="ce114"/>
          <table:table-cell table:style-name="ce115" table:number-columns-repeated="2"/>
          <table:table-cell table:style-name="ce118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table:number-columns-repeated="3"/>
          <table:table-cell table:formula="of:=IF(ISBLANK([.P15]);&quot; &quot;;[.M15]-[.P15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88" office:value-type="string" calcext:value-type="string">
            <text:p>Software Interrupt</text:p>
          </table:table-cell>
          <table:table-cell table:style-name="ce91" office:value-type="string" calcext:value-type="string">
            <text:p>INT</text:p>
          </table:table-cell>
          <table:table-cell table:style-name="ce96" office:value-type="string" calcext:value-type="string">
            <text:p>X</text:p>
          </table:table-cell>
          <table:table-cell table:style-name="ce99"/>
          <table:table-cell table:style-name="ce108"/>
          <table:table-cell table:style-name="ce109"/>
          <table:table-cell table:style-name="ce112"/>
          <table:table-cell table:style-name="ce114"/>
          <table:table-cell table:style-name="ce115" table:number-columns-repeated="2"/>
          <table:table-cell table:style-name="ce118"/>
          <table:table-cell/>
          <table:table-cell table:formula="of:=SUMIF([.C16:.K16];&quot;X&quot;;[.$C$2:.$K$2])" office:value-type="float" office:value="1" calcext:value-type="float">
            <text:p>1</text:p>
          </table:table-cell>
          <table:table-cell table:number-columns-repeated="3"/>
          <table:table-cell table:formula="of:=IF(ISBLANK([.P16]);&quot; &quot;;[.M16]-[.P16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88" office:value-type="string" calcext:value-type="string">
            <text:p>Interrupt Return</text:p>
          </table:table-cell>
          <table:table-cell table:style-name="ce91" office:value-type="string" calcext:value-type="string">
            <text:p>IRT</text:p>
          </table:table-cell>
          <table:table-cell table:style-name="ce96" office:value-type="string" calcext:value-type="string">
            <text:p>X</text:p>
          </table:table-cell>
          <table:table-cell table:style-name="ce99"/>
          <table:table-cell table:style-name="ce108"/>
          <table:table-cell table:style-name="ce109"/>
          <table:table-cell table:style-name="ce112"/>
          <table:table-cell table:style-name="ce114"/>
          <table:table-cell table:style-name="ce115" table:number-columns-repeated="2"/>
          <table:table-cell table:style-name="ce118"/>
          <table:table-cell/>
          <table:table-cell table:formula="of:=SUMIF([.C17:.K17];&quot;X&quot;;[.$C$2:.$K$2])" office:value-type="float" office:value="1" calcext:value-type="float">
            <text:p>1</text:p>
          </table:table-cell>
          <table:table-cell table:number-columns-repeated="3"/>
          <table:table-cell table:formula="of:=IF(ISBLANK([.P17]);&quot; &quot;;[.M17]-[.P17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88" office:value-type="string" calcext:value-type="string">
            <text:p>Jump</text:p>
          </table:table-cell>
          <table:table-cell table:style-name="ce91" office:value-type="string" calcext:value-type="string">
            <text:p>JMP</text:p>
          </table:table-cell>
          <table:table-cell table:style-name="ce96"/>
          <table:table-cell table:style-name="ce99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style-name="ce112" office:value-type="string" calcext:value-type="string">
            <text:p>X</text:p>
          </table:table-cell>
          <table:table-cell table:style-name="ce114"/>
          <table:table-cell table:style-name="ce115" table:number-columns-repeated="2"/>
          <table:table-cell table:style-name="ce118"/>
          <table:table-cell/>
          <table:table-cell table:formula="of:=['16-Bit Computer From Scratch'.$Y$2]"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ISBLANK([.P18]);&quot; &quot;;[.M18]-[.P18])" office:value-type="float" office:value="13" calcext:value-type="float">
            <text:p>13</text:p>
          </table:table-cell>
          <table:table-cell table:number-columns-repeated="16367"/>
        </table:table-row>
        <table:table-row table:style-name="ro2">
          <table:table-cell table:style-name="ce88" office:value-type="string" calcext:value-type="string">
            <text:p>Load from Memory</text:p>
          </table:table-cell>
          <table:table-cell table:style-name="ce91" office:value-type="string" calcext:value-type="string">
            <text:p>LOD</text:p>
          </table:table-cell>
          <table:table-cell table:style-name="ce96"/>
          <table:table-cell table:style-name="ce99"/>
          <table:table-cell table:style-name="ce108"/>
          <table:table-cell table:style-name="ce109"/>
          <table:table-cell table:style-name="ce112"/>
          <table:table-cell table:style-name="ce114"/>
          <table:table-cell table:style-name="ce115" table:number-columns-repeated="2"/>
          <table:table-cell table:style-name="ce118" office:value-type="string" calcext:value-type="string">
            <text:p>X</text:p>
          </table:table-cell>
          <table:table-cell/>
          <table:table-cell table:formula="of:=['16-Bit Computer From Scratch'.$W$2]" office:value-type="float" office:value="12" calcext:value-type="float">
            <text:p>12</text:p>
          </table:table-cell>
          <table:table-cell table:number-columns-repeated="3"/>
          <table:table-cell table:formula="of:=IF(ISBLANK([.P19]);&quot; &quot;;[.M19]-[.P19])" office:value-type="string" office:string-value=" " calcext:value-type="string">
            <text:p><text:s/></text:p>
          </table:table-cell>
          <table:table-cell table:number-columns-repeated="16358"/>
          <table:table-cell table:style-name="Default" table:number-columns-repeated="9"/>
        </table:table-row>
        <table:table-row table:style-name="ro2">
          <table:table-cell table:style-name="ce88" office:value-type="string" calcext:value-type="string">
            <text:p>Logical Shift Left (into Carry; 0-Fill)</text:p>
          </table:table-cell>
          <table:table-cell table:style-name="ce91" office:value-type="string" calcext:value-type="string">
            <text:p>LSL</text:p>
          </table:table-cell>
          <table:table-cell table:style-name="ce96"/>
          <table:table-cell table:style-name="ce99"/>
          <table:table-cell table:style-name="ce108"/>
          <table:table-cell table:style-name="ce110"/>
          <table:table-cell table:style-name="ce112"/>
          <table:table-cell table:style-name="ce114"/>
          <table:table-cell table:style-name="ce115" table:number-columns-repeated="2"/>
          <table:table-cell table:style-name="ce118"/>
          <table:table-cell office:value-type="string" calcext:value-type="string">
            <text:p>= ASL</text:p>
          </table:table-cell>
          <table:table-cell table:formula="of:=SUMIF([.C20:.K20];&quot;X&quot;;[.$C$2:.$K$2])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20]);&quot; &quot;;[.M20]-[.P20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88" office:value-type="string" calcext:value-type="string">
            <text:p>Logical Shift Right (into Carry; 0-Fill)</text:p>
          </table:table-cell>
          <table:table-cell table:style-name="ce91" office:value-type="string" calcext:value-type="string">
            <text:p>LSR</text:p>
          </table:table-cell>
          <table:table-cell table:style-name="ce96"/>
          <table:table-cell table:style-name="ce99"/>
          <table:table-cell table:style-name="ce108"/>
          <table:table-cell table:style-name="ce110" office:value-type="string" calcext:value-type="string">
            <text:p>X</text:p>
          </table:table-cell>
          <table:table-cell table:style-name="ce112"/>
          <table:table-cell table:style-name="ce114"/>
          <table:table-cell table:style-name="ce115" table:number-columns-repeated="2"/>
          <table:table-cell table:style-name="ce118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21]);&quot; &quot;;[.M21]-[.P21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88" office:value-type="string" calcext:value-type="string">
            <text:p>Move (Reg/Port to Reg/Port)</text:p>
          </table:table-cell>
          <table:table-cell table:style-name="ce91" office:value-type="string" calcext:value-type="string">
            <text:p>MOV</text:p>
          </table:table-cell>
          <table:table-cell table:style-name="ce96"/>
          <table:table-cell table:style-name="ce99"/>
          <table:table-cell table:style-name="ce108"/>
          <table:table-cell table:style-name="ce109"/>
          <table:table-cell table:style-name="ce112"/>
          <table:table-cell table:style-name="ce114" office:value-type="string" calcext:value-type="string">
            <text:p>X</text:p>
          </table:table-cell>
          <table:table-cell table:style-name="ce115" office:value-type="string" calcext:value-type="string">
            <text:p>X</text:p>
          </table:table-cell>
          <table:table-cell table:style-name="ce115"/>
          <table:table-cell table:style-name="ce118"/>
          <table:table-cell/>
          <table:table-cell table:formula="of:=[$'16-Bit Computer From Scratch'.F2]*[$'16-Bit Computer From Scratch'.G2]" office:value-type="float" office:value="624" calcext:value-type="float">
            <text:p>624</text:p>
          </table:table-cell>
          <table:table-cell table:number-columns-repeated="3"/>
          <table:table-cell table:formula="of:=IF(ISBLANK([.P22]);&quot; &quot;;[.M22]-[.P22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88" office:value-type="string" calcext:value-type="string">
            <text:p>Swap &amp; Move (Reg/Port)</text:p>
          </table:table-cell>
          <table:table-cell table:style-name="ce91" office:value-type="string" calcext:value-type="string">
            <text:p>MVS</text:p>
          </table:table-cell>
          <table:table-cell table:style-name="ce96"/>
          <table:table-cell table:style-name="ce99"/>
          <table:table-cell table:style-name="ce108"/>
          <table:table-cell table:style-name="ce109"/>
          <table:table-cell table:style-name="ce112"/>
          <table:table-cell table:style-name="ce114"/>
          <table:table-cell table:style-name="ce115" table:number-columns-repeated="2"/>
          <table:table-cell table:style-name="ce118"/>
          <table:table-cell/>
          <table:table-cell table:formula="of:=['16-Bit Computer From Scratch'.$AA$2]*['16-Bit Computer From Scratch'.$AB$2]*2" office:value-type="float" office:value="240" calcext:value-type="float">
            <text:p>240</text:p>
          </table:table-cell>
          <table:table-cell table:number-columns-repeated="3"/>
          <table:table-cell table:formula="of:=IF(ISBLANK([.P23]);&quot; &quot;;[.M23]-[.P23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88" office:value-type="string" calcext:value-type="string">
            <text:p>Negate (2's Complement)</text:p>
          </table:table-cell>
          <table:table-cell table:style-name="ce91" office:value-type="string" calcext:value-type="string">
            <text:p>NEG</text:p>
          </table:table-cell>
          <table:table-cell table:style-name="ce96"/>
          <table:table-cell table:style-name="ce99"/>
          <table:table-cell table:style-name="ce108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style-name="ce112" office:value-type="string" calcext:value-type="string">
            <text:p>X</text:p>
          </table:table-cell>
          <table:table-cell table:style-name="ce114"/>
          <table:table-cell table:style-name="ce115" table:number-columns-repeated="2"/>
          <table:table-cell table:style-name="ce118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24]);&quot; &quot;;[.M24]-[.P24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88" office:value-type="string" calcext:value-type="string">
            <text:p>No Operation</text:p>
          </table:table-cell>
          <table:table-cell table:style-name="ce91" office:value-type="string" calcext:value-type="string">
            <text:p>NOP</text:p>
          </table:table-cell>
          <table:table-cell table:style-name="ce96" office:value-type="string" calcext:value-type="string">
            <text:p>X</text:p>
          </table:table-cell>
          <table:table-cell table:style-name="ce99"/>
          <table:table-cell table:style-name="ce108"/>
          <table:table-cell table:style-name="ce109"/>
          <table:table-cell table:style-name="ce112"/>
          <table:table-cell table:style-name="ce114"/>
          <table:table-cell table:style-name="ce115" table:number-columns-repeated="2"/>
          <table:table-cell table:style-name="ce118"/>
          <table:table-cell/>
          <table:table-cell table:formula="of:=SUMIF([.C25:.K25];&quot;X&quot;;[.$C$2:.$K$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ISBLANK([.P25]);&quot; &quot;;[.M25]-[.P25])" office:value-type="float" office:value="0" calcext:value-type="float">
            <text:p>0</text:p>
          </table:table-cell>
          <table:table-cell table:number-columns-repeated="16367"/>
        </table:table-row>
        <table:table-row table:style-name="ro2">
          <table:table-cell table:style-name="ce88" office:value-type="string" calcext:value-type="string">
            <text:p>Bitwise Not</text:p>
          </table:table-cell>
          <table:table-cell table:style-name="ce91" office:value-type="string" calcext:value-type="string">
            <text:p>NOT</text:p>
          </table:table-cell>
          <table:table-cell table:style-name="ce96"/>
          <table:table-cell table:style-name="ce99"/>
          <table:table-cell table:style-name="ce108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style-name="ce112" office:value-type="string" calcext:value-type="string">
            <text:p>X</text:p>
          </table:table-cell>
          <table:table-cell table:style-name="ce114"/>
          <table:table-cell table:style-name="ce115" table:number-columns-repeated="2"/>
          <table:table-cell table:style-name="ce118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26]);&quot; &quot;;[.M26]-[.P26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88" office:value-type="string" calcext:value-type="string">
            <text:p>Bitwise Or</text:p>
          </table:table-cell>
          <table:table-cell table:style-name="ce91" office:value-type="string" calcext:value-type="string">
            <text:p>OR</text:p>
          </table:table-cell>
          <table:table-cell table:style-name="ce96"/>
          <table:table-cell table:style-name="ce99"/>
          <table:table-cell table:style-name="ce108"/>
          <table:table-cell table:style-name="ce109"/>
          <table:table-cell table:style-name="ce112"/>
          <table:table-cell table:style-name="ce114" office:value-type="string" calcext:value-type="string">
            <text:p>X</text:p>
          </table:table-cell>
          <table:table-cell table:style-name="ce115" office:value-type="string" calcext:value-type="string">
            <text:p>X</text:p>
          </table:table-cell>
          <table:table-cell table:style-name="ce115"/>
          <table:table-cell table:style-name="ce118"/>
          <table:table-cell/>
          <table:table-cell table:formula="of:=['16-Bit Computer From Scratch'.$L$2]*['16-Bit Computer From Scratch'.$M$2]" office:value-type="float" office:value="506" calcext:value-type="float">
            <text:p>50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27]);&quot; &quot;;[.M27]-[.P27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88" office:value-type="string" calcext:value-type="string">
            <text:p>Control I/O Device</text:p>
          </table:table-cell>
          <table:table-cell table:style-name="ce91" office:value-type="string" calcext:value-type="string">
            <text:p>OUT</text:p>
          </table:table-cell>
          <table:table-cell table:style-name="ce96"/>
          <table:table-cell table:style-name="ce99"/>
          <table:table-cell table:style-name="ce108"/>
          <table:table-cell table:style-name="ce109"/>
          <table:table-cell table:style-name="ce112"/>
          <table:table-cell table:style-name="ce114" office:value-type="string" calcext:value-type="string">
            <text:p>X</text:p>
          </table:table-cell>
          <table:table-cell table:style-name="ce115" office:value-type="string" calcext:value-type="string">
            <text:p>X</text:p>
          </table:table-cell>
          <table:table-cell table:style-name="ce115"/>
          <table:table-cell table:style-name="ce118"/>
          <table:table-cell/>
          <table:table-cell table:formula="of:=['16-Bit Computer From Scratch'.$T$2]*['16-Bit Computer From Scratch'.$U$2]" office:value-type="float" office:value="130" calcext:value-type="float">
            <text:p>130</text:p>
          </table:table-cell>
          <table:table-cell table:number-columns-repeated="3"/>
          <table:table-cell table:formula="of:=IF(ISBLANK([.P28]);&quot; &quot;;[.M28]-[.P28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88" office:value-type="string" calcext:value-type="string">
            <text:p>Return from Subroutine</text:p>
          </table:table-cell>
          <table:table-cell table:style-name="ce91" office:value-type="string" calcext:value-type="string">
            <text:p>RET</text:p>
          </table:table-cell>
          <table:table-cell table:style-name="ce96" office:value-type="string" calcext:value-type="string">
            <text:p>X</text:p>
          </table:table-cell>
          <table:table-cell table:style-name="ce99"/>
          <table:table-cell table:style-name="ce108"/>
          <table:table-cell table:style-name="ce109"/>
          <table:table-cell table:style-name="ce112"/>
          <table:table-cell table:style-name="ce114"/>
          <table:table-cell table:style-name="ce115" table:number-columns-repeated="2"/>
          <table:table-cell table:style-name="ce118"/>
          <table:table-cell/>
          <table:table-cell table:formula="of:=SUMIF([.C29:.K29];&quot;X&quot;;[.$C$2:.$K$2])" office:value-type="float" office:value="1" calcext:value-type="float">
            <text:p>1</text:p>
          </table:table-cell>
          <table:table-cell table:number-columns-repeated="3"/>
          <table:table-cell table:formula="of:=IF(ISBLANK([.P29]);&quot; &quot;;[.M29]-[.P29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88" office:value-type="string" calcext:value-type="string">
            <text:p>Rotate Left (through Carry)</text:p>
          </table:table-cell>
          <table:table-cell table:style-name="ce91" office:value-type="string" calcext:value-type="string">
            <text:p>RCL</text:p>
          </table:table-cell>
          <table:table-cell table:style-name="ce96"/>
          <table:table-cell table:style-name="ce99"/>
          <table:table-cell table:style-name="ce108"/>
          <table:table-cell table:style-name="ce110" office:value-type="string" calcext:value-type="string">
            <text:p>X</text:p>
          </table:table-cell>
          <table:table-cell table:style-name="ce112"/>
          <table:table-cell table:style-name="ce114"/>
          <table:table-cell table:style-name="ce115" table:number-columns-repeated="2"/>
          <table:table-cell table:style-name="ce118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0]);&quot; &quot;;[.M30]-[.P30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88" office:value-type="string" calcext:value-type="string">
            <text:p>Rotate Right (through Carry)</text:p>
          </table:table-cell>
          <table:table-cell table:style-name="ce91" office:value-type="string" calcext:value-type="string">
            <text:p>RCR</text:p>
          </table:table-cell>
          <table:table-cell table:style-name="ce96"/>
          <table:table-cell table:style-name="ce99"/>
          <table:table-cell table:style-name="ce108"/>
          <table:table-cell table:style-name="ce110" office:value-type="string" calcext:value-type="string">
            <text:p>X</text:p>
          </table:table-cell>
          <table:table-cell table:style-name="ce112"/>
          <table:table-cell table:style-name="ce114"/>
          <table:table-cell table:style-name="ce115" table:number-columns-repeated="2"/>
          <table:table-cell table:style-name="ce118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1]);&quot; &quot;;[.M31]-[.P31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88" office:value-type="string" calcext:value-type="string">
            <text:p>Subtract with Borrow</text:p>
          </table:table-cell>
          <table:table-cell table:style-name="ce91" office:value-type="string" calcext:value-type="string">
            <text:p>SBB</text:p>
          </table:table-cell>
          <table:table-cell table:style-name="ce96"/>
          <table:table-cell table:style-name="ce99"/>
          <table:table-cell table:style-name="ce108"/>
          <table:table-cell table:style-name="ce109"/>
          <table:table-cell table:style-name="ce112"/>
          <table:table-cell table:style-name="ce114" office:value-type="string" calcext:value-type="string">
            <text:p>X</text:p>
          </table:table-cell>
          <table:table-cell table:style-name="ce115" office:value-type="string" calcext:value-type="string">
            <text:p>X</text:p>
          </table:table-cell>
          <table:table-cell table:style-name="ce115"/>
          <table:table-cell table:style-name="ce118"/>
          <table:table-cell/>
          <table:table-cell table:formula="of:=['16-Bit Computer From Scratch'.$I$2]*['16-Bit Computer From Scratch'.$J$2]" office:value-type="float" office:value="196" calcext:value-type="float">
            <text:p>19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2]);&quot; &quot;;[.M32]-[.P32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88" office:value-type="string" calcext:value-type="string">
            <text:p>Set Carry</text:p>
          </table:table-cell>
          <table:table-cell table:style-name="ce91" office:value-type="string" calcext:value-type="string">
            <text:p>STC</text:p>
          </table:table-cell>
          <table:table-cell table:style-name="ce96" office:value-type="string" calcext:value-type="string">
            <text:p>X</text:p>
          </table:table-cell>
          <table:table-cell table:style-name="ce99"/>
          <table:table-cell table:style-name="ce108"/>
          <table:table-cell table:style-name="ce109"/>
          <table:table-cell table:style-name="ce112"/>
          <table:table-cell table:style-name="ce114"/>
          <table:table-cell table:style-name="ce115" table:number-columns-repeated="2"/>
          <table:table-cell table:style-name="ce118"/>
          <table:table-cell/>
          <table:table-cell table:formula="of:=SUMIF([.C33:.K33];&quot;X&quot;;[.$C$2:.$K$2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3]);&quot; &quot;;[.M33]-[.P33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88" office:value-type="string" calcext:value-type="string">
            <text:p>Store Value into Memory</text:p>
          </table:table-cell>
          <table:table-cell table:style-name="ce91" office:value-type="string" calcext:value-type="string">
            <text:p>STO</text:p>
          </table:table-cell>
          <table:table-cell table:style-name="ce96"/>
          <table:table-cell table:style-name="ce99"/>
          <table:table-cell table:style-name="ce108"/>
          <table:table-cell table:style-name="ce109"/>
          <table:table-cell table:style-name="ce112"/>
          <table:table-cell table:style-name="ce114"/>
          <table:table-cell table:style-name="ce115"/>
          <table:table-cell table:style-name="ce115" office:value-type="string" calcext:value-type="string">
            <text:p>X</text:p>
          </table:table-cell>
          <table:table-cell table:style-name="ce118"/>
          <table:table-cell/>
          <table:table-cell table:formula="of:=['16-Bit Computer From Scratch'.$W$2]" office:value-type="float" office:value="12" calcext:value-type="float">
            <text:p>12</text:p>
          </table:table-cell>
          <table:table-cell table:number-columns-repeated="3"/>
          <table:table-cell table:formula="of:=IF(ISBLANK([.P34]);&quot; &quot;;[.M34]-[.P34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88" office:value-type="string" calcext:value-type="string">
            <text:p>Set Overflow</text:p>
          </table:table-cell>
          <table:table-cell table:style-name="ce91" office:value-type="string" calcext:value-type="string">
            <text:p>STV</text:p>
          </table:table-cell>
          <table:table-cell table:style-name="ce96" office:value-type="string" calcext:value-type="string">
            <text:p>X</text:p>
          </table:table-cell>
          <table:table-cell table:style-name="ce99"/>
          <table:table-cell table:style-name="ce108"/>
          <table:table-cell table:style-name="ce109"/>
          <table:table-cell table:style-name="ce112"/>
          <table:table-cell table:style-name="ce114"/>
          <table:table-cell table:style-name="ce115" table:number-columns-repeated="2"/>
          <table:table-cell table:style-name="ce118"/>
          <table:table-cell/>
          <table:table-cell table:formula="of:=SUMIF([.C35:.K35];&quot;X&quot;;[.$C$2:.$K$2])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5]);&quot; &quot;;[.M35]-[.P35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88" office:value-type="string" calcext:value-type="string">
            <text:p>Subtract</text:p>
          </table:table-cell>
          <table:table-cell table:style-name="ce91" office:value-type="string" calcext:value-type="string">
            <text:p>SUB</text:p>
          </table:table-cell>
          <table:table-cell table:style-name="ce96"/>
          <table:table-cell table:style-name="ce99"/>
          <table:table-cell table:style-name="ce108"/>
          <table:table-cell table:style-name="ce109"/>
          <table:table-cell table:style-name="ce112"/>
          <table:table-cell table:style-name="ce114" office:value-type="string" calcext:value-type="string">
            <text:p>X</text:p>
          </table:table-cell>
          <table:table-cell table:style-name="ce115" office:value-type="string" calcext:value-type="string">
            <text:p>X</text:p>
          </table:table-cell>
          <table:table-cell table:style-name="ce115"/>
          <table:table-cell table:style-name="ce118"/>
          <table:table-cell/>
          <table:table-cell table:formula="of:=['16-Bit Computer From Scratch'.$I$2]*['16-Bit Computer From Scratch'.$J$2]" office:value-type="float" office:value="196" calcext:value-type="float">
            <text:p>19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6]);&quot; &quot;;[.M36]-[.P36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88" office:value-type="string" calcext:value-type="string">
            <text:p>Swap Bytes In Reg</text:p>
          </table:table-cell>
          <table:table-cell table:style-name="ce91" office:value-type="string" calcext:value-type="string">
            <text:p>SWP</text:p>
          </table:table-cell>
          <table:table-cell table:style-name="ce96"/>
          <table:table-cell table:style-name="ce99"/>
          <table:table-cell table:style-name="ce108"/>
          <table:table-cell table:style-name="ce109" office:value-type="string" calcext:value-type="string">
            <text:p>X</text:p>
          </table:table-cell>
          <table:table-cell table:style-name="ce112"/>
          <table:table-cell table:style-name="ce114"/>
          <table:table-cell table:style-name="ce115" table:number-columns-repeated="2"/>
          <table:table-cell table:style-name="ce118"/>
          <table:table-cell office:value-type="string" calcext:value-type="string">
            <text:p>= MV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ISBLANK([.P37]);&quot; &quot;;[.M37]-[.P37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88" office:value-type="string" calcext:value-type="string">
            <text:p>Test using Bitwise And</text:p>
          </table:table-cell>
          <table:table-cell table:style-name="ce91" office:value-type="string" calcext:value-type="string">
            <text:p>TST</text:p>
          </table:table-cell>
          <table:table-cell table:style-name="ce96"/>
          <table:table-cell table:style-name="ce99"/>
          <table:table-cell table:style-name="ce108"/>
          <table:table-cell table:style-name="ce109" office:value-type="string" calcext:value-type="string">
            <text:p>X</text:p>
          </table:table-cell>
          <table:table-cell table:style-name="ce112"/>
          <table:table-cell table:style-name="ce114"/>
          <table:table-cell table:style-name="ce115" table:number-columns-repeated="2"/>
          <table:table-cell table:style-name="ce118"/>
          <table:table-cell/>
          <table:table-cell table:formula="of:=['16-Bit Computer From Scratch'.$O$2]"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8]);&quot; &quot;;[.M38]-[.P38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style-name="ce88" office:value-type="string" calcext:value-type="string">
            <text:p>Bitwise Exclusive Or</text:p>
          </table:table-cell>
          <table:table-cell table:style-name="ce91" office:value-type="string" calcext:value-type="string">
            <text:p>XOR</text:p>
          </table:table-cell>
          <table:table-cell table:style-name="ce96"/>
          <table:table-cell table:style-name="ce99"/>
          <table:table-cell table:style-name="ce108"/>
          <table:table-cell table:style-name="ce109"/>
          <table:table-cell table:style-name="ce112"/>
          <table:table-cell table:style-name="ce114" office:value-type="string" calcext:value-type="string">
            <text:p>X</text:p>
          </table:table-cell>
          <table:table-cell table:style-name="ce115" office:value-type="string" calcext:value-type="string">
            <text:p>X</text:p>
          </table:table-cell>
          <table:table-cell table:style-name="ce115"/>
          <table:table-cell table:style-name="ce118"/>
          <table:table-cell/>
          <table:table-cell table:formula="of:=['16-Bit Computer From Scratch'.$L$2]*['16-Bit Computer From Scratch'.$M$2]" office:value-type="float" office:value="506" calcext:value-type="float">
            <text:p>506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IF(ISBLANK([.P39]);&quot; &quot;;[.M39]-[.P39])" office:value-type="string" office:string-value=" " calcext:value-type="string">
            <text:p><text:s/></text:p>
          </table:table-cell>
          <table:table-cell table:number-columns-repeated="16367"/>
        </table:table-row>
        <table:table-row table:style-name="ro2">
          <table:table-cell table:number-columns-repeated="12"/>
          <table:table-cell table:style-name="ce121" table:formula="of:=SUM([.M3:.M39])" office:value-type="float" office:value="3893" calcext:value-type="float">
            <text:p>3893</text:p>
          </table:table-cell>
          <table:table-cell table:style-name="ce121"/>
          <table:table-cell table:style-name="ce121" table:formula="of:=IF([.M40]=0;1;COM.MICROSOFT.CEILING.MATH(LOG([.M40]+1;2)))" office:value-type="float" office:value="12" calcext:value-type="float">
            <text:p>12</text:p>
          </table:table-cell>
          <table:table-cell table:style-name="ce121" table:formula="of:=SUM([.P3:.P39])" office:value-type="float" office:value="3" calcext:value-type="float">
            <text:p>3</text:p>
          </table:table-cell>
          <table:table-cell table:style-name="ce121" table:formula="of:=SUM([.Q3:.Q39])" office:value-type="float" office:value="13" calcext:value-type="float">
            <text:p>13</text:p>
          </table:table-cell>
          <table:table-cell table:number-columns-repeated="16367"/>
        </table:table-row>
        <table:table-row table:style-name="ro2">
          <table:table-cell table:number-columns-repeated="11"/>
          <table:table-cell table:style-name="ce119" office:value-type="string" calcext:value-type="string">
            <text:p>Tracking</text:p>
          </table:table-cell>
          <table:table-cell table:style-name="ce123" table:formula="of:=[.M40]-[.Q40]" office:value-type="float" office:value="3880" calcext:value-type="float">
            <text:p>3880</text:p>
          </table:table-cell>
          <table:table-cell table:number-columns-repeated="16371"/>
        </table:table-row>
        <table:table-row table:style-name="ro2">
          <table:table-cell table:style-name="ce87" office:value-type="string" calcext:value-type="string">
            <text:p>Macros</text:p>
          </table:table-cell>
          <table:table-cell table:style-name="ce92"/>
          <table:table-cell table:style-name="ce97" table:number-columns-repeated="9"/>
          <table:table-cell table:style-name="ce120"/>
          <table:table-cell table:number-columns-repeated="16372"/>
        </table:table-row>
        <table:table-row table:style-name="ro2">
          <table:table-cell table:style-name="ce88" office:value-type="string" calcext:value-type="string">
            <text:p>Push to Stack</text:p>
          </table:table-cell>
          <table:table-cell table:style-name="ce7" office:value-type="string" calcext:value-type="string" table:number-columns-spanned="2" table:number-rows-spanned="1">
            <text:p>PUSH &lt;reg&gt;</text:p>
          </table:table-cell>
          <table:covered-table-cell table:style-name="ce7"/>
          <table:table-cell table:style-name="ce14" office:value-type="string" calcext:value-type="string" table:number-columns-spanned="14" table:number-rows-spanned="1">
            <text:p>DEC SP; MOV [SP],&lt;reg&gt;;</text:p>
          </table:table-cell>
          <table:covered-table-cell table:number-columns-repeated="7" table:style-name="ce14"/>
          <table:covered-table-cell table:number-columns-repeated="6"/>
          <table:table-cell table:number-columns-repeated="16367"/>
        </table:table-row>
        <table:table-row table:style-name="ro2">
          <table:table-cell table:style-name="ce88" office:value-type="string" calcext:value-type="string">
            <text:p>Pop from Stack</text:p>
          </table:table-cell>
          <table:table-cell table:style-name="ce8" office:value-type="string" calcext:value-type="string" table:number-columns-spanned="2" table:number-rows-spanned="1">
            <text:p>POP &lt;reg&gt;</text:p>
          </table:table-cell>
          <table:covered-table-cell table:style-name="ce8"/>
          <table:table-cell table:style-name="ce15" office:value-type="string" calcext:value-type="string" table:number-columns-spanned="14" table:number-rows-spanned="1">
            <text:p>MOV &lt;reg&gt;,SP; <text:s/>INC SP;</text:p>
          </table:table-cell>
          <table:covered-table-cell table:number-columns-repeated="7" table:style-name="ce15"/>
          <table:covered-table-cell table:number-columns-repeated="6"/>
          <table:table-cell table:number-columns-repeated="16367"/>
        </table:table-row>
        <table:table-row table:style-name="ro2">
          <table:table-cell table:style-name="ce88" office:value-type="string" calcext:value-type="string">
            <text:p>Rotate Left more than 1 bit</text:p>
          </table:table-cell>
          <table:table-cell table:style-name="ce8" office:value-type="string" calcext:value-type="string" table:number-columns-spanned="2" table:number-rows-spanned="1">
            <text:p>ROL &lt;reg&gt;,n</text:p>
          </table:table-cell>
          <table:covered-table-cell table:style-name="ce8"/>
          <table:table-cell table:style-name="ce15" office:value-type="string" calcext:value-type="string" table:number-columns-spanned="14" table:number-rows-spanned="1">
            <text:p>ROL &lt;reg&gt;; ROL &lt;reg&gt;; …</text:p>
          </table:table-cell>
          <table:covered-table-cell table:number-columns-repeated="7" table:style-name="ce15"/>
          <table:covered-table-cell table:number-columns-repeated="6"/>
          <table:table-cell table:number-columns-repeated="16367"/>
        </table:table-row>
        <table:table-row table:style-name="ro2">
          <table:table-cell table:style-name="ce88" office:value-type="string" calcext:value-type="string">
            <text:p>Rotate Right more than 1 bit</text:p>
          </table:table-cell>
          <table:table-cell table:style-name="ce8" office:value-type="string" calcext:value-type="string" table:number-columns-spanned="2" table:number-rows-spanned="1">
            <text:p>ROR &lt;reg&gt;,n</text:p>
          </table:table-cell>
          <table:covered-table-cell table:style-name="ce8"/>
          <table:table-cell table:style-name="ce15" office:value-type="string" calcext:value-type="string" table:number-columns-spanned="14" table:number-rows-spanned="1">
            <text:p>ROR &lt;reg&gt;; ROR &lt;reg&gt;; …</text:p>
          </table:table-cell>
          <table:covered-table-cell table:number-columns-repeated="7" table:style-name="ce15"/>
          <table:covered-table-cell table:number-columns-repeated="6"/>
          <table:table-cell table:number-columns-repeated="16367"/>
        </table:table-row>
        <table:table-row table:style-name="ro2">
          <table:table-cell table:style-name="ce88" office:value-type="string" calcext:value-type="string">
            <text:p>Shift Left more than 1 bit</text:p>
          </table:table-cell>
          <table:table-cell table:style-name="ce8" office:value-type="string" calcext:value-type="string" table:number-columns-spanned="2" table:number-rows-spanned="1">
            <text:p>SHL &lt;reg&gt;,n</text:p>
          </table:table-cell>
          <table:covered-table-cell table:style-name="ce8"/>
          <table:table-cell table:style-name="ce15" office:value-type="string" calcext:value-type="string" table:number-columns-spanned="14" table:number-rows-spanned="1">
            <text:p>SHL &lt;reg&gt;; SHL &lt;reg&gt;; …</text:p>
          </table:table-cell>
          <table:covered-table-cell table:number-columns-repeated="7" table:style-name="ce15"/>
          <table:covered-table-cell table:number-columns-repeated="6"/>
          <table:table-cell table:number-columns-repeated="16367"/>
        </table:table-row>
        <table:table-row table:style-name="ro2">
          <table:table-cell table:style-name="ce88" office:value-type="string" calcext:value-type="string">
            <text:p>Shift Right more than 1 bit</text:p>
          </table:table-cell>
          <table:table-cell table:style-name="ce8" office:value-type="string" calcext:value-type="string" table:number-columns-spanned="2" table:number-rows-spanned="1">
            <text:p>SHR &lt;reg&gt;,n</text:p>
          </table:table-cell>
          <table:covered-table-cell table:style-name="ce8"/>
          <table:table-cell table:style-name="ce15" office:value-type="string" calcext:value-type="string" table:number-columns-spanned="14" table:number-rows-spanned="1">
            <text:p>SHR &lt;reg&gt;; SHR &lt;reg&gt;; …</text:p>
          </table:table-cell>
          <table:covered-table-cell table:number-columns-repeated="7" table:style-name="ce15"/>
          <table:covered-table-cell table:number-columns-repeated="6"/>
          <table:table-cell table:number-columns-repeated="16367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12"/>
          <table:table-cell table:style-name="ce125" table:number-columns-repeated="5"/>
          <table:table-cell table:style-name="ce129" table:number-columns-repeated="4"/>
          <table:table-cell table:style-name="ce89"/>
          <table:table-cell table:style-name="ce129" table:number-columns-repeated="16362"/>
        </table:table-row>
        <table:table-row table:style-name="ro2" table:number-rows-repeated="1048520">
          <table:table-cell table:number-columns-repeated="16384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Instructions" table:style-name="ta2">
        <office:forms form:automatic-focus="false" form:apply-design-mode="false"/>
        <table:table-column table:style-name="co9" table:default-cell-style-name="ce130"/>
        <table:table-column table:style-name="co10" table:number-columns-repeated="15" table:default-cell-style-name="Default"/>
        <table:table-column table:style-name="co11" table:default-cell-style-name="Default"/>
        <table:table-row table:style-name="ro2" table:number-rows-repeated="2">
          <table:table-cell table:number-columns-repeated="17"/>
        </table:table-row>
        <table:table-row table:style-name="ro4">
          <table:table-cell table:style-name="ce75"/>
          <table:table-cell table:style-name="ce75" table:formula="of:=DEC2HEX(0; 1)" office:value-type="string" office:string-value="0" calcext:value-type="string">
            <text:p>0</text:p>
          </table:table-cell>
          <table:table-cell table:style-name="ce75" table:formula="of:=DEC2HEX(HEX2DEC([.B3])+1;1)" office:value-type="string" office:string-value="1" calcext:value-type="string">
            <text:p>1</text:p>
          </table:table-cell>
          <table:table-cell table:style-name="ce75" table:formula="of:=DEC2HEX(HEX2DEC([.C3])+1;1)" office:value-type="string" office:string-value="2" calcext:value-type="string">
            <text:p>2</text:p>
          </table:table-cell>
          <table:table-cell table:style-name="ce75" table:formula="of:=DEC2HEX(HEX2DEC([.D3])+1;1)" office:value-type="string" office:string-value="3" calcext:value-type="string">
            <text:p>3</text:p>
          </table:table-cell>
          <table:table-cell table:style-name="ce75" table:formula="of:=DEC2HEX(HEX2DEC([.E3])+1;1)" office:value-type="string" office:string-value="4" calcext:value-type="string">
            <text:p>4</text:p>
          </table:table-cell>
          <table:table-cell table:style-name="ce75" table:formula="of:=DEC2HEX(HEX2DEC([.F3])+1;1)" office:value-type="string" office:string-value="5" calcext:value-type="string">
            <text:p>5</text:p>
          </table:table-cell>
          <table:table-cell table:style-name="ce75" table:formula="of:=DEC2HEX(HEX2DEC([.G3])+1;1)" office:value-type="string" office:string-value="6" calcext:value-type="string">
            <text:p>6</text:p>
          </table:table-cell>
          <table:table-cell table:style-name="ce75" table:formula="of:=DEC2HEX(HEX2DEC([.H3])+1;1)" office:value-type="string" office:string-value="7" calcext:value-type="string">
            <text:p>7</text:p>
          </table:table-cell>
          <table:table-cell table:style-name="ce75" table:formula="of:=DEC2HEX(HEX2DEC([.I3])+1;1)" office:value-type="string" office:string-value="8" calcext:value-type="string">
            <text:p>8</text:p>
          </table:table-cell>
          <table:table-cell table:style-name="ce75" table:formula="of:=DEC2HEX(HEX2DEC([.J3])+1;1)" office:value-type="string" office:string-value="9" calcext:value-type="string">
            <text:p>9</text:p>
          </table:table-cell>
          <table:table-cell table:style-name="ce75" table:formula="of:=DEC2HEX(HEX2DEC([.K3])+1;1)" office:value-type="string" office:string-value="A" calcext:value-type="string">
            <text:p>A</text:p>
          </table:table-cell>
          <table:table-cell table:style-name="ce75" table:formula="of:=DEC2HEX(HEX2DEC([.L3])+1;1)" office:value-type="string" office:string-value="B" calcext:value-type="string">
            <text:p>B</text:p>
          </table:table-cell>
          <table:table-cell table:style-name="ce75" table:formula="of:=DEC2HEX(HEX2DEC([.M3])+1;1)" office:value-type="string" office:string-value="C" calcext:value-type="string">
            <text:p>C</text:p>
          </table:table-cell>
          <table:table-cell table:style-name="ce75" table:formula="of:=DEC2HEX(HEX2DEC([.N3])+1;1)" office:value-type="string" office:string-value="D" calcext:value-type="string">
            <text:p>D</text:p>
          </table:table-cell>
          <table:table-cell table:style-name="ce75" table:formula="of:=DEC2HEX(HEX2DEC([.O3])+1;1)" office:value-type="string" office:string-value="E" calcext:value-type="string">
            <text:p>E</text:p>
          </table:table-cell>
          <table:table-cell table:style-name="ce75" table:formula="of:=DEC2HEX(HEX2DEC([.P3])+1;1)" office:value-type="string" office:string-value="F" calcext:value-type="string">
            <text:p>F</text:p>
          </table:table-cell>
        </table:table-row>
        <table:table-row table:style-name="ro4">
          <table:table-cell table:style-name="ce75" table:formula="of:=DEC2HEX(0; 3)" office:value-type="string" office:string-value="000" calcext:value-type="string">
            <text:p>000</text:p>
          </table:table-cell>
          <table:table-cell table:style-name="ce76" office:value-type="string" calcext:value-type="string">
            <text:p>NOP</text:p>
          </table:table-cell>
          <table:table-cell table:style-name="ce77" office:value-type="string" calcext:value-type="string">
            <text:p>BRK</text:p>
          </table:table-cell>
          <table:table-cell table:style-name="ce77" office:value-type="string" calcext:value-type="string">
            <text:p>JMP <text:span text:style-name="T1">imm</text:span></text:p>
          </table:table-cell>
          <table:table-cell table:style-name="ce77" table:number-columns-repeated="13"/>
        </table:table-row>
        <table:table-row table:style-name="ro4">
          <table:table-cell table:style-name="ce75" table:formula="of:=DEC2HEX(HEX2DEC([.A4])+16;3)" office:value-type="string" office:string-value="010" calcext:value-type="string">
            <text:p>01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5])+16;3)" office:value-type="string" office:string-value="020" calcext:value-type="string">
            <text:p>02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6])+16;3)" office:value-type="string" office:string-value="030" calcext:value-type="string">
            <text:p>03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7])+16;3)" office:value-type="string" office:string-value="040" calcext:value-type="string">
            <text:p>04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8])+16;3)" office:value-type="string" office:string-value="050" calcext:value-type="string">
            <text:p>05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9])+16;3)" office:value-type="string" office:string-value="060" calcext:value-type="string">
            <text:p>06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0])+16;3)" office:value-type="string" office:string-value="070" calcext:value-type="string">
            <text:p>07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1])+16;3)" office:value-type="string" office:string-value="080" calcext:value-type="string">
            <text:p>08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2])+16;3)" office:value-type="string" office:string-value="090" calcext:value-type="string">
            <text:p>09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3])+16;3)" office:value-type="string" office:string-value="0A0" calcext:value-type="string">
            <text:p>0A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4])+16;3)" office:value-type="string" office:string-value="0B0" calcext:value-type="string">
            <text:p>0B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5])+16;3)" office:value-type="string" office:string-value="0C0" calcext:value-type="string">
            <text:p>0C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6])+16;3)" office:value-type="string" office:string-value="0D0" calcext:value-type="string">
            <text:p>0D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7])+16;3)" office:value-type="string" office:string-value="0E0" calcext:value-type="string">
            <text:p>0E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8])+16;3)" office:value-type="string" office:string-value="0F0" calcext:value-type="string">
            <text:p>0F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9])+16;3)" office:value-type="string" office:string-value="100" calcext:value-type="string">
            <text:p>100</text:p>
          </table:table-cell>
          <table:table-cell table:style-name="ce78"/>
          <table:table-cell table:style-name="ce77" table:number-columns-repeated="15"/>
        </table:table-row>
        <table:table-row table:style-name="ro4">
          <table:table-cell table:style-name="ce75" table:formula="of:=DEC2HEX(HEX2DEC([.A20])+16;3)" office:value-type="string" office:string-value="110" calcext:value-type="string">
            <text:p>11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1])+16;3)" office:value-type="string" office:string-value="120" calcext:value-type="string">
            <text:p>12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2])+16;3)" office:value-type="string" office:string-value="130" calcext:value-type="string">
            <text:p>13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3])+16;3)" office:value-type="string" office:string-value="140" calcext:value-type="string">
            <text:p>14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4])+16;3)" office:value-type="string" office:string-value="150" calcext:value-type="string">
            <text:p>15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5])+16;3)" office:value-type="string" office:string-value="160" calcext:value-type="string">
            <text:p>16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6])+16;3)" office:value-type="string" office:string-value="170" calcext:value-type="string">
            <text:p>17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7])+16;3)" office:value-type="string" office:string-value="180" calcext:value-type="string">
            <text:p>18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8])+16;3)" office:value-type="string" office:string-value="190" calcext:value-type="string">
            <text:p>19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9])+16;3)" office:value-type="string" office:string-value="1A0" calcext:value-type="string">
            <text:p>1A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30])+16;3)" office:value-type="string" office:string-value="1B0" calcext:value-type="string">
            <text:p>1B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31])+16;3)" office:value-type="string" office:string-value="1C0" calcext:value-type="string">
            <text:p>1C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32])+16;3)" office:value-type="string" office:string-value="1D0" calcext:value-type="string">
            <text:p>1D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33])+16;3)" office:value-type="string" office:string-value="1E0" calcext:value-type="string">
            <text:p>1E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34])+16;3)" office:value-type="string" office:string-value="1F0" calcext:value-type="string">
            <text:p>1F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35])+16;3)" office:value-type="string" office:string-value="200" calcext:value-type="string">
            <text:p>20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36])+16;3)" office:value-type="string" office:string-value="210" calcext:value-type="string">
            <text:p>21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37])+16;3)" office:value-type="string" office:string-value="220" calcext:value-type="string">
            <text:p>22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38])+16;3)" office:value-type="string" office:string-value="230" calcext:value-type="string">
            <text:p>23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39])+16;3)" office:value-type="string" office:string-value="240" calcext:value-type="string">
            <text:p>24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40])+16;3)" office:value-type="string" office:string-value="250" calcext:value-type="string">
            <text:p>25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41])+16;3)" office:value-type="string" office:string-value="260" calcext:value-type="string">
            <text:p>26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42])+16;3)" office:value-type="string" office:string-value="270" calcext:value-type="string">
            <text:p>27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43])+16;3)" office:value-type="string" office:string-value="280" calcext:value-type="string">
            <text:p>28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44])+16;3)" office:value-type="string" office:string-value="290" calcext:value-type="string">
            <text:p>29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45])+16;3)" office:value-type="string" office:string-value="2A0" calcext:value-type="string">
            <text:p>2A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46])+16;3)" office:value-type="string" office:string-value="2B0" calcext:value-type="string">
            <text:p>2B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47])+16;3)" office:value-type="string" office:string-value="2C0" calcext:value-type="string">
            <text:p>2C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48])+16;3)" office:value-type="string" office:string-value="2D0" calcext:value-type="string">
            <text:p>2D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49])+16;3)" office:value-type="string" office:string-value="2E0" calcext:value-type="string">
            <text:p>2E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50])+16;3)" office:value-type="string" office:string-value="2F0" calcext:value-type="string">
            <text:p>2F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51])+16;3)" office:value-type="string" office:string-value="300" calcext:value-type="string">
            <text:p>30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52])+16;3)" office:value-type="string" office:string-value="310" calcext:value-type="string">
            <text:p>31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53])+16;3)" office:value-type="string" office:string-value="320" calcext:value-type="string">
            <text:p>32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54])+16;3)" office:value-type="string" office:string-value="330" calcext:value-type="string">
            <text:p>33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55])+16;3)" office:value-type="string" office:string-value="340" calcext:value-type="string">
            <text:p>34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56])+16;3)" office:value-type="string" office:string-value="350" calcext:value-type="string">
            <text:p>35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57])+16;3)" office:value-type="string" office:string-value="360" calcext:value-type="string">
            <text:p>36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58])+16;3)" office:value-type="string" office:string-value="370" calcext:value-type="string">
            <text:p>37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59])+16;3)" office:value-type="string" office:string-value="380" calcext:value-type="string">
            <text:p>38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60])+16;3)" office:value-type="string" office:string-value="390" calcext:value-type="string">
            <text:p>39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61])+16;3)" office:value-type="string" office:string-value="3A0" calcext:value-type="string">
            <text:p>3A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62])+16;3)" office:value-type="string" office:string-value="3B0" calcext:value-type="string">
            <text:p>3B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63])+16;3)" office:value-type="string" office:string-value="3C0" calcext:value-type="string">
            <text:p>3C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64])+16;3)" office:value-type="string" office:string-value="3D0" calcext:value-type="string">
            <text:p>3D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65])+16;3)" office:value-type="string" office:string-value="3E0" calcext:value-type="string">
            <text:p>3E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66])+16;3)" office:value-type="string" office:string-value="3F0" calcext:value-type="string">
            <text:p>3F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67])+16;3)" office:value-type="string" office:string-value="400" calcext:value-type="string">
            <text:p>40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68])+16;3)" office:value-type="string" office:string-value="410" calcext:value-type="string">
            <text:p>41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69])+16;3)" office:value-type="string" office:string-value="420" calcext:value-type="string">
            <text:p>42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70])+16;3)" office:value-type="string" office:string-value="430" calcext:value-type="string">
            <text:p>43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71])+16;3)" office:value-type="string" office:string-value="440" calcext:value-type="string">
            <text:p>44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72])+16;3)" office:value-type="string" office:string-value="450" calcext:value-type="string">
            <text:p>45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73])+16;3)" office:value-type="string" office:string-value="460" calcext:value-type="string">
            <text:p>46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74])+16;3)" office:value-type="string" office:string-value="470" calcext:value-type="string">
            <text:p>47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75])+16;3)" office:value-type="string" office:string-value="480" calcext:value-type="string">
            <text:p>48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76])+16;3)" office:value-type="string" office:string-value="490" calcext:value-type="string">
            <text:p>49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77])+16;3)" office:value-type="string" office:string-value="4A0" calcext:value-type="string">
            <text:p>4A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78])+16;3)" office:value-type="string" office:string-value="4B0" calcext:value-type="string">
            <text:p>4B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79])+16;3)" office:value-type="string" office:string-value="4C0" calcext:value-type="string">
            <text:p>4C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80])+16;3)" office:value-type="string" office:string-value="4D0" calcext:value-type="string">
            <text:p>4D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81])+16;3)" office:value-type="string" office:string-value="4E0" calcext:value-type="string">
            <text:p>4E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82])+16;3)" office:value-type="string" office:string-value="4F0" calcext:value-type="string">
            <text:p>4F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83])+16;3)" office:value-type="string" office:string-value="500" calcext:value-type="string">
            <text:p>50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84])+16;3)" office:value-type="string" office:string-value="510" calcext:value-type="string">
            <text:p>51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85])+16;3)" office:value-type="string" office:string-value="520" calcext:value-type="string">
            <text:p>52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86])+16;3)" office:value-type="string" office:string-value="530" calcext:value-type="string">
            <text:p>53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87])+16;3)" office:value-type="string" office:string-value="540" calcext:value-type="string">
            <text:p>54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88])+16;3)" office:value-type="string" office:string-value="550" calcext:value-type="string">
            <text:p>55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89])+16;3)" office:value-type="string" office:string-value="560" calcext:value-type="string">
            <text:p>56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90])+16;3)" office:value-type="string" office:string-value="570" calcext:value-type="string">
            <text:p>57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91])+16;3)" office:value-type="string" office:string-value="580" calcext:value-type="string">
            <text:p>58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92])+16;3)" office:value-type="string" office:string-value="590" calcext:value-type="string">
            <text:p>59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93])+16;3)" office:value-type="string" office:string-value="5A0" calcext:value-type="string">
            <text:p>5A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94])+16;3)" office:value-type="string" office:string-value="5B0" calcext:value-type="string">
            <text:p>5B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95])+16;3)" office:value-type="string" office:string-value="5C0" calcext:value-type="string">
            <text:p>5C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96])+16;3)" office:value-type="string" office:string-value="5D0" calcext:value-type="string">
            <text:p>5D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97])+16;3)" office:value-type="string" office:string-value="5E0" calcext:value-type="string">
            <text:p>5E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98])+16;3)" office:value-type="string" office:string-value="5F0" calcext:value-type="string">
            <text:p>5F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99])+16;3)" office:value-type="string" office:string-value="600" calcext:value-type="string">
            <text:p>60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00])+16;3)" office:value-type="string" office:string-value="610" calcext:value-type="string">
            <text:p>61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01])+16;3)" office:value-type="string" office:string-value="620" calcext:value-type="string">
            <text:p>62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02])+16;3)" office:value-type="string" office:string-value="630" calcext:value-type="string">
            <text:p>63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03])+16;3)" office:value-type="string" office:string-value="640" calcext:value-type="string">
            <text:p>64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04])+16;3)" office:value-type="string" office:string-value="650" calcext:value-type="string">
            <text:p>65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05])+16;3)" office:value-type="string" office:string-value="660" calcext:value-type="string">
            <text:p>66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06])+16;3)" office:value-type="string" office:string-value="670" calcext:value-type="string">
            <text:p>67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07])+16;3)" office:value-type="string" office:string-value="680" calcext:value-type="string">
            <text:p>68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08])+16;3)" office:value-type="string" office:string-value="690" calcext:value-type="string">
            <text:p>69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09])+16;3)" office:value-type="string" office:string-value="6A0" calcext:value-type="string">
            <text:p>6A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10])+16;3)" office:value-type="string" office:string-value="6B0" calcext:value-type="string">
            <text:p>6B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11])+16;3)" office:value-type="string" office:string-value="6C0" calcext:value-type="string">
            <text:p>6C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12])+16;3)" office:value-type="string" office:string-value="6D0" calcext:value-type="string">
            <text:p>6D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13])+16;3)" office:value-type="string" office:string-value="6E0" calcext:value-type="string">
            <text:p>6E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14])+16;3)" office:value-type="string" office:string-value="6F0" calcext:value-type="string">
            <text:p>6F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15])+16;3)" office:value-type="string" office:string-value="700" calcext:value-type="string">
            <text:p>70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16])+16;3)" office:value-type="string" office:string-value="710" calcext:value-type="string">
            <text:p>71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17])+16;3)" office:value-type="string" office:string-value="720" calcext:value-type="string">
            <text:p>72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18])+16;3)" office:value-type="string" office:string-value="730" calcext:value-type="string">
            <text:p>73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19])+16;3)" office:value-type="string" office:string-value="740" calcext:value-type="string">
            <text:p>74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20])+16;3)" office:value-type="string" office:string-value="750" calcext:value-type="string">
            <text:p>75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21])+16;3)" office:value-type="string" office:string-value="760" calcext:value-type="string">
            <text:p>76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22])+16;3)" office:value-type="string" office:string-value="770" calcext:value-type="string">
            <text:p>77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23])+16;3)" office:value-type="string" office:string-value="780" calcext:value-type="string">
            <text:p>78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24])+16;3)" office:value-type="string" office:string-value="790" calcext:value-type="string">
            <text:p>79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25])+16;3)" office:value-type="string" office:string-value="7A0" calcext:value-type="string">
            <text:p>7A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26])+16;3)" office:value-type="string" office:string-value="7B0" calcext:value-type="string">
            <text:p>7B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27])+16;3)" office:value-type="string" office:string-value="7C0" calcext:value-type="string">
            <text:p>7C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28])+16;3)" office:value-type="string" office:string-value="7D0" calcext:value-type="string">
            <text:p>7D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29])+16;3)" office:value-type="string" office:string-value="7E0" calcext:value-type="string">
            <text:p>7E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30])+16;3)" office:value-type="string" office:string-value="7F0" calcext:value-type="string">
            <text:p>7F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31])+16;3)" office:value-type="string" office:string-value="800" calcext:value-type="string">
            <text:p>80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32])+16;3)" office:value-type="string" office:string-value="810" calcext:value-type="string">
            <text:p>81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33])+16;3)" office:value-type="string" office:string-value="820" calcext:value-type="string">
            <text:p>82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34])+16;3)" office:value-type="string" office:string-value="830" calcext:value-type="string">
            <text:p>83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35])+16;3)" office:value-type="string" office:string-value="840" calcext:value-type="string">
            <text:p>84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36])+16;3)" office:value-type="string" office:string-value="850" calcext:value-type="string">
            <text:p>85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37])+16;3)" office:value-type="string" office:string-value="860" calcext:value-type="string">
            <text:p>86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38])+16;3)" office:value-type="string" office:string-value="870" calcext:value-type="string">
            <text:p>87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39])+16;3)" office:value-type="string" office:string-value="880" calcext:value-type="string">
            <text:p>88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40])+16;3)" office:value-type="string" office:string-value="890" calcext:value-type="string">
            <text:p>89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41])+16;3)" office:value-type="string" office:string-value="8A0" calcext:value-type="string">
            <text:p>8A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42])+16;3)" office:value-type="string" office:string-value="8B0" calcext:value-type="string">
            <text:p>8B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43])+16;3)" office:value-type="string" office:string-value="8C0" calcext:value-type="string">
            <text:p>8C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44])+16;3)" office:value-type="string" office:string-value="8D0" calcext:value-type="string">
            <text:p>8D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45])+16;3)" office:value-type="string" office:string-value="8E0" calcext:value-type="string">
            <text:p>8E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46])+16;3)" office:value-type="string" office:string-value="8F0" calcext:value-type="string">
            <text:p>8F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47])+16;3)" office:value-type="string" office:string-value="900" calcext:value-type="string">
            <text:p>90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48])+16;3)" office:value-type="string" office:string-value="910" calcext:value-type="string">
            <text:p>91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49])+16;3)" office:value-type="string" office:string-value="920" calcext:value-type="string">
            <text:p>92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50])+16;3)" office:value-type="string" office:string-value="930" calcext:value-type="string">
            <text:p>93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51])+16;3)" office:value-type="string" office:string-value="940" calcext:value-type="string">
            <text:p>94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52])+16;3)" office:value-type="string" office:string-value="950" calcext:value-type="string">
            <text:p>95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53])+16;3)" office:value-type="string" office:string-value="960" calcext:value-type="string">
            <text:p>96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54])+16;3)" office:value-type="string" office:string-value="970" calcext:value-type="string">
            <text:p>97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55])+16;3)" office:value-type="string" office:string-value="980" calcext:value-type="string">
            <text:p>98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56])+16;3)" office:value-type="string" office:string-value="990" calcext:value-type="string">
            <text:p>99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57])+16;3)" office:value-type="string" office:string-value="9A0" calcext:value-type="string">
            <text:p>9A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58])+16;3)" office:value-type="string" office:string-value="9B0" calcext:value-type="string">
            <text:p>9B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59])+16;3)" office:value-type="string" office:string-value="9C0" calcext:value-type="string">
            <text:p>9C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60])+16;3)" office:value-type="string" office:string-value="9D0" calcext:value-type="string">
            <text:p>9D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61])+16;3)" office:value-type="string" office:string-value="9E0" calcext:value-type="string">
            <text:p>9E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62])+16;3)" office:value-type="string" office:string-value="9F0" calcext:value-type="string">
            <text:p>9F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63])+16;3)" office:value-type="string" office:string-value="A00" calcext:value-type="string">
            <text:p>A0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64])+16;3)" office:value-type="string" office:string-value="A10" calcext:value-type="string">
            <text:p>A1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65])+16;3)" office:value-type="string" office:string-value="A20" calcext:value-type="string">
            <text:p>A2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66])+16;3)" office:value-type="string" office:string-value="A30" calcext:value-type="string">
            <text:p>A3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67])+16;3)" office:value-type="string" office:string-value="A40" calcext:value-type="string">
            <text:p>A4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68])+16;3)" office:value-type="string" office:string-value="A50" calcext:value-type="string">
            <text:p>A5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69])+16;3)" office:value-type="string" office:string-value="A60" calcext:value-type="string">
            <text:p>A6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70])+16;3)" office:value-type="string" office:string-value="A70" calcext:value-type="string">
            <text:p>A7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71])+16;3)" office:value-type="string" office:string-value="A80" calcext:value-type="string">
            <text:p>A8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72])+16;3)" office:value-type="string" office:string-value="A90" calcext:value-type="string">
            <text:p>A9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73])+16;3)" office:value-type="string" office:string-value="AA0" calcext:value-type="string">
            <text:p>AA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74])+16;3)" office:value-type="string" office:string-value="AB0" calcext:value-type="string">
            <text:p>AB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75])+16;3)" office:value-type="string" office:string-value="AC0" calcext:value-type="string">
            <text:p>AC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76])+16;3)" office:value-type="string" office:string-value="AD0" calcext:value-type="string">
            <text:p>AD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77])+16;3)" office:value-type="string" office:string-value="AE0" calcext:value-type="string">
            <text:p>AE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78])+16;3)" office:value-type="string" office:string-value="AF0" calcext:value-type="string">
            <text:p>AF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79])+16;3)" office:value-type="string" office:string-value="B00" calcext:value-type="string">
            <text:p>B0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80])+16;3)" office:value-type="string" office:string-value="B10" calcext:value-type="string">
            <text:p>B1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81])+16;3)" office:value-type="string" office:string-value="B20" calcext:value-type="string">
            <text:p>B2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82])+16;3)" office:value-type="string" office:string-value="B30" calcext:value-type="string">
            <text:p>B3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83])+16;3)" office:value-type="string" office:string-value="B40" calcext:value-type="string">
            <text:p>B4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84])+16;3)" office:value-type="string" office:string-value="B50" calcext:value-type="string">
            <text:p>B5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85])+16;3)" office:value-type="string" office:string-value="B60" calcext:value-type="string">
            <text:p>B6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86])+16;3)" office:value-type="string" office:string-value="B70" calcext:value-type="string">
            <text:p>B7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87])+16;3)" office:value-type="string" office:string-value="B80" calcext:value-type="string">
            <text:p>B8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88])+16;3)" office:value-type="string" office:string-value="B90" calcext:value-type="string">
            <text:p>B9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89])+16;3)" office:value-type="string" office:string-value="BA0" calcext:value-type="string">
            <text:p>BA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90])+16;3)" office:value-type="string" office:string-value="BB0" calcext:value-type="string">
            <text:p>BB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91])+16;3)" office:value-type="string" office:string-value="BC0" calcext:value-type="string">
            <text:p>BC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92])+16;3)" office:value-type="string" office:string-value="BD0" calcext:value-type="string">
            <text:p>BD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93])+16;3)" office:value-type="string" office:string-value="BE0" calcext:value-type="string">
            <text:p>BE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94])+16;3)" office:value-type="string" office:string-value="BF0" calcext:value-type="string">
            <text:p>BF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95])+16;3)" office:value-type="string" office:string-value="C00" calcext:value-type="string">
            <text:p>C0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96])+16;3)" office:value-type="string" office:string-value="C10" calcext:value-type="string">
            <text:p>C1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97])+16;3)" office:value-type="string" office:string-value="C20" calcext:value-type="string">
            <text:p>C2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98])+16;3)" office:value-type="string" office:string-value="C30" calcext:value-type="string">
            <text:p>C3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199])+16;3)" office:value-type="string" office:string-value="C40" calcext:value-type="string">
            <text:p>C4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00])+16;3)" office:value-type="string" office:string-value="C50" calcext:value-type="string">
            <text:p>C5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01])+16;3)" office:value-type="string" office:string-value="C60" calcext:value-type="string">
            <text:p>C6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02])+16;3)" office:value-type="string" office:string-value="C70" calcext:value-type="string">
            <text:p>C7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03])+16;3)" office:value-type="string" office:string-value="C80" calcext:value-type="string">
            <text:p>C8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04])+16;3)" office:value-type="string" office:string-value="C90" calcext:value-type="string">
            <text:p>C9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05])+16;3)" office:value-type="string" office:string-value="CA0" calcext:value-type="string">
            <text:p>CA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06])+16;3)" office:value-type="string" office:string-value="CB0" calcext:value-type="string">
            <text:p>CB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07])+16;3)" office:value-type="string" office:string-value="CC0" calcext:value-type="string">
            <text:p>CC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08])+16;3)" office:value-type="string" office:string-value="CD0" calcext:value-type="string">
            <text:p>CD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09])+16;3)" office:value-type="string" office:string-value="CE0" calcext:value-type="string">
            <text:p>CE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10])+16;3)" office:value-type="string" office:string-value="CF0" calcext:value-type="string">
            <text:p>CF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11])+16;3)" office:value-type="string" office:string-value="D00" calcext:value-type="string">
            <text:p>D0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12])+16;3)" office:value-type="string" office:string-value="D10" calcext:value-type="string">
            <text:p>D1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13])+16;3)" office:value-type="string" office:string-value="D20" calcext:value-type="string">
            <text:p>D2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14])+16;3)" office:value-type="string" office:string-value="D30" calcext:value-type="string">
            <text:p>D3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15])+16;3)" office:value-type="string" office:string-value="D40" calcext:value-type="string">
            <text:p>D4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16])+16;3)" office:value-type="string" office:string-value="D50" calcext:value-type="string">
            <text:p>D5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17])+16;3)" office:value-type="string" office:string-value="D60" calcext:value-type="string">
            <text:p>D6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18])+16;3)" office:value-type="string" office:string-value="D70" calcext:value-type="string">
            <text:p>D7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19])+16;3)" office:value-type="string" office:string-value="D80" calcext:value-type="string">
            <text:p>D8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20])+16;3)" office:value-type="string" office:string-value="D90" calcext:value-type="string">
            <text:p>D9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21])+16;3)" office:value-type="string" office:string-value="DA0" calcext:value-type="string">
            <text:p>DA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22])+16;3)" office:value-type="string" office:string-value="DB0" calcext:value-type="string">
            <text:p>DB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23])+16;3)" office:value-type="string" office:string-value="DC0" calcext:value-type="string">
            <text:p>DC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24])+16;3)" office:value-type="string" office:string-value="DD0" calcext:value-type="string">
            <text:p>DD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25])+16;3)" office:value-type="string" office:string-value="DE0" calcext:value-type="string">
            <text:p>DE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26])+16;3)" office:value-type="string" office:string-value="DF0" calcext:value-type="string">
            <text:p>DF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27])+16;3)" office:value-type="string" office:string-value="E00" calcext:value-type="string">
            <text:p>E0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28])+16;3)" office:value-type="string" office:string-value="E10" calcext:value-type="string">
            <text:p>E1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29])+16;3)" office:value-type="string" office:string-value="E20" calcext:value-type="string">
            <text:p>E2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30])+16;3)" office:value-type="string" office:string-value="E30" calcext:value-type="string">
            <text:p>E3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31])+16;3)" office:value-type="string" office:string-value="E40" calcext:value-type="string">
            <text:p>E4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32])+16;3)" office:value-type="string" office:string-value="E50" calcext:value-type="string">
            <text:p>E5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33])+16;3)" office:value-type="string" office:string-value="E60" calcext:value-type="string">
            <text:p>E6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34])+16;3)" office:value-type="string" office:string-value="E70" calcext:value-type="string">
            <text:p>E7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35])+16;3)" office:value-type="string" office:string-value="E80" calcext:value-type="string">
            <text:p>E8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36])+16;3)" office:value-type="string" office:string-value="E90" calcext:value-type="string">
            <text:p>E9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37])+16;3)" office:value-type="string" office:string-value="EA0" calcext:value-type="string">
            <text:p>EA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38])+16;3)" office:value-type="string" office:string-value="EB0" calcext:value-type="string">
            <text:p>EB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39])+16;3)" office:value-type="string" office:string-value="EC0" calcext:value-type="string">
            <text:p>EC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40])+16;3)" office:value-type="string" office:string-value="ED0" calcext:value-type="string">
            <text:p>ED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41])+16;3)" office:value-type="string" office:string-value="EE0" calcext:value-type="string">
            <text:p>EE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42])+16;3)" office:value-type="string" office:string-value="EF0" calcext:value-type="string">
            <text:p>EF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43])+16;3)" office:value-type="string" office:string-value="F00" calcext:value-type="string">
            <text:p>F0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44])+16;3)" office:value-type="string" office:string-value="F10" calcext:value-type="string">
            <text:p>F1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45])+16;3)" office:value-type="string" office:string-value="F20" calcext:value-type="string">
            <text:p>F2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46])+16;3)" office:value-type="string" office:string-value="F30" calcext:value-type="string">
            <text:p>F3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47])+16;3)" office:value-type="string" office:string-value="F40" calcext:value-type="string">
            <text:p>F4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48])+16;3)" office:value-type="string" office:string-value="F50" calcext:value-type="string">
            <text:p>F5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49])+16;3)" office:value-type="string" office:string-value="F60" calcext:value-type="string">
            <text:p>F6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50])+16;3)" office:value-type="string" office:string-value="F70" calcext:value-type="string">
            <text:p>F7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51])+16;3)" office:value-type="string" office:string-value="F80" calcext:value-type="string">
            <text:p>F8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52])+16;3)" office:value-type="string" office:string-value="F90" calcext:value-type="string">
            <text:p>F9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53])+16;3)" office:value-type="string" office:string-value="FA0" calcext:value-type="string">
            <text:p>FA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54])+16;3)" office:value-type="string" office:string-value="FB0" calcext:value-type="string">
            <text:p>FB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55])+16;3)" office:value-type="string" office:string-value="FC0" calcext:value-type="string">
            <text:p>FC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56])+16;3)" office:value-type="string" office:string-value="FD0" calcext:value-type="string">
            <text:p>FD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57])+16;3)" office:value-type="string" office:string-value="FE0" calcext:value-type="string">
            <text:p>FE0</text:p>
          </table:table-cell>
          <table:table-cell table:style-name="ce77" table:number-columns-repeated="16"/>
        </table:table-row>
        <table:table-row table:style-name="ro4">
          <table:table-cell table:style-name="ce75" table:formula="of:=DEC2HEX(HEX2DEC([.A258])+16;3)" office:value-type="string" office:string-value="FF0" calcext:value-type="string">
            <text:p>FF0</text:p>
          </table:table-cell>
          <table:table-cell table:style-name="ce77" table:number-columns-repeated="16"/>
        </table:table-row>
        <table:table-row table:style-name="ro4" table:number-rows-repeated="20">
          <table:table-cell table:style-name="ce75"/>
          <table:table-cell table:style-name="ce78" table:number-columns-repeated="16"/>
        </table:table-row>
        <table:table-row table:style-name="ro4" table:number-rows-repeated="65260">
          <table:table-cell table:style-name="ce75"/>
          <table:table-cell table:number-columns-repeated="16"/>
        </table:table-row>
        <table:table-row table:style-name="ro2" table:number-rows-repeated="98303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16-Bit Computer From Scratch" table:style-name="ta3">
        <office:forms form:automatic-focus="false" form:apply-design-mode="false"/>
        <table:table-column table:style-name="co13" table:default-cell-style-name="ce89"/>
        <table:table-column table:style-name="co14" table:default-cell-style-name="ce91"/>
        <table:table-column table:style-name="co15" table:default-cell-style-name="ce91"/>
        <table:table-column table:style-name="co16" table:default-cell-style-name="ce91"/>
        <table:table-column table:style-name="co17" table:default-cell-style-name="ce89"/>
        <table:table-column table:style-name="co18" table:number-columns-repeated="2" table:default-cell-style-name="ce165"/>
        <table:table-column table:style-name="co19" table:default-cell-style-name="Default"/>
        <table:table-column table:style-name="co18" table:number-columns-repeated="2" table:default-cell-style-name="ce165"/>
        <table:table-column table:style-name="co19" table:default-cell-style-name="Default"/>
        <table:table-column table:style-name="co18" table:number-columns-repeated="2" table:default-cell-style-name="ce165"/>
        <table:table-column table:style-name="co19" table:default-cell-style-name="Default"/>
        <table:table-column table:style-name="co20" table:default-cell-style-name="ce165"/>
        <table:table-column table:style-name="co19" table:default-cell-style-name="Default"/>
        <table:table-column table:style-name="co18" table:number-columns-repeated="2" table:default-cell-style-name="ce165"/>
        <table:table-column table:style-name="co19" table:default-cell-style-name="Default"/>
        <table:table-column table:style-name="co18" table:number-columns-repeated="2" table:default-cell-style-name="ce165"/>
        <table:table-column table:style-name="co19" table:default-cell-style-name="Default"/>
        <table:table-column table:style-name="co20" table:default-cell-style-name="ce165"/>
        <table:table-column table:style-name="co19" table:default-cell-style-name="Default"/>
        <table:table-column table:style-name="co20" table:default-cell-style-name="ce165"/>
        <table:table-column table:style-name="co19" table:default-cell-style-name="Default"/>
        <table:table-column table:style-name="co18" table:number-columns-repeated="2" table:default-cell-style-name="ce165"/>
        <table:table-column table:style-name="co19" table:default-cell-style-name="Default"/>
        <table:table-column table:style-name="co8" table:number-columns-repeated="16354" table:default-cell-style-name="Default"/>
        <table:table-column table:style-name="co12" table:default-cell-style-name="Default"/>
        <table:table-row table:style-name="ro2">
          <table:table-cell table:number-columns-repeated="5"/>
          <table:table-cell table:style-name="ce53" office:value-type="string" calcext:value-type="string" table:number-columns-spanned="2" table:number-rows-spanned="1">
            <text:p>MOV</text:p>
          </table:table-cell>
          <table:covered-table-cell/>
          <table:table-cell/>
          <table:table-cell table:style-name="ce53" office:value-type="string" calcext:value-type="string" table:number-columns-spanned="2" table:number-rows-spanned="1">
            <text:p>ALU Add</text:p>
          </table:table-cell>
          <table:covered-table-cell/>
          <table:table-cell/>
          <table:table-cell table:style-name="ce53" office:value-type="string" calcext:value-type="string" table:number-columns-spanned="2" table:number-rows-spanned="1">
            <text:p>ALU Logic</text:p>
          </table:table-cell>
          <table:covered-table-cell/>
          <table:table-cell/>
          <table:table-cell table:style-name="ce53" office:value-type="string" calcext:value-type="string">
            <text:p>ALU Other</text:p>
          </table:table-cell>
          <table:table-cell/>
          <table:table-cell table:style-name="ce53" office:value-type="string" calcext:value-type="string" table:number-columns-spanned="2" table:number-rows-spanned="1">
            <text:p>IN</text:p>
          </table:table-cell>
          <table:covered-table-cell/>
          <table:table-cell/>
          <table:table-cell table:style-name="ce53" office:value-type="string" calcext:value-type="string" table:number-columns-spanned="2" table:number-rows-spanned="1">
            <text:p>OUT</text:p>
          </table:table-cell>
          <table:covered-table-cell/>
          <table:table-cell/>
          <table:table-cell table:style-name="ce53" office:value-type="string" calcext:value-type="string">
            <text:p>LOD/STO</text:p>
          </table:table-cell>
          <table:table-cell/>
          <table:table-cell table:style-name="ce53" office:value-type="string" calcext:value-type="string">
            <text:p>BRA/JMP</text:p>
          </table:table-cell>
          <table:table-cell/>
          <table:table-cell table:style-name="ce53" office:value-type="string" calcext:value-type="string" table:number-columns-spanned="2" table:number-rows-spanned="1">
            <text:p>MVS</text:p>
          </table:table-cell>
          <table:covered-table-cell/>
          <table:table-cell table:number-columns-repeated="16356"/>
        </table:table-row>
        <table:table-row table:style-name="ro2">
          <table:table-cell table:number-columns-repeated="5"/>
          <table:table-cell table:formula="of:=COUNTIF([.F4:.F67];&quot;Y&quot;)" office:value-type="float" office:value="26" calcext:value-type="float">
            <text:p>26</text:p>
          </table:table-cell>
          <table:table-cell table:formula="of:=COUNTIF([.G4:.G67];&quot;Y&quot;)" office:value-type="float" office:value="24" calcext:value-type="float">
            <text:p>24</text:p>
          </table:table-cell>
          <table:table-cell/>
          <table:table-cell table:formula="of:=COUNTIF([.I4:.I67];&quot;Y&quot;)" office:value-type="float" office:value="14" calcext:value-type="float">
            <text:p>14</text:p>
          </table:table-cell>
          <table:table-cell table:formula="of:=COUNTIF([.J4:.J67];&quot;Y&quot;)" office:value-type="float" office:value="14" calcext:value-type="float">
            <text:p>14</text:p>
          </table:table-cell>
          <table:table-cell/>
          <table:table-cell table:formula="of:=COUNTIF([.L4:.L67];&quot;Y&quot;)" office:value-type="float" office:value="22" calcext:value-type="float">
            <text:p>22</text:p>
          </table:table-cell>
          <table:table-cell table:formula="of:=COUNTIF([.M4:.M67];&quot;Y&quot;)" office:value-type="float" office:value="23" calcext:value-type="float">
            <text:p>23</text:p>
          </table:table-cell>
          <table:table-cell/>
          <table:table-cell table:formula="of:=COUNTIF([.O4:.O67];&quot;Y&quot;)" office:value-type="float" office:value="22" calcext:value-type="float">
            <text:p>22</text:p>
          </table:table-cell>
          <table:table-cell/>
          <table:table-cell table:formula="of:=COUNTIF([.Q4:.Q67];&quot;Y&quot;)" office:value-type="float" office:value="10" calcext:value-type="float">
            <text:p>10</text:p>
          </table:table-cell>
          <table:table-cell table:formula="of:=COUNTIF([.R4:.R67];&quot;Y&quot;)" office:value-type="float" office:value="12" calcext:value-type="float">
            <text:p>12</text:p>
          </table:table-cell>
          <table:table-cell/>
          <table:table-cell table:formula="of:=COUNTIF([.T4:.T67];&quot;Y&quot;)" office:value-type="float" office:value="13" calcext:value-type="float">
            <text:p>13</text:p>
          </table:table-cell>
          <table:table-cell table:formula="of:=COUNTIF([.U4:.U67];&quot;Y&quot;)" office:value-type="float" office:value="10" calcext:value-type="float">
            <text:p>10</text:p>
          </table:table-cell>
          <table:table-cell/>
          <table:table-cell table:formula="of:=COUNTIF([.W4:.W67];&quot;Y&quot;)" office:value-type="float" office:value="12" calcext:value-type="float">
            <text:p>12</text:p>
          </table:table-cell>
          <table:table-cell/>
          <table:table-cell table:formula="of:=COUNTIF([.Y4:.Y67];&quot;Y&quot;)" office:value-type="float" office:value="14" calcext:value-type="float">
            <text:p>14</text:p>
          </table:table-cell>
          <table:table-cell/>
          <table:table-cell table:formula="of:=COUNTIF([.AA4:.AA67];&quot;Y&quot;)" office:value-type="float" office:value="12" calcext:value-type="float">
            <text:p>12</text:p>
          </table:table-cell>
          <table:table-cell table:formula="of:=COUNTIF([.AB4:.AB67];&quot;Y&quot;)" office:value-type="float" office:value="10" calcext:value-type="float">
            <text:p>10</text:p>
          </table:table-cell>
          <table:table-cell table:number-columns-repeated="16355"/>
          <table:table-cell table:style-name="ce87"/>
        </table:table-row>
        <table:table-row table:style-name="ro5">
          <table:table-cell table:style-name="ce154" office:value-type="string" calcext:value-type="string">
            <text:p>Registers:</text:p>
          </table:table-cell>
          <table:table-cell table:style-name="ce90" office:value-type="string" calcext:value-type="string">
            <text:p>Reg (PCB) #</text:p>
          </table:table-cell>
          <table:table-cell table:style-name="ce90" office:value-type="string" calcext:value-type="string">
            <text:p>Name</text:p>
          </table:table-cell>
          <table:table-cell table:style-name="ce90" office:value-type="string" calcext:value-type="string">
            <text:p>Ctl Sel/Idx</text:p>
          </table:table-cell>
          <table:table-cell table:style-name="ce87" office:value-type="string" calcext:value-type="string">
            <text:p>Description</text:p>
          </table:table-cell>
          <table:table-cell table:style-name="ce90" office:value-type="string" calcext:value-type="string">
            <text:p>SRC</text:p>
          </table:table-cell>
          <table:table-cell table:style-name="ce90" office:value-type="string" calcext:value-type="string">
            <text:p>DST</text:p>
          </table:table-cell>
          <table:table-cell table:style-name="ce87"/>
          <table:table-cell table:style-name="ce90" office:value-type="string" calcext:value-type="string">
            <text:p>A</text:p>
          </table:table-cell>
          <table:table-cell table:style-name="ce90" office:value-type="string" calcext:value-type="string">
            <text:p>B</text:p>
          </table:table-cell>
          <table:table-cell table:style-name="ce87"/>
          <table:table-cell table:style-name="ce90" office:value-type="string" calcext:value-type="string">
            <text:p>A</text:p>
          </table:table-cell>
          <table:table-cell table:style-name="ce90" office:value-type="string" calcext:value-type="string">
            <text:p>B</text:p>
          </table:table-cell>
          <table:table-cell table:style-name="ce87"/>
          <table:table-cell table:style-name="ce90" office:value-type="string" calcext:value-type="string">
            <text:p>A</text:p>
          </table:table-cell>
          <table:table-cell table:style-name="ce87"/>
          <table:table-cell table:style-name="ce90" office:value-type="string" calcext:value-type="string">
            <text:p>SRC</text:p>
          </table:table-cell>
          <table:table-cell table:style-name="ce90" office:value-type="string" calcext:value-type="string">
            <text:p>DST</text:p>
          </table:table-cell>
          <table:table-cell table:style-name="ce87"/>
          <table:table-cell table:style-name="ce90" office:value-type="string" calcext:value-type="string">
            <text:p>SRC</text:p>
          </table:table-cell>
          <table:table-cell table:style-name="ce90" office:value-type="string" calcext:value-type="string">
            <text:p>DST</text:p>
          </table:table-cell>
          <table:table-cell table:style-name="ce87"/>
          <table:table-cell table:style-name="ce90" office:value-type="string" calcext:value-type="string">
            <text:p>A</text:p>
          </table:table-cell>
          <table:table-cell table:style-name="ce87"/>
          <table:table-cell table:style-name="ce90" office:value-type="string" calcext:value-type="string">
            <text:p>A</text:p>
          </table:table-cell>
          <table:table-cell table:style-name="ce87"/>
          <table:table-cell table:style-name="ce90" office:value-type="string" calcext:value-type="string">
            <text:p>SRC</text:p>
          </table:table-cell>
          <table:table-cell table:style-name="ce90" office:value-type="string" calcext:value-type="string">
            <text:p>DST</text:p>
          </table:table-cell>
          <table:table-cell table:style-name="ce87" table:number-columns-repeated="16355"/>
          <table:table-cell/>
        </table:table-row>
        <table:table-row table:style-name="ro2">
          <table:table-cell/>
          <table:table-cell table:style-name="ce155"/>
          <table:table-cell table:style-name="ce7" office:value-type="string" calcext:value-type="string">
            <text:p>RZ (none)</text:p>
          </table:table-cell>
          <table:table-cell table:style-name="ce7" office:value-type="string" calcext:value-type="string">
            <text:p>0x00</text:p>
          </table:table-cell>
          <table:table-cell table:style-name="ce159" office:value-type="string" calcext:value-type="string">
            <text:p>Zero Register (No Register Selected); asserts 0x0000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16374"/>
        </table:table-row>
        <table:table-row table:style-name="ro2">
          <table:table-cell/>
          <table:table-cell table:style-name="ce156"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x01</text:p>
          </table:table-cell>
          <table:table-cell table:style-name="ce160" office:value-type="string" calcext:value-type="string">
            <text:p>R1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156"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0x02</text:p>
          </table:table-cell>
          <table:table-cell table:style-name="ce160" office:value-type="string" calcext:value-type="string">
            <text:p>R2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156"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x03</text:p>
          </table:table-cell>
          <table:table-cell table:style-name="ce160" office:value-type="string" calcext:value-type="string">
            <text:p>R3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156" office:value-type="float" office:value="4" calcext:value-type="float">
            <text:p>4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x04</text:p>
          </table:table-cell>
          <table:table-cell table:style-name="ce160" office:value-type="string" calcext:value-type="string">
            <text:p>R4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156" office:value-type="float" office:value="5" calcext:value-type="float">
            <text:p>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x05</text:p>
          </table:table-cell>
          <table:table-cell table:style-name="ce160" office:value-type="string" calcext:value-type="string">
            <text:p>R5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156" office:value-type="float" office:value="6" calcext:value-type="float">
            <text:p>6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x06</text:p>
          </table:table-cell>
          <table:table-cell table:style-name="ce160" office:value-type="string" calcext:value-type="string">
            <text:p>R6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156" office:value-type="float" office:value="7" calcext:value-type="float">
            <text:p>7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0x07</text:p>
          </table:table-cell>
          <table:table-cell table:style-name="ce160" office:value-type="string" calcext:value-type="string">
            <text:p>R7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156" office:value-type="float" office:value="8" calcext:value-type="float">
            <text:p>8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0x08</text:p>
          </table:table-cell>
          <table:table-cell table:style-name="ce160" office:value-type="string" calcext:value-type="string">
            <text:p>R8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156" office:value-type="float" office:value="9" calcext:value-type="float">
            <text:p>9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0x09</text:p>
          </table:table-cell>
          <table:table-cell table:style-name="ce160" office:value-type="string" calcext:value-type="string">
            <text:p>R9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156" office:value-type="float" office:value="10" calcext:value-type="float">
            <text:p>10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0x0A</text:p>
          </table:table-cell>
          <table:table-cell table:style-name="ce160" office:value-type="string" calcext:value-type="string">
            <text:p>R10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156" office:value-type="float" office:value="11" calcext:value-type="float">
            <text:p>1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0x0B</text:p>
          </table:table-cell>
          <table:table-cell table:style-name="ce160" office:value-type="string" calcext:value-type="string">
            <text:p>R11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156" office:value-type="float" office:value="12" calcext:value-type="float">
            <text:p>12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0x0C</text:p>
          </table:table-cell>
          <table:table-cell table:style-name="ce160" office:value-type="string" calcext:value-type="string">
            <text:p>R12 General Purpose Regis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style-name="Default"/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57"/>
        </table:table-row>
        <table:table-row table:style-name="ro2">
          <table:table-cell/>
          <table:table-cell table:style-name="ce156" office:value-type="float" office:value="13" calcext:value-type="float">
            <text:p>13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0x0D</text:p>
          </table:table-cell>
          <table:table-cell table:style-name="ce160" office:value-type="string" calcext:value-type="string">
            <text:p>User Stack Pointer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75"/>
        </table:table-row>
        <table:table-row table:style-name="ro2">
          <table:table-cell/>
          <table:table-cell table:style-name="ce156" office:value-type="float" office:value="14" calcext:value-type="float">
            <text:p>14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0x0E</text:p>
          </table:table-cell>
          <table:table-cell table:style-name="ce160" office:value-type="string" calcext:value-type="string">
            <text:p>User Return Address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5"/>
          <table:table-cell office:value-type="string" calcext:value-type="string">
            <text:p>Y</text:p>
          </table:table-cell>
          <table:table-cell table:number-columns-repeated="16359"/>
        </table:table-row>
        <table:table-row table:style-name="ro2">
          <table:table-cell/>
          <table:table-cell table:style-name="ce157" office:value-type="float" office:value="15" calcext:value-type="float">
            <text:p>15</text:p>
          </table:table-cell>
          <table:table-cell table:style-name="ce97" office:value-type="string" calcext:value-type="string">
            <text:p>PC</text:p>
          </table:table-cell>
          <table:table-cell table:style-name="ce97" office:value-type="string" calcext:value-type="string">
            <text:p>0x0F</text:p>
          </table:table-cell>
          <table:table-cell table:style-name="ce161" office:value-type="string" calcext:value-type="string">
            <text:p>User Program Counter</text:p>
          </table:table-cell>
          <table:table-cell table:number-columns-repeated="16379"/>
        </table:table-row>
        <table:table-row table:style-name="ro2">
          <table:table-cell/>
          <table:table-cell table:style-name="ce155" office:value-type="float" office:value="16" calcext:value-type="float">
            <text:p>16</text:p>
          </table:table-cell>
          <table:table-cell table:style-name="ce7" office:value-type="string" calcext:value-type="string">
            <text:p>INTSP</text:p>
          </table:table-cell>
          <table:table-cell table:style-name="ce7" office:value-type="string" calcext:value-type="string">
            <text:p>0x10</text:p>
          </table:table-cell>
          <table:table-cell table:style-name="ce160" office:value-type="string" calcext:value-type="string">
            <text:p>Interrupt Stack Pointer</text:p>
          </table:table-cell>
          <table:table-cell table:number-columns-repeated="16379"/>
        </table:table-row>
        <table:table-row table:style-name="ro2">
          <table:table-cell/>
          <table:table-cell table:style-name="ce156" office:value-type="float" office:value="17" calcext:value-type="float">
            <text:p>17</text:p>
          </table:table-cell>
          <table:table-cell office:value-type="string" calcext:value-type="string">
            <text:p>INTRA</text:p>
          </table:table-cell>
          <table:table-cell office:value-type="string" calcext:value-type="string">
            <text:p>0x11</text:p>
          </table:table-cell>
          <table:table-cell table:style-name="ce160" office:value-type="string" calcext:value-type="string">
            <text:p>Interrupt Return Address</text:p>
          </table:table-cell>
          <table:table-cell table:number-columns-repeated="16379"/>
        </table:table-row>
        <table:table-row table:style-name="ro2">
          <table:table-cell/>
          <table:table-cell table:style-name="ce156" office:value-type="float" office:value="18" calcext:value-type="float">
            <text:p>18</text:p>
          </table:table-cell>
          <table:table-cell office:value-type="string" calcext:value-type="string">
            <text:p>INTPC</text:p>
          </table:table-cell>
          <table:table-cell office:value-type="string" calcext:value-type="string">
            <text:p>0x12</text:p>
          </table:table-cell>
          <table:table-cell table:style-name="ce160" office:value-type="string" calcext:value-type="string">
            <text:p>Interrupt Entry Point (&amp; Program Counter)</text:p>
          </table:table-cell>
          <table:table-cell table:number-columns-repeated="16379"/>
        </table:table-row>
        <table:table-row table:style-name="ro2">
          <table:table-cell/>
          <table:table-cell table:style-name="ce156"/>
          <table:table-cell office:value-type="string" calcext:value-type="string">
            <text:p>Fetch</text:p>
          </table:table-cell>
          <table:table-cell office:value-type="string" calcext:value-type="string">
            <text:p>0x13</text:p>
          </table:table-cell>
          <table:table-cell table:style-name="ce160" office:value-type="string" calcext:value-type="string">
            <text:p>Fetch Register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6359"/>
        </table:table-row>
        <table:table-row table:style-name="ro2">
          <table:table-cell/>
          <table:table-cell table:style-name="ce156"/>
          <table:table-cell office:value-type="string" calcext:value-type="string">
            <text:p>Dev1</text:p>
          </table:table-cell>
          <table:table-cell office:value-type="string" calcext:value-type="string">
            <text:p>0x14</text:p>
          </table:table-cell>
          <table:table-cell table:style-name="ce160" office:value-type="string" calcext:value-type="string">
            <text:p>I/O Device #1 (Interrupt Controller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156"/>
          <table:table-cell office:value-type="string" calcext:value-type="string">
            <text:p>Dev2</text:p>
          </table:table-cell>
          <table:table-cell office:value-type="string" calcext:value-type="string">
            <text:p>0x15</text:p>
          </table:table-cell>
          <table:table-cell table:style-name="ce160" office:value-type="string" calcext:value-type="string">
            <text:p>I/O Device #2 (Timer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156"/>
          <table:table-cell office:value-type="string" calcext:value-type="string">
            <text:p>Dev3</text:p>
          </table:table-cell>
          <table:table-cell office:value-type="string" calcext:value-type="string">
            <text:p>0x16</text:p>
          </table:table-cell>
          <table:table-cell table:style-name="ce160" office:value-type="string" calcext:value-type="string">
            <text:p>I/O Device #3 (Text Video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156"/>
          <table:table-cell office:value-type="string" calcext:value-type="string">
            <text:p>Dev4</text:p>
          </table:table-cell>
          <table:table-cell office:value-type="string" calcext:value-type="string">
            <text:p>0x17</text:p>
          </table:table-cell>
          <table:table-cell table:style-name="ce160" office:value-type="string" calcext:value-type="string">
            <text:p>I/O Device #4 (Keyboard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156"/>
          <table:table-cell office:value-type="string" calcext:value-type="string">
            <text:p>Dev5</text:p>
          </table:table-cell>
          <table:table-cell office:value-type="string" calcext:value-type="string">
            <text:p>0x18</text:p>
          </table:table-cell>
          <table:table-cell table:style-name="ce160" office:value-type="string" calcext:value-type="string">
            <text:p>I/O Device #5 (UART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156"/>
          <table:table-cell office:value-type="string" calcext:value-type="string">
            <text:p>Dev6</text:p>
          </table:table-cell>
          <table:table-cell office:value-type="string" calcext:value-type="string">
            <text:p>0x19</text:p>
          </table:table-cell>
          <table:table-cell table:style-name="ce160" office:value-type="string" calcext:value-type="string">
            <text:p>I/O Device #6 (Tape?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156"/>
          <table:table-cell office:value-type="string" calcext:value-type="string">
            <text:p>Dev7</text:p>
          </table:table-cell>
          <table:table-cell office:value-type="string" calcext:value-type="string">
            <text:p>0x1A</text:p>
          </table:table-cell>
          <table:table-cell table:style-name="ce160" office:value-type="string" calcext:value-type="string">
            <text:p>I/O Device #7 (Floppy?)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156"/>
          <table:table-cell office:value-type="string" calcext:value-type="string">
            <text:p>Dev8</text:p>
          </table:table-cell>
          <table:table-cell office:value-type="string" calcext:value-type="string">
            <text:p>0x1B</text:p>
          </table:table-cell>
          <table:table-cell table:style-name="ce160" office:value-type="string" calcext:value-type="string">
            <text:p>I/O Device #8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156"/>
          <table:table-cell office:value-type="string" calcext:value-type="string">
            <text:p>Dev9</text:p>
          </table:table-cell>
          <table:table-cell office:value-type="string" calcext:value-type="string">
            <text:p>0x1C</text:p>
          </table:table-cell>
          <table:table-cell table:style-name="ce160" office:value-type="string" calcext:value-type="string">
            <text:p>I/O Device #9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156"/>
          <table:table-cell office:value-type="string" calcext:value-type="string">
            <text:p>Dev10</text:p>
          </table:table-cell>
          <table:table-cell office:value-type="string" calcext:value-type="string">
            <text:p>0x1D</text:p>
          </table:table-cell>
          <table:table-cell table:style-name="ce160" office:value-type="string" calcext:value-type="string">
            <text:p>I/O Device #10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style-name="Default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6356"/>
        </table:table-row>
        <table:table-row table:style-name="ro2">
          <table:table-cell/>
          <table:table-cell table:style-name="ce156"/>
          <table:table-cell office:value-type="string" calcext:value-type="string">
            <text:p>Memory</text:p>
          </table:table-cell>
          <table:table-cell office:value-type="string" calcext:value-type="string">
            <text:p>0x1E</text:p>
          </table:table-cell>
          <table:table-cell table:style-name="ce160" office:value-type="string" calcext:value-type="string">
            <text:p>Memory I/O</text:p>
          </table:table-cell>
          <table:table-cell table:number-columns-repeated="16379"/>
        </table:table-row>
        <table:table-row table:style-name="ro2">
          <table:table-cell/>
          <table:table-cell table:style-name="ce157"/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x1F</text:p>
          </table:table-cell>
          <table:table-cell table:style-name="ce161"/>
          <table:table-cell table:number-columns-repeated="16379"/>
        </table:table-row>
        <table:table-row table:style-name="ro2">
          <table:table-cell/>
          <table:table-cell table:style-name="ce155"/>
          <table:table-cell table:style-name="ce7" office:value-type="string" calcext:value-type="string">
            <text:p>ALU</text:p>
          </table:table-cell>
          <table:table-cell table:style-name="ce7" office:value-type="string" calcext:value-type="string">
            <text:p>0x20</text:p>
          </table:table-cell>
          <table:table-cell table:style-name="ce160" office:value-type="string" calcext:value-type="string">
            <text:p>ALU Adder Result</text:p>
          </table:table-cell>
          <table:table-cell table:number-columns-repeated="16379"/>
        </table:table-row>
        <table:table-row table:style-name="ro2">
          <table:table-cell/>
          <table:table-cell table:style-name="ce156"/>
          <table:table-cell table:style-name="ce8" office:value-type="string" calcext:value-type="string">
            <text:p>ALU</text:p>
          </table:table-cell>
          <table:table-cell table:style-name="ce8" office:value-type="string" calcext:value-type="string">
            <text:p>0x21</text:p>
          </table:table-cell>
          <table:table-cell table:style-name="ce160" office:value-type="string" calcext:value-type="string">
            <text:p>ALU Logic Unit Result</text:p>
          </table:table-cell>
          <table:table-cell table:number-columns-repeated="16379"/>
        </table:table-row>
        <table:table-row table:style-name="ro2">
          <table:table-cell/>
          <table:table-cell table:style-name="ce156"/>
          <table:table-cell table:style-name="ce8" office:value-type="string" calcext:value-type="string">
            <text:p>ALU</text:p>
          </table:table-cell>
          <table:table-cell table:style-name="ce8" office:value-type="string" calcext:value-type="string">
            <text:p>0x22</text:p>
          </table:table-cell>
          <table:table-cell table:style-name="ce160" office:value-type="string" calcext:value-type="string">
            <text:p>ALU Shifter Result</text:p>
          </table:table-cell>
          <table:table-cell table:number-columns-repeated="16379"/>
        </table:table-row>
        <table:table-row table:style-name="ro2">
          <table:table-cell/>
          <table:table-cell table:style-name="ce156"/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x23</text:p>
          </table:table-cell>
          <table:table-cell table:style-name="ce160"/>
          <table:table-cell table:number-columns-repeated="16379"/>
        </table:table-row>
        <table:table-row table:style-name="ro2">
          <table:table-cell/>
          <table:table-cell table:style-name="ce156"/>
          <table:table-cell office:value-type="string" calcext:value-type="string">
            <text:p>Ctl1</text:p>
          </table:table-cell>
          <table:table-cell office:value-type="string" calcext:value-type="string">
            <text:p>0x24</text:p>
          </table:table-cell>
          <table:table-cell table:style-name="ce160" office:value-type="string" calcext:value-type="string">
            <text:p>Control I/O Device #1 (Interrupt Controller)</text:p>
          </table:table-cell>
          <table:table-cell table:number-columns-repeated="16379"/>
        </table:table-row>
        <table:table-row table:style-name="ro2">
          <table:table-cell/>
          <table:table-cell table:style-name="ce156"/>
          <table:table-cell office:value-type="string" calcext:value-type="string">
            <text:p>Ctl2</text:p>
          </table:table-cell>
          <table:table-cell office:value-type="string" calcext:value-type="string">
            <text:p>0x25</text:p>
          </table:table-cell>
          <table:table-cell table:style-name="ce160" office:value-type="string" calcext:value-type="string">
            <text:p>Control I/O Device #2 (Timer)</text:p>
          </table:table-cell>
          <table:table-cell table:number-columns-repeated="16379"/>
        </table:table-row>
        <table:table-row table:style-name="ro2">
          <table:table-cell/>
          <table:table-cell table:style-name="ce156"/>
          <table:table-cell office:value-type="string" calcext:value-type="string">
            <text:p>Ctl3</text:p>
          </table:table-cell>
          <table:table-cell office:value-type="string" calcext:value-type="string">
            <text:p>0x26</text:p>
          </table:table-cell>
          <table:table-cell table:style-name="ce160" office:value-type="string" calcext:value-type="string">
            <text:p>Control I/O Device #3 (Keyboard)</text:p>
          </table:table-cell>
          <table:table-cell table:number-columns-repeated="16379"/>
        </table:table-row>
        <table:table-row table:style-name="ro2">
          <table:table-cell/>
          <table:table-cell table:style-name="ce156"/>
          <table:table-cell office:value-type="string" calcext:value-type="string">
            <text:p>Ctl4</text:p>
          </table:table-cell>
          <table:table-cell office:value-type="string" calcext:value-type="string">
            <text:p>0x27</text:p>
          </table:table-cell>
          <table:table-cell table:style-name="ce160" office:value-type="string" calcext:value-type="string">
            <text:p>Control I/O Device #4 (Video)</text:p>
          </table:table-cell>
          <table:table-cell table:number-columns-repeated="16379"/>
        </table:table-row>
        <table:table-row table:style-name="ro2">
          <table:table-cell/>
          <table:table-cell table:style-name="ce156"/>
          <table:table-cell office:value-type="string" calcext:value-type="string">
            <text:p>Ctl5</text:p>
          </table:table-cell>
          <table:table-cell office:value-type="string" calcext:value-type="string">
            <text:p>0x28</text:p>
          </table:table-cell>
          <table:table-cell table:style-name="ce160" office:value-type="string" calcext:value-type="string">
            <text:p>Control I/O Device #5 (UART)</text:p>
          </table:table-cell>
          <table:table-cell table:number-columns-repeated="16379"/>
        </table:table-row>
        <table:table-row table:style-name="ro2">
          <table:table-cell/>
          <table:table-cell table:style-name="ce156"/>
          <table:table-cell office:value-type="string" calcext:value-type="string">
            <text:p>Ctl6</text:p>
          </table:table-cell>
          <table:table-cell office:value-type="string" calcext:value-type="string">
            <text:p>0x29</text:p>
          </table:table-cell>
          <table:table-cell table:style-name="ce160" office:value-type="string" calcext:value-type="string">
            <text:p>Control I/O Device #6 (Tape?)</text:p>
          </table:table-cell>
          <table:table-cell table:number-columns-repeated="16379"/>
        </table:table-row>
        <table:table-row table:style-name="ro2">
          <table:table-cell/>
          <table:table-cell table:style-name="ce156"/>
          <table:table-cell office:value-type="string" calcext:value-type="string">
            <text:p>Ctl7</text:p>
          </table:table-cell>
          <table:table-cell office:value-type="string" calcext:value-type="string">
            <text:p>0x2A</text:p>
          </table:table-cell>
          <table:table-cell table:style-name="ce160" office:value-type="string" calcext:value-type="string">
            <text:p>Control I/O Device #7 (Floppy?)</text:p>
          </table:table-cell>
          <table:table-cell table:number-columns-repeated="16379"/>
        </table:table-row>
        <table:table-row table:style-name="ro2">
          <table:table-cell/>
          <table:table-cell table:style-name="ce156"/>
          <table:table-cell office:value-type="string" calcext:value-type="string">
            <text:p>Ctl8</text:p>
          </table:table-cell>
          <table:table-cell office:value-type="string" calcext:value-type="string">
            <text:p>0x2B</text:p>
          </table:table-cell>
          <table:table-cell table:style-name="ce160" office:value-type="string" calcext:value-type="string">
            <text:p>Control I/O Device #8</text:p>
          </table:table-cell>
          <table:table-cell table:number-columns-repeated="16379"/>
        </table:table-row>
        <table:table-row table:style-name="ro2">
          <table:table-cell/>
          <table:table-cell table:style-name="ce156"/>
          <table:table-cell office:value-type="string" calcext:value-type="string">
            <text:p>Ctl9</text:p>
          </table:table-cell>
          <table:table-cell office:value-type="string" calcext:value-type="string">
            <text:p>0x2C</text:p>
          </table:table-cell>
          <table:table-cell table:style-name="ce160" office:value-type="string" calcext:value-type="string">
            <text:p>Control I/O Device #9</text:p>
          </table:table-cell>
          <table:table-cell table:number-columns-repeated="16379"/>
        </table:table-row>
        <table:table-row table:style-name="ro2">
          <table:table-cell/>
          <table:table-cell table:style-name="ce156"/>
          <table:table-cell office:value-type="string" calcext:value-type="string">
            <text:p>Ctl10</text:p>
          </table:table-cell>
          <table:table-cell office:value-type="string" calcext:value-type="string">
            <text:p>0x2D</text:p>
          </table:table-cell>
          <table:table-cell table:style-name="ce160" office:value-type="string" calcext:value-type="string">
            <text:p>Control I/O Device #10</text:p>
          </table:table-cell>
          <table:table-cell table:number-columns-repeated="16379"/>
        </table:table-row>
        <table:table-row table:style-name="ro2">
          <table:table-cell/>
          <table:table-cell table:style-name="ce156"/>
          <table:table-cell office:value-type="string" calcext:value-type="string">
            <text:p>N/A</text:p>
          </table:table-cell>
          <table:table-cell office:value-type="string" calcext:value-type="string">
            <text:p>0x2E</text:p>
          </table:table-cell>
          <table:table-cell table:style-name="ce160"/>
          <table:table-cell table:number-columns-repeated="16379"/>
        </table:table-row>
        <table:table-row table:style-name="ro2">
          <table:table-cell/>
          <table:table-cell table:style-name="ce157"/>
          <table:table-cell table:style-name="ce97" office:value-type="string" calcext:value-type="string">
            <text:p>N/A</text:p>
          </table:table-cell>
          <table:table-cell table:style-name="ce97" office:value-type="string" calcext:value-type="string">
            <text:p>0x2F</text:p>
          </table:table-cell>
          <table:table-cell table:style-name="ce161"/>
          <table:table-cell table:number-columns-repeated="16379"/>
        </table:table-row>
        <table:table-row table:style-name="ro2">
          <table:table-cell/>
          <table:table-cell table:style-name="ce155"/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0x30</text:p>
          </table:table-cell>
          <table:table-cell table:style-name="ce160"/>
          <table:table-cell table:number-columns-repeated="16379"/>
        </table:table-row>
        <table:table-row table:style-name="ro2">
          <table:table-cell/>
          <table:table-cell table:style-name="ce156"/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x31</text:p>
          </table:table-cell>
          <table:table-cell table:style-name="ce160"/>
          <table:table-cell table:number-columns-repeated="16379"/>
        </table:table-row>
        <table:table-row table:style-name="ro2">
          <table:table-cell/>
          <table:table-cell table:style-name="ce156"/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x32</text:p>
          </table:table-cell>
          <table:table-cell table:style-name="ce160"/>
          <table:table-cell table:number-columns-repeated="16379"/>
        </table:table-row>
        <table:table-row table:style-name="ro2">
          <table:table-cell/>
          <table:table-cell table:style-name="ce156"/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x33</text:p>
          </table:table-cell>
          <table:table-cell table:style-name="ce160"/>
          <table:table-cell table:number-columns-repeated="16379"/>
        </table:table-row>
        <table:table-row table:style-name="ro2">
          <table:table-cell/>
          <table:table-cell table:style-name="ce156"/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x34</text:p>
          </table:table-cell>
          <table:table-cell table:style-name="ce160"/>
          <table:table-cell table:number-columns-repeated="16379"/>
        </table:table-row>
        <table:table-row table:style-name="ro2">
          <table:table-cell/>
          <table:table-cell table:style-name="ce156"/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x35</text:p>
          </table:table-cell>
          <table:table-cell table:style-name="ce160"/>
          <table:table-cell table:number-columns-repeated="16379"/>
        </table:table-row>
        <table:table-row table:style-name="ro2">
          <table:table-cell/>
          <table:table-cell table:style-name="ce156"/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x36</text:p>
          </table:table-cell>
          <table:table-cell table:style-name="ce160"/>
          <table:table-cell table:number-columns-repeated="16379"/>
        </table:table-row>
        <table:table-row table:style-name="ro2">
          <table:table-cell/>
          <table:table-cell table:style-name="ce156"/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x37</text:p>
          </table:table-cell>
          <table:table-cell table:style-name="ce160"/>
          <table:table-cell table:number-columns-repeated="16379"/>
        </table:table-row>
        <table:table-row table:style-name="ro2">
          <table:table-cell/>
          <table:table-cell table:style-name="ce156"/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x38</text:p>
          </table:table-cell>
          <table:table-cell table:style-name="ce160"/>
          <table:table-cell table:number-columns-repeated="16379"/>
        </table:table-row>
        <table:table-row table:style-name="ro2">
          <table:table-cell/>
          <table:table-cell table:style-name="ce156"/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x39</text:p>
          </table:table-cell>
          <table:table-cell table:style-name="ce160"/>
          <table:table-cell table:number-columns-repeated="16379"/>
        </table:table-row>
        <table:table-row table:style-name="ro2">
          <table:table-cell/>
          <table:table-cell table:style-name="ce156"/>
          <table:table-cell table:style-name="ce8" office:value-type="string" calcext:value-type="string">
            <text:p>N/A</text:p>
          </table:table-cell>
          <table:table-cell office:value-type="string" calcext:value-type="string">
            <text:p>0x3A</text:p>
          </table:table-cell>
          <table:table-cell table:style-name="ce160"/>
          <table:table-cell table:number-columns-repeated="16379"/>
        </table:table-row>
        <table:table-row table:style-name="ro2">
          <table:table-cell/>
          <table:table-cell table:style-name="ce156"/>
          <table:table-cell table:style-name="ce8" office:value-type="string" calcext:value-type="string">
            <text:p>N/A</text:p>
          </table:table-cell>
          <table:table-cell office:value-type="string" calcext:value-type="string">
            <text:p>0x3B</text:p>
          </table:table-cell>
          <table:table-cell table:style-name="ce160"/>
          <table:table-cell table:number-columns-repeated="16379"/>
        </table:table-row>
        <table:table-row table:style-name="ro2">
          <table:table-cell/>
          <table:table-cell table:style-name="ce156"/>
          <table:table-cell table:style-name="ce8" office:value-type="string" calcext:value-type="string">
            <text:p>N/A</text:p>
          </table:table-cell>
          <table:table-cell office:value-type="string" calcext:value-type="string">
            <text:p>0x3C</text:p>
          </table:table-cell>
          <table:table-cell table:style-name="ce160"/>
          <table:table-cell table:number-columns-repeated="16379"/>
        </table:table-row>
        <table:table-row table:style-name="ro2">
          <table:table-cell/>
          <table:table-cell table:style-name="ce156"/>
          <table:table-cell table:style-name="ce8" office:value-type="string" calcext:value-type="string">
            <text:p>N/A</text:p>
          </table:table-cell>
          <table:table-cell office:value-type="string" calcext:value-type="string">
            <text:p>0x3D</text:p>
          </table:table-cell>
          <table:table-cell table:style-name="ce160"/>
          <table:table-cell table:number-columns-repeated="16379"/>
        </table:table-row>
        <table:table-row table:style-name="ro2">
          <table:table-cell/>
          <table:table-cell table:style-name="ce156"/>
          <table:table-cell office:value-type="string" calcext:value-type="string">
            <text:p>N/A</text:p>
          </table:table-cell>
          <table:table-cell office:value-type="string" calcext:value-type="string">
            <text:p>0x3E</text:p>
          </table:table-cell>
          <table:table-cell table:style-name="ce160"/>
          <table:table-cell table:number-columns-repeated="16379"/>
        </table:table-row>
        <table:table-row table:style-name="ro2">
          <table:table-cell/>
          <table:table-cell table:style-name="ce157"/>
          <table:table-cell table:style-name="ce97" office:value-type="string" calcext:value-type="string">
            <text:p>N/A</text:p>
          </table:table-cell>
          <table:table-cell table:style-name="ce97" office:value-type="string" calcext:value-type="string">
            <text:p>0x3F</text:p>
          </table:table-cell>
          <table:table-cell table:style-name="ce161"/>
          <table:table-cell table:number-columns-repeated="16379"/>
        </table:table-row>
        <table:table-row table:style-name="ro2">
          <table:table-cell table:number-columns-repeated="16383"/>
          <table:table-cell table:style-name="ce87"/>
        </table:table-row>
        <table:table-row table:style-name="ro2" table:number-rows-repeated="2">
          <table:table-cell table:number-columns-repeated="16384"/>
        </table:table-row>
        <table:table-row table:style-name="ro5">
          <table:table-cell table:style-name="ce154" office:value-type="string" calcext:value-type="string">
            <text:p>Addressing Modes:</text:p>
          </table:table-cell>
          <table:table-cell table:style-name="ce90" office:value-type="string" calcext:value-type="string">
            <text:p>Number</text:p>
          </table:table-cell>
          <table:table-cell table:style-name="ce90" office:value-type="string" calcext:value-type="string">
            <text:p>Name</text:p>
          </table:table-cell>
          <table:table-cell table:style-name="ce90" office:value-type="string" calcext:value-type="string">
            <text:p>Example</text:p>
          </table:table-cell>
          <table:table-cell table:style-name="ce162" office:value-type="string" calcext:value-type="string">
            <text:p>Description</text:p>
          </table:table-cell>
          <table:table-cell table:style-name="ce90" table:number-columns-repeated="2"/>
          <table:table-cell table:style-name="ce87"/>
          <table:table-cell table:style-name="ce90" table:number-columns-repeated="2"/>
          <table:table-cell table:style-name="ce87"/>
          <table:table-cell table:style-name="ce90" table:number-columns-repeated="2"/>
          <table:table-cell table:style-name="ce87"/>
          <table:table-cell table:style-name="ce90"/>
          <table:table-cell table:style-name="ce87"/>
          <table:table-cell table:style-name="ce90" table:number-columns-repeated="2"/>
          <table:table-cell table:style-name="ce87"/>
          <table:table-cell table:style-name="ce90" table:number-columns-repeated="2"/>
          <table:table-cell table:style-name="ce87"/>
          <table:table-cell table:style-name="ce90"/>
          <table:table-cell table:style-name="ce87"/>
          <table:table-cell table:style-name="ce90"/>
          <table:table-cell table:style-name="ce87"/>
          <table:table-cell table:style-name="ce90" table:number-columns-repeated="2"/>
          <table:table-cell table:style-name="ce87" table:number-columns-repeated="16355"/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/>
          <table:table-cell table:style-name="ce163" office:value-type="string" calcext:value-type="string">
            <text:p>No addressing mode included in instruction (HLT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mm</text:p>
          </table:table-cell>
          <table:table-cell table:style-name="ce158" office:value-type="string" calcext:value-type="string">
            <text:p>$1234</text:p>
          </table:table-cell>
          <table:table-cell table:style-name="ce163" office:value-type="string" calcext:value-type="string">
            <text:p>This instruction contains a single argument which is a constant in the instruction stream(JMP $0xe000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mm_Ind</text:p>
          </table:table-cell>
          <table:table-cell office:value-type="string" calcext:value-type="string">
            <text:p>[1234]</text:p>
          </table:table-cell>
          <table:table-cell table:style-name="ce163" office:value-type="string" calcext:value-type="string">
            <text:p>This is an address Location which contains that value to use (JMP [0xe000]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R1</text:p>
          </table:table-cell>
          <table:table-cell table:style-name="ce163" office:value-type="string" calcext:value-type="string">
            <text:p>Instuction contains a single register as its target (INC R1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eg_Ind</text:p>
          </table:table-cell>
          <table:table-cell office:value-type="string" calcext:value-type="string">
            <text:p>[R1]</text:p>
          </table:table-cell>
          <table:table-cell table:style-name="ce163" office:value-type="string" calcext:value-type="string">
            <text:p>R1 contains the value of an address of a memory location on which to operate (INC [R1]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,Reg</text:p>
          </table:table-cell>
          <table:table-cell office:value-type="string" calcext:value-type="string">
            <text:p>R1,R2</text:p>
          </table:table-cell>
          <table:table-cell table:style-name="ce163" office:value-type="string" calcext:value-type="string">
            <text:p>Instruction contains 2 arguments, each are registers (ADD R1,R2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eg,Imm</text:p>
          </table:table-cell>
          <table:table-cell office:value-type="string" calcext:value-type="string">
            <text:p>R1,$1234</text:p>
          </table:table-cell>
          <table:table-cell table:style-name="ce163" office:value-type="string" calcext:value-type="string">
            <text:p>Instrution contains 1 target register, and 1 constant in the instruction stream (ADD R1,$255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mm_Ind,Reg</text:p>
          </table:table-cell>
          <table:table-cell office:value-type="string" calcext:value-type="string">
            <text:p>[1234],R1</text:p>
          </table:table-cell>
          <table:table-cell table:style-name="ce163" office:value-type="string" calcext:value-type="string">
            <text:p>Instruction contains a memory location and a register (STO [1234],R1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g,Imm_Ind</text:p>
          </table:table-cell>
          <table:table-cell office:value-type="string" calcext:value-type="string">
            <text:p>R1,[1234]</text:p>
          </table:table-cell>
          <table:table-cell table:style-name="ce163" office:value-type="string" calcext:value-type="string">
            <text:p>Instruction contains a register memory location (LOD R1,[1234]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g_Ind,Reg</text:p>
          </table:table-cell>
          <table:table-cell office:value-type="string" calcext:value-type="string">
            <text:p>[R2],R1</text:p>
          </table:table-cell>
          <table:table-cell table:style-name="ce163" office:value-type="string" calcext:value-type="string">
            <text:p>Instruction contains a Register with the memory Location and a register (STO [R2],R1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,Reg_Ind</text:p>
          </table:table-cell>
          <table:table-cell office:value-type="string" calcext:value-type="string">
            <text:p>R1,[R2]</text:p>
          </table:table-cell>
          <table:table-cell table:style-name="ce163" office:value-type="string" calcext:value-type="string">
            <text:p>Instruction contains a register memory location (LOD R1,[1234])</text:p>
          </table:table-cell>
          <table:table-cell table:number-columns-repeated="16379"/>
        </table:table-row>
        <table:table-row table:style-name="ro2" table:number-rows-repeated="3">
          <table:table-cell table:number-columns-repeated="16384"/>
        </table:table-row>
        <table:table-row table:style-name="ro5">
          <table:table-cell table:style-name="ce154" office:value-type="string" calcext:value-type="string">
            <text:p>Register Select Uses</text:p>
          </table:table-cell>
          <table:table-cell table:style-name="ce90" office:value-type="string" calcext:value-type="string">
            <text:p>Registers</text:p>
          </table:table-cell>
          <table:table-cell table:style-name="ce90" office:value-type="string" calcext:value-type="string">
            <text:p>Use</text:p>
          </table:table-cell>
          <table:table-cell table:style-name="ce90" office:value-type="string" calcext:value-type="string">
            <text:p>Ctl Select</text:p>
          </table:table-cell>
          <table:table-cell table:style-name="ce87"/>
          <table:table-cell table:number-columns-repeated="16379"/>
        </table:table-row>
        <table:table-row table:style-name="ro2">
          <table:table-cell office:value-type="string" calcext:value-type="string">
            <text:p>Standard Registers</text:p>
          </table:table-cell>
          <table:table-cell office:value-type="string" calcext:value-type="string">
            <text:p>RZ - PC</text:p>
          </table:table-cell>
          <table:table-cell office:value-type="string" calcext:value-type="string">
            <text:p>(Typical)</text:p>
          </table:table-cell>
          <table:table-cell office:value-type="string" calcext:value-type="string">
            <text:p>0b00</text:p>
          </table:table-cell>
          <table:table-cell table:style-name="ce163"/>
          <table:table-cell table:number-columns-repeated="16379"/>
        </table:table-row>
        <table:table-row table:style-name="ro2">
          <table:table-cell office:value-type="string" calcext:value-type="string">
            <text:p>Extended Data</text:p>
          </table:table-cell>
          <table:table-cell office:value-type="string" calcext:value-type="string">
            <text:p>INTSP - Mem</text:p>
          </table:table-cell>
          <table:table-cell office:value-type="string" calcext:value-type="string">
            <text:p>(Data)</text:p>
          </table:table-cell>
          <table:table-cell office:value-type="string" calcext:value-type="string">
            <text:p>0b01</text:p>
          </table:table-cell>
          <table:table-cell table:style-name="ce163"/>
          <table:table-cell table:number-columns-repeated="16379"/>
        </table:table-row>
        <table:table-row table:style-name="ro2">
          <table:table-cell office:value-type="string" calcext:value-type="string">
            <text:p>IO Control</text:p>
          </table:table-cell>
          <table:table-cell office:value-type="string" calcext:value-type="string">
            <text:p>Ctl1 - Ctl10</text:p>
          </table:table-cell>
          <table:table-cell office:value-type="string" calcext:value-type="string">
            <text:p>(Control)</text:p>
          </table:table-cell>
          <table:table-cell office:value-type="string" calcext:value-type="string">
            <text:p>0b10</text:p>
          </table:table-cell>
          <table:table-cell table:style-name="ce163"/>
          <table:table-cell table:number-columns-repeated="16379"/>
        </table:table-row>
        <table:table-row table:style-name="ro2">
          <table:table-cell office:value-type="string" calcext:value-type="string">
            <text:p>Instruction Suffi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Instructions)</text:p>
          </table:table-cell>
          <table:table-cell office:value-type="string" calcext:value-type="string">
            <text:p>0b11</text:p>
          </table:table-cell>
          <table:table-cell table:style-name="ce163" office:value-type="string" calcext:value-type="string">
            <text:p>Not currently planned; maybe for future expansion</text:p>
          </table:table-cell>
          <table:table-cell table:number-columns-repeated="16379"/>
        </table:table-row>
        <table:table-row table:style-name="ro2" table:number-rows-repeated="3">
          <table:table-cell table:number-columns-repeated="16384"/>
        </table:table-row>
        <table:table-row table:style-name="ro5">
          <table:table-cell table:style-name="ce154" office:value-type="string" calcext:value-type="string">
            <text:p>Conditional Execution</text:p>
          </table:table-cell>
          <table:table-cell table:style-name="ce90" office:value-type="string" calcext:value-type="string">
            <text:p>Mnemonic</text:p>
          </table:table-cell>
          <table:table-cell table:style-name="ce90" office:value-type="string" calcext:value-type="string">
            <text:p>Encoding</text:p>
          </table:table-cell>
          <table:table-cell table:style-name="ce97"/>
          <table:table-cell table:style-name="ce87" office:value-type="string" calcext:value-type="string">
            <text:p><text:span text:style-name="T2">Condition (</text:span><text:span text:style-name="T3">Note: L = 1 when N != V</text:span><text:span text:style-name="T4">)</text:span>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ways</text:p>
          </table:table-cell>
          <table:table-cell office:value-type="string" calcext:value-type="string">
            <text:p>.AL or None</text:p>
          </table:table-cell>
          <table:table-cell office:value-type="string" calcext:value-type="string">
            <text:p>000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ver</text:p>
          </table:table-cell>
          <table:table-cell office:value-type="string" calcext:value-type="string">
            <text:p>.NV</text:p>
          </table:table-cell>
          <table:table-cell office:value-type="string" calcext:value-type="string">
            <text:p>000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qual</text:p>
          </table:table-cell>
          <table:table-cell office:value-type="string" calcext:value-type="string">
            <text:p>.EQ</text:p>
          </table:table-cell>
          <table:table-cell office:value-type="string" calcext:value-type="string">
            <text:p>0010</text:p>
          </table:table-cell>
          <table:table-cell/>
          <table:table-cell office:value-type="string" calcext:value-type="string">
            <text:p>Z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ot Equal</text:p>
          </table:table-cell>
          <table:table-cell office:value-type="string" calcext:value-type="string">
            <text:p>.NE</text:p>
          </table:table-cell>
          <table:table-cell office:value-type="string" calcext:value-type="string">
            <text:p>0011</text:p>
          </table:table-cell>
          <table:table-cell/>
          <table:table-cell office:value-type="string" calcext:value-type="string">
            <text:p>Z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rry Set</text:p>
          </table:table-cell>
          <table:table-cell office:value-type="string" calcext:value-type="string">
            <text:p>.CS</text:p>
          </table:table-cell>
          <table:table-cell office:value-type="string" calcext:value-type="string">
            <text:p>0100</text:p>
          </table:table-cell>
          <table:table-cell/>
          <table:table-cell office:value-type="string" calcext:value-type="string">
            <text:p>C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rry Clear</text:p>
          </table:table-cell>
          <table:table-cell office:value-type="string" calcext:value-type="string">
            <text:p>.CC</text:p>
          </table:table-cell>
          <table:table-cell office:value-type="string" calcext:value-type="string">
            <text:p>0101</text:p>
          </table:table-cell>
          <table:table-cell/>
          <table:table-cell office:value-type="string" calcext:value-type="string">
            <text:p>C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inus</text:p>
          </table:table-cell>
          <table:table-cell office:value-type="string" calcext:value-type="string">
            <text:p>.MI</text:p>
          </table:table-cell>
          <table:table-cell office:value-type="string" calcext:value-type="string">
            <text:p>0110</text:p>
          </table:table-cell>
          <table:table-cell/>
          <table:table-cell office:value-type="string" calcext:value-type="string">
            <text:p>N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ositive or Zero</text:p>
          </table:table-cell>
          <table:table-cell office:value-type="string" calcext:value-type="string">
            <text:p>.PL</text:p>
          </table:table-cell>
          <table:table-cell office:value-type="string" calcext:value-type="string">
            <text:p>0111</text:p>
          </table:table-cell>
          <table:table-cell/>
          <table:table-cell office:value-type="string" calcext:value-type="string">
            <text:p>N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verflow Set</text:p>
          </table:table-cell>
          <table:table-cell office:value-type="string" calcext:value-type="string">
            <text:p>.VS</text:p>
          </table:table-cell>
          <table:table-cell office:value-type="string" calcext:value-type="string">
            <text:p>1000</text:p>
          </table:table-cell>
          <table:table-cell/>
          <table:table-cell office:value-type="string" calcext:value-type="string">
            <text:p>V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verflow Clear</text:p>
          </table:table-cell>
          <table:table-cell office:value-type="string" calcext:value-type="string">
            <text:p>.VC</text:p>
          </table:table-cell>
          <table:table-cell office:value-type="string" calcext:value-type="string">
            <text:p>1001</text:p>
          </table:table-cell>
          <table:table-cell/>
          <table:table-cell office:value-type="string" calcext:value-type="string">
            <text:p>V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signed Higher</text:p>
          </table:table-cell>
          <table:table-cell office:value-type="string" calcext:value-type="string">
            <text:p>.HI</text:p>
          </table:table-cell>
          <table:table-cell office:value-type="string" calcext:value-type="string">
            <text:p>1010</text:p>
          </table:table-cell>
          <table:table-cell/>
          <table:table-cell office:value-type="string" calcext:value-type="string">
            <text:p>C = 1 and Z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wer or Same</text:p>
          </table:table-cell>
          <table:table-cell office:value-type="string" calcext:value-type="string">
            <text:p>.LS</text:p>
          </table:table-cell>
          <table:table-cell office:value-type="string" calcext:value-type="string">
            <text:p>1011</text:p>
          </table:table-cell>
          <table:table-cell/>
          <table:table-cell office:value-type="string" calcext:value-type="string">
            <text:p>C = 0 or Z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gned Greater or Equal</text:p>
          </table:table-cell>
          <table:table-cell office:value-type="string" calcext:value-type="string">
            <text:p>.GE</text:p>
          </table:table-cell>
          <table:table-cell office:value-type="string" calcext:value-type="string">
            <text:p>1100</text:p>
          </table:table-cell>
          <table:table-cell/>
          <table:table-cell office:value-type="string" calcext:value-type="string">
            <text:p>L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gned Less Than</text:p>
          </table:table-cell>
          <table:table-cell office:value-type="string" calcext:value-type="string">
            <text:p>.LT</text:p>
          </table:table-cell>
          <table:table-cell office:value-type="string" calcext:value-type="string">
            <text:p>1101</text:p>
          </table:table-cell>
          <table:table-cell/>
          <table:table-cell office:value-type="string" calcext:value-type="string">
            <text:p>L =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gned Greater Than</text:p>
          </table:table-cell>
          <table:table-cell office:value-type="string" calcext:value-type="string">
            <text:p>.GT</text:p>
          </table:table-cell>
          <table:table-cell office:value-type="string" calcext:value-type="string">
            <text:p>1110</text:p>
          </table:table-cell>
          <table:table-cell/>
          <table:table-cell office:value-type="string" calcext:value-type="string">
            <text:p>Z = 0 and L =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igned Less Than or Equal</text:p>
          </table:table-cell>
          <table:table-cell office:value-type="string" calcext:value-type="string">
            <text:p>.LE</text:p>
          </table:table-cell>
          <table:table-cell office:value-type="string" calcext:value-type="string">
            <text:p>1111</text:p>
          </table:table-cell>
          <table:table-cell/>
          <table:table-cell office:value-type="string" calcext:value-type="string">
            <text:p>Z = 1 or L = 1</text:p>
          </table:table-cell>
          <table:table-cell table:number-columns-repeated="16379"/>
        </table:table-row>
        <table:table-row table:style-name="ro2" table:number-rows-repeated="104846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uild Sequence" table:style-name="ta2">
        <office:forms form:automatic-focus="false" form:apply-design-mode="false"/>
        <table:table-column table:style-name="co21" table:visibility="collapse" table:default-cell-style-name="ce166"/>
        <table:table-column table:style-name="co22" table:visibility="collapse" table:default-cell-style-name="ce130"/>
        <table:table-column table:style-name="co23" table:visibility="collapse" table:default-cell-style-name="ce130"/>
        <table:table-column table:style-name="co24" table:visibility="collapse" table:number-columns-repeated="3" table:default-cell-style-name="ce130"/>
        <table:table-column table:style-name="co12" table:visibility="collapse" table:default-cell-style-name="ce130"/>
        <table:table-column table:style-name="co12" table:visibility="collapse" table:number-columns-repeated="3" table:default-cell-style-name="ce171"/>
        <table:table-column table:style-name="co25" table:default-cell-style-name="ce130"/>
        <table:table-column table:style-name="co26" table:default-cell-style-name="ce171"/>
        <table:table-column table:style-name="co24" table:default-cell-style-name="ce130"/>
        <table:table-column table:style-name="co12" table:number-columns-repeated="2" table:default-cell-style-name="ce130"/>
        <table:table-column table:style-name="co12" table:number-columns-repeated="16369" table:default-cell-style-name="ce171"/>
        <table:table-row table:style-name="ro2" table:number-rows-repeated="2">
          <table:table-cell table:number-columns-repeated="16384"/>
        </table:table-row>
        <table:table-row table:style-name="ro6">
          <table:table-cell table:style-name="ce167" office:value-type="string" calcext:value-type="string">
            <text:p>Build Sequence</text:p>
          </table:table-cell>
          <table:table-cell table:style-name="ce168" office:value-type="string" calcext:value-type="string">
            <text:p>Emu Status</text:p>
          </table:table-cell>
          <table:table-cell table:style-name="ce168" office:value-type="string" calcext:value-type="string">
            <text:p>BB Status</text:p>
          </table:table-cell>
          <table:table-cell table:style-name="ce168" office:value-type="string" calcext:value-type="string">
            <text:p>Enables</text:p>
          </table:table-cell>
          <table:table-cell table:style-name="ce168" office:value-type="string" calcext:value-type="string">
            <text:p>Sch Design</text:p>
          </table:table-cell>
          <table:table-cell table:style-name="ce168" office:value-type="string" calcext:value-type="string">
            <text:p>PCB Design</text:p>
          </table:table-cell>
          <table:table-cell table:style-name="ce168" office:value-type="string" calcext:value-type="string">
            <text:p>PCB Build</text:p>
          </table:table-cell>
          <table:table-cell table:style-name="ce167" table:number-columns-repeated="3"/>
          <table:table-cell table:style-name="ce168" office:value-type="string" calcext:value-type="string">
            <text:p>Video</text:p>
          </table:table-cell>
          <table:table-cell table:style-name="ce167" office:value-type="string" calcext:value-type="string">
            <text:p>Description</text:p>
          </table:table-cell>
          <table:table-cell table:style-name="ce168" office:value-type="string" calcext:value-type="string">
            <text:p>OpCodes</text:p>
          </table:table-cell>
          <table:table-cell table:style-name="ce168" office:value-type="string" calcext:value-type="string">
            <text:p>Instr Enc</text:p>
          </table:table-cell>
          <table:table-cell table:style-name="ce168" office:value-type="string" calcext:value-type="string">
            <text:p>Total Enc</text:p>
          </table:table-cell>
          <table:table-cell table:style-name="ce167" table:number-columns-repeated="16366"/>
          <table:table-cell table:number-columns-repeated="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Control ROM &amp; Mid-Plane</text:p>
          </table:table-cell>
          <table:table-cell table:number-columns-repeated="2" office:value-type="string" calcext:value-type="string">
            <text:p>Done</text:p>
          </table:table-cell>
          <table:table-cell/>
          <table:table-cell table:number-columns-repeated="3" office:value-type="string" calcext:value-type="string">
            <text:p>Done</text:p>
          </table:table-cell>
          <table:table-cell table:number-columns-repeated="3"/>
          <table:table-cell table:style-name="ce61" office:value-type="float" office:value="113" calcext:value-type="float">
            <text:p>113</text:p>
          </table:table-cell>
          <table:table-cell table:style-name="ce63" office:value-type="string" calcext:value-type="string">
            <text:p>Fetch/Instruction Register Breadboards</text:p>
          </table:table-cell>
          <table:table-cell table:style-name="ce65" office:value-type="string" calcext:value-type="string">
            <text:p>NOP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[.N5]+[.O4]" office:value-type="float" office:value="1" calcext:value-type="float">
            <text:p>1</text:p>
          </table:table-cell>
          <table:table-cell table:number-columns-repeated="16369"/>
        </table:table-row>
        <table:table-row table:style-name="ro7">
          <table:table-cell office:value-type="string" calcext:value-type="string">
            <text:p>Clock/Reset</text:p>
          </table:table-cell>
          <table:table-cell table:number-columns-repeated="2" office:value-type="string" calcext:value-type="string">
            <text:p>Don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/>
          <table:table-cell table:style-name="ce61" office:value-type="float" office:value="114" calcext:value-type="float">
            <text:p>114</text:p>
          </table:table-cell>
          <table:table-cell table:style-name="ce63" office:value-type="string" calcext:value-type="string">
            <text:p>Program Counter Breadboard</text:p>
            <text:p>&amp; Program ROM</text:p>
          </table:table-cell>
          <table:table-cell table:style-name="ce61" office:value-type="string" calcext:value-type="string">
            <text:p><text:span text:style-name="T6">BRK</text:span></text:p>
            <text:p><text:span text:style-name="T6">JMP</text:span><text:span text:style-name="T7"> </text:span><text:span text:style-name="T8">imm</text:span>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[.N6]+[.O5]" office:value-type="float" office:value="3" calcext:value-type="float">
            <text:p>3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Fetch/Instruc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?</text:p>
          </table:table-cell>
          <table:table-cell table:style-name="ce169" office:value-type="string" calcext:value-type="string">
            <text:p>NOP</text:p>
          </table:table-cell>
          <table:table-cell office:value-type="string" calcext:value-type="string">
            <text:p>Redo</text:p>
          </table:table-cell>
          <table:table-cell table:number-columns-repeated="5"/>
          <table:table-cell office:value-type="float" office:value="115" calcext:value-type="float">
            <text:p>115</text:p>
          </table:table-cell>
          <table:table-cell office:value-type="string" calcext:value-type="string">
            <text:p>Fetch/Instruction PCBs</text:p>
          </table:table-cell>
          <table:table-cell table:number-columns-repeated="2"/>
          <table:table-cell table:formula="of:=[.N7]+[.O6]" office:value-type="float" office:value="3" calcext:value-type="float">
            <text:p>3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Program Counter (GPR)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?</text:p>
          </table:table-cell>
          <table:table-cell/>
          <table:table-cell table:number-columns-repeated="2" office:value-type="string" calcext:value-type="string">
            <text:p>Redo</text:p>
          </table:table-cell>
          <table:table-cell table:number-columns-repeated="4"/>
          <table:table-cell office:value-type="float" office:value="116" calcext:value-type="float">
            <text:p>116</text:p>
          </table:table-cell>
          <table:table-cell office:value-type="string" calcext:value-type="string">
            <text:p>Clock PCB</text:p>
          </table:table-cell>
          <table:table-cell table:number-columns-repeated="2"/>
          <table:table-cell table:formula="of:=[.N8]+[.O7]" office:value-type="float" office:value="3" calcext:value-type="float">
            <text:p>3</text:p>
          </table:table-cell>
          <table:table-cell table:number-columns-repeated="16369"/>
        </table:table-row>
        <table:table-row table:style-name="ro7">
          <table:table-cell office:value-type="string" calcext:value-type="string">
            <text:p>Program RO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?</text:p>
          </table:table-cell>
          <table:table-cell office:value-type="string" calcext:value-type="string">
            <text:p><text:span text:style-name="T5">BRK</text:span></text:p>
            <text:p><text:span text:style-name="T6">JMP</text:span><text:span text:style-name="T7"> </text:span><text:span text:style-name="T8">imm</text:span></text:p>
          </table:table-cell>
          <table:table-cell table:number-columns-repeated="6"/>
          <table:table-cell office:value-type="float" office:value="117" calcext:value-type="float">
            <text:p>117</text:p>
          </table:table-cell>
          <table:table-cell office:value-type="string" calcext:value-type="string">
            <text:p>Reset PCB</text:p>
          </table:table-cell>
          <table:table-cell table:number-columns-repeated="2"/>
          <table:table-cell table:formula="of:=[.N9]+[.O8]" office:value-type="float" office:value="3" calcext:value-type="float">
            <text:p>3</text:p>
          </table:table-cell>
          <table:table-cell table:number-columns-repeated="16369"/>
        </table:table-row>
        <table:table-row table:style-name="ro8">
          <table:table-cell office:value-type="string" calcext:value-type="string">
            <text:p>GPRs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?</text:p>
          </table:table-cell>
          <table:table-cell office:value-type="string" calcext:value-type="string">
            <text:p><text:span text:style-name="T5">MOV </text:span><text:span text:style-name="T9">reg,imm</text:span></text:p>
            <text:p><text:span text:style-name="T6">MOV </text:span><text:span text:style-name="T10">reg</text:span>,<text:span text:style-name="T10">reg</text:span></text:p>
            <text:p><text:span text:style-name="T5">MVS </text:span><text:span text:style-name="T9">reg</text:span><text:span text:style-name="T11">,</text:span><text:span text:style-name="T12">reg</text:span></text:p>
            <text:p><text:span text:style-name="T13">INC</text:span><text:span text:style-name="T14"> </text:span><text:span text:style-name="T8">reg</text:span></text:p>
            <text:p><text:span text:style-name="T13">DEC</text:span><text:span text:style-name="T15"> reg</text:span></text:p>
            <text:p><text:span text:style-name="T16">SWP</text:span><text:span text:style-name="T17"> reg</text:span>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/>
          <table:table-cell office:value-type="float" office:value="118" calcext:value-type="float">
            <text:p>118</text:p>
          </table:table-cell>
          <table:table-cell office:value-type="string" calcext:value-type="string">
            <text:p>C/R/I/F Mid-Plane</text:p>
          </table:table-cell>
          <table:table-cell table:number-columns-repeated="2"/>
          <table:table-cell table:formula="of:=[.N10]+[.O9]" office:value-type="float" office:value="3" calcext:value-type="float">
            <text:p>3</text:p>
          </table:table-cell>
          <table:table-cell table:number-columns-repeated="16369"/>
        </table:table-row>
        <table:table-row table:style-name="ro9">
          <table:table-cell office:value-type="string" calcext:value-type="string">
            <text:p>C/R/I/F Mid-Plan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Redo</text:p>
          </table:table-cell>
          <table:table-cell table:number-columns-repeated="5"/>
          <table:table-cell table:style-name="ce62" office:value-type="float" office:value="119" calcext:value-type="float">
            <text:p>119</text:p>
          </table:table-cell>
          <table:table-cell table:style-name="ce64" office:value-type="string" calcext:value-type="string">
            <text:p>R1, R2 GPRs</text:p>
            <text:p>(Fetch Suppress Cleanup)</text:p>
          </table:table-cell>
          <table:table-cell table:style-name="ce62" office:value-type="string" calcext:value-type="string">
            <text:p><text:span text:style-name="T5">MOV </text:span><text:span text:style-name="T9">reg,imm</text:span></text:p>
            <text:p><text:span text:style-name="T6">MOV </text:span><text:span text:style-name="T10">reg</text:span>,<text:span text:style-name="T10">reg</text:span></text:p>
            <text:p><text:span text:style-name="T5">MVS </text:span><text:span text:style-name="T9">reg</text:span><text:span text:style-name="T11">,</text:span><text:span text:style-name="T12">reg</text:span></text:p>
            <text:p><text:span text:style-name="T5">JMP </text:span><text:span text:style-name="T9">reg</text:span></text:p>
            <text:p><text:span text:style-name="T13">INC</text:span><text:span text:style-name="T14"> </text:span><text:span text:style-name="T8">reg</text:span></text:p>
            <text:p><text:span text:style-name="T13">DEC</text:span><text:span text:style-name="T15"> reg</text:span></text:p>
            <text:p><text:span text:style-name="T16">SWP</text:span><text:span text:style-name="T17"> reg</text:span></text:p>
          </table:table-cell>
          <table:table-cell table:style-name="ce62" table:formula="of:=2+2*3+2*2+2+2+2" office:value-type="float" office:value="18" calcext:value-type="float">
            <text:p>18</text:p>
          </table:table-cell>
          <table:table-cell table:style-name="ce62" table:formula="of:=[.N11]+[.O10]" office:value-type="float" office:value="21" calcext:value-type="float">
            <text:p>21</text:p>
          </table:table-cell>
          <table:table-cell table:number-columns-repeated="16369"/>
        </table:table-row>
        <table:table-row table:style-name="ro10">
          <table:table-cell office:value-type="string" calcext:value-type="string">
            <text:p>Register Mid-Plane</text:p>
          </table:table-cell>
          <table:table-cell table:number-columns-repeated="3"/>
          <table:table-cell office:value-type="string" calcext:value-type="string">
            <text:p>Done?</text:p>
          </table:table-cell>
          <table:table-cell office:value-type="string" calcext:value-type="string">
            <text:p>Redo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string" calcext:value-type="string">
            <text:p>GP Register PCB</text:p>
          </table:table-cell>
          <table:table-cell table:number-columns-repeated="2"/>
          <table:table-cell table:formula="of:=[.N12]+[.O11]" office:value-type="float" office:value="21" calcext:value-type="float">
            <text:p>21</text:p>
          </table:table-cell>
          <table:table-cell table:number-columns-repeated="3"/>
          <table:table-cell table:style-name="ce130" table:number-columns-repeated="3"/>
          <table:table-cell table:number-columns-repeated="16363"/>
        </table:table-row>
        <table:table-row table:style-name="ro7">
          <table:table-cell office:value-type="string" calcext:value-type="string">
            <text:p>ALU Adder/Carry Out</text:p>
          </table:table-cell>
          <table:table-cell table:number-columns-repeated="2" office:value-type="string" calcext:value-type="string">
            <text:p>Redo</text:p>
          </table:table-cell>
          <table:table-cell office:value-type="string" calcext:value-type="string">
            <text:p><text:span text:style-name="T6">ADD</text:span> <text:span text:style-name="T10">reg</text:span>,<text:span text:style-name="T10">imm</text:span></text:p>
            <text:p><text:span text:style-name="T6">ADD</text:span> <text:span text:style-name="T10">reg</text:span>,<text:span text:style-name="T10">reg</text:span></text:p>
          </table:table-cell>
          <table:table-cell table:number-columns-repeated="6"/>
          <table:table-cell office:value-type="float" office:value="121" calcext:value-type="float">
            <text:p>121</text:p>
          </table:table-cell>
          <table:table-cell office:value-type="string" calcext:value-type="string">
            <text:p>Register Mid-Plane PCB (R1-R12, PC)</text:p>
          </table:table-cell>
          <table:table-cell/>
          <table:table-cell table:formula="of:=28+28*29+12*12+15+15+15-[.N10]+9" office:value-type="float" office:value="1038" calcext:value-type="float">
            <text:p>1038</text:p>
          </table:table-cell>
          <table:table-cell table:formula="of:=[.N13]+[.O12]" office:value-type="float" office:value="1059" calcext:value-type="float">
            <text:p>1059</text:p>
          </table:table-cell>
          <table:table-cell table:number-columns-repeated="16369"/>
        </table:table-row>
        <table:table-row table:style-name="ro10">
          <table:table-cell office:value-type="string" calcext:value-type="string">
            <text:p>Carry Select</text:p>
          </table:table-cell>
          <table:table-cell table:number-columns-repeated="2" office:value-type="string" calcext:value-type="string">
            <text:p>Redo</text:p>
          </table:table-cell>
          <table:table-cell office:value-type="string" calcext:value-type="string">
            <text:p><text:span text:style-name="T6">ADC</text:span> <text:span text:style-name="T10">reg</text:span>,<text:span text:style-name="T10">imm</text:span></text:p>
            <text:p><text:span text:style-name="T6">ADC</text:span> <text:span text:style-name="T10">reg</text:span>,<text:span text:style-name="T10">reg</text:span></text:p>
          </table:table-cell>
          <table:table-cell table:number-columns-repeated="6"/>
          <table:table-cell office:value-type="float" office:value="122" calcext:value-type="float">
            <text:p>122</text:p>
          </table:table-cell>
          <table:table-cell office:value-type="string" calcext:value-type="string">
            <text:p>RA GPR</text:p>
          </table:table-cell>
          <table:table-cell office:value-type="string" calcext:value-type="string">
            <text:p><text:span text:style-name="T6">BSR</text:span> <text:span text:style-name="T10">imm</text:span></text:p>
            <text:p><text:span text:style-name="T13">BSR </text:span><text:span text:style-name="T15">reg</text:span></text:p>
            <text:p><text:span text:style-name="T6">RET</text:span></text:p>
          </table:table-cell>
          <table:table-cell table:formula="of:=1+4+1" office:value-type="float" office:value="6" calcext:value-type="float">
            <text:p>6</text:p>
          </table:table-cell>
          <table:table-cell table:formula="of:=[.N14]+[.O13]" office:value-type="float" office:value="1065" calcext:value-type="float">
            <text:p>1065</text:p>
          </table:table-cell>
          <table:table-cell table:number-columns-repeated="16369"/>
        </table:table-row>
        <table:table-row table:style-name="ro11">
          <table:table-cell office:value-type="string" calcext:value-type="string">
            <text:p>ALU Flags</text:p>
          </table:table-cell>
          <table:table-cell table:number-columns-repeated="2" office:value-type="string" calcext:value-type="string">
            <text:p>Redo</text:p>
          </table:table-cell>
          <table:table-cell table:style-name="ce169" office:value-type="string" calcext:value-type="string">
            <text:p>CLC</text:p>
            <text:p>STC</text:p>
            <text:p>CLV</text:p>
            <text:p>STV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 office:value-type="string" calcext:value-type="string">
            <text:p>ALU Adder</text:p>
          </table:table-cell>
          <table:table-cell office:value-type="string" calcext:value-type="string">
            <text:p><text:span text:style-name="T6">ADD</text:span> <text:span text:style-name="T10">reg</text:span>,<text:span text:style-name="T10">imm</text:span></text:p>
            <text:p><text:span text:style-name="T6">ADD</text:span> <text:span text:style-name="T10">reg</text:span>,<text:span text:style-name="T10">reg</text:span></text:p>
          </table:table-cell>
          <table:table-cell table:formula="of:=15+15*16" office:value-type="float" office:value="255" calcext:value-type="float">
            <text:p>255</text:p>
          </table:table-cell>
          <table:table-cell table:formula="of:=[.N15]+[.O14]" office:value-type="float" office:value="1320" calcext:value-type="float">
            <text:p>1320</text:p>
          </table:table-cell>
          <table:table-cell table:number-columns-repeated="16369"/>
        </table:table-row>
        <table:table-row table:style-name="ro9">
          <table:table-cell office:value-type="string" calcext:value-type="string">
            <text:p>Invert ALUb</text:p>
          </table:table-cell>
          <table:table-cell table:number-columns-repeated="2" office:value-type="string" calcext:value-type="string">
            <text:p>Redo</text:p>
          </table:table-cell>
          <table:table-cell office:value-type="string" calcext:value-type="string">
            <text:p><text:span text:style-name="T18">CMP</text:span><text:span text:style-name="T19"> </text:span><text:span text:style-name="T20">reg</text:span><text:span text:style-name="T21">,</text:span><text:span text:style-name="T20">imm</text:span></text:p>
            <text:p><text:span text:style-name="T18">CMP</text:span><text:span text:style-name="T19"> </text:span><text:span text:style-name="T20">reg</text:span><text:span text:style-name="T21">,</text:span><text:span text:style-name="T20">reg</text:span></text:p>
            <text:p><text:span text:style-name="T6">SUB</text:span> <text:span text:style-name="T10">reg</text:span>,<text:span text:style-name="T10">imm</text:span></text:p>
            <text:p><text:span text:style-name="T6">SUB</text:span> <text:span text:style-name="T10">reg</text:span>,<text:span text:style-name="T10">reg</text:span></text:p>
            <text:p><text:span text:style-name="T5">SBB</text:span><text:span text:style-name="T22"> </text:span><text:span text:style-name="T12">reg</text:span><text:span text:style-name="T11">,</text:span><text:span text:style-name="T12">imm</text:span></text:p>
            <text:p><text:span text:style-name="T5">SBB</text:span><text:span text:style-name="T22"> </text:span><text:span text:style-name="T12">reg</text:span><text:span text:style-name="T11">,</text:span><text:span text:style-name="T12">reg</text:span></text:p>
            <text:p><text:span text:style-name="T5">NEG</text:span><text:span text:style-name="T22"> </text:span><text:span text:style-name="T12">reg</text:span>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office:value-type="string" calcext:value-type="string">
            <text:p>Carry Select</text:p>
          </table:table-cell>
          <table:table-cell office:value-type="string" calcext:value-type="string">
            <text:p><text:span text:style-name="T6">ADC</text:span> <text:span text:style-name="T10">reg</text:span>,<text:span text:style-name="T10">imm</text:span></text:p>
            <text:p><text:span text:style-name="T6">ADC</text:span> <text:span text:style-name="T10">reg</text:span>,<text:span text:style-name="T10">reg</text:span></text:p>
          </table:table-cell>
          <table:table-cell table:formula="of:=15+15*16" office:value-type="float" office:value="255" calcext:value-type="float">
            <text:p>255</text:p>
          </table:table-cell>
          <table:table-cell table:formula="of:=[.N16]+[.O15]" office:value-type="float" office:value="1575" calcext:value-type="float">
            <text:p>1575</text:p>
          </table:table-cell>
          <table:table-cell table:number-columns-repeated="16369"/>
        </table:table-row>
        <table:table-row table:style-name="ro12">
          <table:table-cell office:value-type="string" calcext:value-type="string">
            <text:p>ALU Logic Unit</text:p>
          </table:table-cell>
          <table:table-cell table:number-columns-repeated="2"/>
          <table:table-cell office:value-type="string" calcext:value-type="string">
            <text:p><text:span text:style-name="T6">AND</text:span> <text:span text:style-name="T10">reg</text:span>,<text:span text:style-name="T10">imm</text:span></text:p>
            <text:p><text:span text:style-name="T5">AND</text:span><text:span text:style-name="T22"> </text:span><text:span text:style-name="T12">reg</text:span><text:span text:style-name="T11">,</text:span><text:span text:style-name="T12">reg</text:span></text:p>
            <text:p><text:span text:style-name="T5">OR</text:span><text:span text:style-name="T22"> </text:span><text:span text:style-name="T12">reg</text:span><text:span text:style-name="T11">,</text:span><text:span text:style-name="T12">imm</text:span></text:p>
            <text:p><text:span text:style-name="T6">OR</text:span> <text:span text:style-name="T10">reg</text:span>,<text:span text:style-name="T10">reg</text:span></text:p>
            <text:p><text:span text:style-name="T6">TST</text:span> <text:span text:style-name="T10">reg</text:span>,<text:span text:style-name="T10">imm</text:span></text:p>
            <text:p><text:span text:style-name="T6">TST</text:span> <text:span text:style-name="T10">reg</text:span>,<text:span text:style-name="T10">reg</text:span></text:p>
            <text:p><text:span text:style-name="T6">XOR</text:span> <text:span text:style-name="T10">reg</text:span>,<text:span text:style-name="T10">imm</text:span></text:p>
            <text:p><text:span text:style-name="T6">XOR</text:span> <text:span text:style-name="T10">reg</text:span>,<text:span text:style-name="T10">reg</text:span></text:p>
          </table:table-cell>
          <table:table-cell table:number-columns-repeated="6"/>
          <table:table-cell office:value-type="float" office:value="125" calcext:value-type="float">
            <text:p>125</text:p>
          </table:table-cell>
          <table:table-cell office:value-type="string" calcext:value-type="string">
            <text:p>ALU Flags (Pgm)</text:p>
          </table:table-cell>
          <table:table-cell table:style-name="ce169" office:value-type="string" calcext:value-type="string">
            <text:p>CLC</text:p>
            <text:p>STC</text:p>
            <text:p>CLV</text:p>
            <text:p>STV</text:p>
          </table:table-cell>
          <table:table-cell office:value-type="float" office:value="4" calcext:value-type="float">
            <text:p>4</text:p>
          </table:table-cell>
          <table:table-cell table:formula="of:=[.N17]+[.O16]" office:value-type="float" office:value="1579" calcext:value-type="float">
            <text:p>1579</text:p>
          </table:table-cell>
          <table:table-cell table:number-columns-repeated="16369"/>
        </table:table-row>
        <table:table-row table:style-name="ro13">
          <table:table-cell office:value-type="string" calcext:value-type="string">
            <text:p>ALU Shift Unit</text:p>
          </table:table-cell>
          <table:table-cell table:number-columns-repeated="2"/>
          <table:table-cell office:value-type="string" calcext:value-type="string">
            <text:p><text:span text:style-name="T6">ASL</text:span> <text:span text:style-name="T10">reg</text:span></text:p>
            <text:p><text:span text:style-name="T6">ASR</text:span> <text:span text:style-name="T10">reg</text:span></text:p>
            <text:p><text:span text:style-name="T23">LSL</text:span><text:span text:style-name="T24"> </text:span><text:span text:style-name="T25">reg</text:span></text:p>
            <text:p><text:span text:style-name="T6">LSR</text:span> <text:span text:style-name="T10">reg</text:span></text:p>
            <text:p><text:span text:style-name="T6">ROL</text:span> <text:span text:style-name="T10">reg</text:span></text:p>
            <text:p><text:span text:style-name="T6">ROR</text:span> <text:span text:style-name="T10">reg</text:span></text:p>
            <text:p><text:span text:style-name="T26">ASL</text:span><text:span text:style-name="T27"> </text:span><text:span text:style-name="T28">reg,x</text:span></text:p>
            <text:p><text:span text:style-name="T26">ASR</text:span><text:span text:style-name="T27"> </text:span><text:span text:style-name="T28">reg,x</text:span></text:p>
            <text:p><text:span text:style-name="T26">LSL</text:span><text:span text:style-name="T27"> </text:span><text:span text:style-name="T28">reg,x</text:span></text:p>
            <text:p><text:span text:style-name="T26">LSR</text:span><text:span text:style-name="T27"> </text:span><text:span text:style-name="T28">reg,x</text:span></text:p>
            <text:p><text:span text:style-name="T26">ROL</text:span><text:span text:style-name="T27"> </text:span><text:span text:style-name="T28">reg,x</text:span></text:p>
            <text:p><text:span text:style-name="T26">ROR</text:span><text:span text:style-name="T27"> </text:span><text:span text:style-name="T28">reg,x</text:span></text:p>
          </table:table-cell>
          <table:table-cell table:number-columns-repeated="6"/>
          <table:table-cell office:value-type="float" office:value="126" calcext:value-type="float">
            <text:p>126</text:p>
          </table:table-cell>
          <table:table-cell office:value-type="string" calcext:value-type="string">
            <text:p>Conditional Execution</text:p>
          </table:table-cell>
          <table:table-cell table:number-columns-repeated="2"/>
          <table:table-cell table:formula="of:=[.N18]+[.O17]" office:value-type="float" office:value="1579" calcext:value-type="float">
            <text:p>1579</text:p>
          </table:table-cell>
          <table:table-cell table:number-columns-repeated="16369"/>
        </table:table-row>
        <table:table-row table:style-name="ro14">
          <table:table-cell office:value-type="string" calcext:value-type="string">
            <text:p>RAM</text:p>
          </table:table-cell>
          <table:table-cell table:number-columns-repeated="2"/>
          <table:table-cell table:style-name="ce170" office:value-type="string" calcext:value-type="string">
            <text:p><text:span text:style-name="T6">LDS</text:span> <text:span text:style-name="T10">reg</text:span>,[<text:span text:style-name="T10">imm</text:span>]</text:p>
            <text:p><text:span text:style-name="T6">LDS</text:span> <text:span text:style-name="T10">reg</text:span>,[<text:span text:style-name="T10">reg</text:span>]</text:p>
            <text:p><text:span text:style-name="T6">LOD</text:span> <text:span text:style-name="T10">reg</text:span>,[<text:span text:style-name="T10">imm</text:span>]</text:p>
            <text:p><text:span text:style-name="T6">LOD </text:span><text:span text:style-name="T10">reg</text:span>,[<text:span text:style-name="T10">reg</text:span>]</text:p>
            <text:p><text:span text:style-name="T6">STO </text:span>[<text:span text:style-name="T10">imm</text:span>],<text:span text:style-name="T10">reg</text:span></text:p>
            <text:p><text:span text:style-name="T6">STO </text:span>[<text:span text:style-name="T10">reg</text:span>],<text:span text:style-name="T10">reg</text:span></text:p>
            <text:p><text:span text:style-name="T6">STS</text:span> [<text:span text:style-name="T10">imm</text:span>],<text:span text:style-name="T10">reg</text:span></text:p>
            <text:p><text:span text:style-name="T6">STS</text:span> [<text:span text:style-name="T10">reg</text:span>],<text:span text:style-name="T10">reg</text:span></text:p>
            <text:p><text:span text:style-name="T23">PUSH</text:span><text:span text:style-name="T24"> </text:span><text:span text:style-name="T25">reg</text:span></text:p>
            <text:p><text:span text:style-name="T23">POP </text:span><text:span text:style-name="T25">reg</text:span></text:p>
          </table:table-cell>
          <table:table-cell table:number-columns-repeated="6"/>
          <table:table-cell office:value-type="float" office:value="127" calcext:value-type="float">
            <text:p>127</text:p>
          </table:table-cell>
          <table:table-cell office:value-type="string" calcext:value-type="string">
            <text:p>Invert ALUb</text:p>
          </table:table-cell>
          <table:table-cell office:value-type="string" calcext:value-type="string">
            <text:p><text:span text:style-name="T18">CMP</text:span><text:span text:style-name="T19"> </text:span><text:span text:style-name="T20">reg</text:span><text:span text:style-name="T21">,</text:span><text:span text:style-name="T20">imm</text:span></text:p>
            <text:p><text:span text:style-name="T18">CMP</text:span><text:span text:style-name="T19"> </text:span><text:span text:style-name="T20">reg</text:span><text:span text:style-name="T21">,</text:span><text:span text:style-name="T20">reg</text:span></text:p>
            <text:p><text:span text:style-name="T6">SUB</text:span> <text:span text:style-name="T10">reg</text:span>,<text:span text:style-name="T10">imm</text:span></text:p>
            <text:p><text:span text:style-name="T6">SUB</text:span> <text:span text:style-name="T10">reg</text:span>,<text:span text:style-name="T10">reg</text:span></text:p>
            <text:p><text:span text:style-name="T5">SBB</text:span><text:span text:style-name="T22"> </text:span><text:span text:style-name="T12">reg</text:span><text:span text:style-name="T11">,</text:span><text:span text:style-name="T12">imm</text:span></text:p>
            <text:p><text:span text:style-name="T5">SBB</text:span><text:span text:style-name="T22"> </text:span><text:span text:style-name="T12">reg</text:span><text:span text:style-name="T11">,</text:span><text:span text:style-name="T12">reg</text:span></text:p>
            <text:p><text:span text:style-name="T5">NEG</text:span><text:span text:style-name="T22"> </text:span><text:span text:style-name="T12">reg</text:span></text:p>
          </table:table-cell>
          <table:table-cell table:formula="of:=15+15*16+15+15*16+15+15*16+12" office:value-type="float" office:value="777" calcext:value-type="float">
            <text:p>777</text:p>
          </table:table-cell>
          <table:table-cell table:formula="of:=[.N19]+[.O18]" office:value-type="float" office:value="2356" calcext:value-type="float">
            <text:p>2356</text:p>
          </table:table-cell>
          <table:table-cell table:number-columns-repeated="16369"/>
        </table:table-row>
        <table:table-row table:style-name="ro13">
          <table:table-cell table:number-columns-repeated="3"/>
          <table:table-cell table:style-name="ce170"/>
          <table:table-cell table:number-columns-repeated="6"/>
          <table:table-cell office:value-type="float" office:value="128" calcext:value-type="float">
            <text:p>128</text:p>
          </table:table-cell>
          <table:table-cell office:value-type="string" calcext:value-type="string">
            <text:p>ALU Logic Unit</text:p>
          </table:table-cell>
          <table:table-cell office:value-type="string" calcext:value-type="string">
            <text:p><text:span text:style-name="T6">AND</text:span> <text:span text:style-name="T10">reg</text:span>,<text:span text:style-name="T10">imm</text:span></text:p>
            <text:p><text:span text:style-name="T5">AND</text:span><text:span text:style-name="T22"> </text:span><text:span text:style-name="T12">reg</text:span><text:span text:style-name="T11">,</text:span><text:span text:style-name="T12">reg</text:span></text:p>
            <text:p><text:span text:style-name="T5">OR</text:span><text:span text:style-name="T22"> </text:span><text:span text:style-name="T12">reg</text:span><text:span text:style-name="T11">,</text:span><text:span text:style-name="T12">imm</text:span></text:p>
            <text:p><text:span text:style-name="T6">OR</text:span> <text:span text:style-name="T10">reg</text:span>,<text:span text:style-name="T10">reg</text:span></text:p>
            <text:p><text:span text:style-name="T6">TST</text:span> <text:span text:style-name="T10">reg</text:span>,<text:span text:style-name="T10">imm</text:span></text:p>
            <text:p><text:span text:style-name="T6">TST</text:span> <text:span text:style-name="T10">reg</text:span>,<text:span text:style-name="T10">reg</text:span></text:p>
            <text:p><text:span text:style-name="T6">XOR</text:span> <text:span text:style-name="T10">reg</text:span>,<text:span text:style-name="T10">imm</text:span></text:p>
            <text:p><text:span text:style-name="T6">XOR</text:span> <text:span text:style-name="T10">reg</text:span>,<text:span text:style-name="T10">reg</text:span></text:p>
          </table:table-cell>
          <table:table-cell table:formula="of:=12+12*13+12+12*13+12+12*13+12+12*13" office:value-type="float" office:value="672" calcext:value-type="float">
            <text:p>672</text:p>
          </table:table-cell>
          <table:table-cell table:formula="of:=[.N20]+[.O19]" office:value-type="float" office:value="3028" calcext:value-type="float">
            <text:p>3028</text:p>
          </table:table-cell>
          <table:table-cell table:number-columns-repeated="16369"/>
        </table:table-row>
        <table:table-row table:style-name="ro13">
          <table:table-cell table:number-columns-repeated="10"/>
          <table:table-cell office:value-type="float" office:value="129" calcext:value-type="float">
            <text:p>129</text:p>
          </table:table-cell>
          <table:table-cell office:value-type="string" calcext:value-type="string">
            <text:p>ALU Shift Unit</text:p>
          </table:table-cell>
          <table:table-cell office:value-type="string" calcext:value-type="string">
            <text:p><text:span text:style-name="T6">ASL</text:span> <text:span text:style-name="T10">reg</text:span></text:p>
            <text:p><text:span text:style-name="T6">ASR</text:span> <text:span text:style-name="T10">reg</text:span></text:p>
            <text:p><text:span text:style-name="T23">LSL</text:span><text:span text:style-name="T24"> </text:span><text:span text:style-name="T25">reg</text:span></text:p>
            <text:p><text:span text:style-name="T6">LSR</text:span> <text:span text:style-name="T10">reg</text:span></text:p>
            <text:p><text:span text:style-name="T6">ROL</text:span> <text:span text:style-name="T10">reg</text:span></text:p>
            <text:p><text:span text:style-name="T6">ROR</text:span> <text:span text:style-name="T10">reg</text:span></text:p>
            <text:p><text:span text:style-name="T26">ASL</text:span><text:span text:style-name="T27"> </text:span><text:span text:style-name="T28">reg,x</text:span></text:p>
            <text:p><text:span text:style-name="T26">ASR</text:span><text:span text:style-name="T27"> </text:span><text:span text:style-name="T28">reg,x</text:span></text:p>
            <text:p><text:span text:style-name="T26">LSL</text:span><text:span text:style-name="T27"> </text:span><text:span text:style-name="T28">reg,x</text:span></text:p>
            <text:p><text:span text:style-name="T26">LSR</text:span><text:span text:style-name="T27"> </text:span><text:span text:style-name="T28">reg,x</text:span></text:p>
            <text:p><text:span text:style-name="T26">ROL</text:span><text:span text:style-name="T27"> </text:span><text:span text:style-name="T28">reg,x</text:span></text:p>
            <text:p><text:span text:style-name="T26">ROR</text:span><text:span text:style-name="T27"> </text:span><text:span text:style-name="T28">reg,x</text:span></text:p>
          </table:table-cell>
          <table:table-cell table:formula="of:=12+12+12+12+12" office:value-type="float" office:value="60" calcext:value-type="float">
            <text:p>60</text:p>
          </table:table-cell>
          <table:table-cell table:formula="of:=[.N21]+[.O20]" office:value-type="float" office:value="3088" calcext:value-type="float">
            <text:p>3088</text:p>
          </table:table-cell>
          <table:table-cell table:number-columns-repeated="16369"/>
        </table:table-row>
        <table:table-row table:style-name="ro2">
          <table:table-cell table:number-columns-repeated="10"/>
          <table:table-cell office:value-type="float" office:value="130" calcext:value-type="float">
            <text:p>130</text:p>
          </table:table-cell>
          <table:table-cell office:value-type="string" calcext:value-type="string">
            <text:p>ALU Adder Unit PCB</text:p>
          </table:table-cell>
          <table:table-cell table:number-columns-repeated="2"/>
          <table:table-cell table:formula="of:=[.N22]+[.O21]" office:value-type="float" office:value="3088" calcext:value-type="float">
            <text:p>3088</text:p>
          </table:table-cell>
          <table:table-cell table:number-columns-repeated="16369"/>
        </table:table-row>
        <table:table-row table:style-name="ro2">
          <table:table-cell table:number-columns-repeated="10"/>
          <table:table-cell office:value-type="float" office:value="131" calcext:value-type="float">
            <text:p>131</text:p>
          </table:table-cell>
          <table:table-cell office:value-type="string" calcext:value-type="string">
            <text:p>ALU Logical Unit PCB</text:p>
          </table:table-cell>
          <table:table-cell table:number-columns-repeated="2"/>
          <table:table-cell table:formula="of:=[.N23]+[.O22]" office:value-type="float" office:value="3088" calcext:value-type="float">
            <text:p>3088</text:p>
          </table:table-cell>
          <table:table-cell table:number-columns-repeated="16369"/>
        </table:table-row>
        <table:table-row table:style-name="ro2">
          <table:table-cell table:number-columns-repeated="10"/>
          <table:table-cell office:value-type="float" office:value="132" calcext:value-type="float">
            <text:p>132</text:p>
          </table:table-cell>
          <table:table-cell office:value-type="string" calcext:value-type="string">
            <text:p>ALU Shift Unit PCB</text:p>
          </table:table-cell>
          <table:table-cell table:number-columns-repeated="2"/>
          <table:table-cell table:formula="of:=[.N24]+[.O23]" office:value-type="float" office:value="3088" calcext:value-type="float">
            <text:p>3088</text:p>
          </table:table-cell>
          <table:table-cell table:number-columns-repeated="16369"/>
        </table:table-row>
        <table:table-row table:style-name="ro2">
          <table:table-cell table:number-columns-repeated="10"/>
          <table:table-cell office:value-type="float" office:value="133" calcext:value-type="float">
            <text:p>133</text:p>
          </table:table-cell>
          <table:table-cell office:value-type="string" calcext:value-type="string">
            <text:p>ALU Flags PCB</text:p>
          </table:table-cell>
          <table:table-cell table:number-columns-repeated="2"/>
          <table:table-cell table:formula="of:=[.N25]+[.O24]" office:value-type="float" office:value="3088" calcext:value-type="float">
            <text:p>3088</text:p>
          </table:table-cell>
          <table:table-cell table:number-columns-repeated="16369"/>
        </table:table-row>
        <table:table-row table:style-name="ro2">
          <table:table-cell table:number-columns-repeated="10"/>
          <table:table-cell office:value-type="float" office:value="134" calcext:value-type="float">
            <text:p>134</text:p>
          </table:table-cell>
          <table:table-cell office:value-type="string" calcext:value-type="string">
            <text:p>ALU Mid-Plane (2 Flags Regs)</text:p>
          </table:table-cell>
          <table:table-cell table:number-columns-repeated="2"/>
          <table:table-cell table:formula="of:=[.N26]+[.O25]" office:value-type="float" office:value="3088" calcext:value-type="float">
            <text:p>3088</text:p>
          </table:table-cell>
          <table:table-cell table:number-columns-repeated="16369"/>
        </table:table-row>
        <table:table-row table:style-name="ro9">
          <table:table-cell table:number-columns-repeated="10"/>
          <table:table-cell office:value-type="float" office:value="135" calcext:value-type="float">
            <text:p>135</text:p>
          </table:table-cell>
          <table:table-cell office:value-type="string" calcext:value-type="string">
            <text:p>RAM</text:p>
          </table:table-cell>
          <table:table-cell table:style-name="ce170" office:value-type="string" calcext:value-type="string">
            <text:p/>
            <text:p><text:span text:style-name="T6">LOD</text:span> <text:span text:style-name="T10">reg</text:span>,[<text:span text:style-name="T10">imm</text:span>]</text:p>
            <text:p><text:span text:style-name="T6">LOD </text:span><text:span text:style-name="T10">reg</text:span>,[<text:span text:style-name="T10">reg</text:span>]</text:p>
            <text:p><text:span text:style-name="T6">STO </text:span>[<text:span text:style-name="T10">imm</text:span>],<text:span text:style-name="T10">reg</text:span></text:p>
            <text:p><text:span text:style-name="T6">STO </text:span>[<text:span text:style-name="T10">reg</text:span>],<text:span text:style-name="T10">reg</text:span></text:p>
            <text:p><text:span text:style-name="T23">PUSH</text:span><text:span text:style-name="T24"> </text:span><text:span text:style-name="T25">reg</text:span></text:p>
            <text:p><text:span text:style-name="T23">POP </text:span><text:span text:style-name="T25">reg</text:span></text:p>
          </table:table-cell>
          <table:table-cell table:formula="of:=28+12*12+28+12*12" office:value-type="float" office:value="344" calcext:value-type="float">
            <text:p>344</text:p>
          </table:table-cell>
          <table:table-cell table:formula="of:=[.N27]+[.O26]" office:value-type="float" office:value="3432" calcext:value-type="float">
            <text:p>3432</text:p>
          </table:table-cell>
          <table:table-cell table:number-columns-repeated="16369"/>
        </table:table-row>
        <table:table-row table:style-name="ro2">
          <table:table-cell table:number-columns-repeated="10"/>
          <table:table-cell office:value-type="float" office:value="136" calcext:value-type="float">
            <text:p>136</text:p>
          </table:table-cell>
          <table:table-cell table:number-columns-repeated="3"/>
          <table:table-cell table:formula="of:=[.N28]+[.O27]" office:value-type="float" office:value="3432" calcext:value-type="float">
            <text:p>3432</text:p>
          </table:table-cell>
          <table:table-cell table:number-columns-repeated="16369"/>
        </table:table-row>
        <table:table-row table:style-name="ro2">
          <table:table-cell table:number-columns-repeated="10"/>
          <table:table-cell office:value-type="float" office:value="137" calcext:value-type="float">
            <text:p>137</text:p>
          </table:table-cell>
          <table:table-cell table:number-columns-repeated="3"/>
          <table:table-cell table:formula="of:=[.N29]+[.O28]" office:value-type="float" office:value="3432" calcext:value-type="float">
            <text:p>3432</text:p>
          </table:table-cell>
          <table:table-cell table:number-columns-repeated="16369"/>
        </table:table-row>
        <table:table-row table:style-name="ro2">
          <table:table-cell table:number-columns-repeated="10"/>
          <table:table-cell office:value-type="float" office:value="138" calcext:value-type="float">
            <text:p>138</text:p>
          </table:table-cell>
          <table:table-cell table:number-columns-repeated="3"/>
          <table:table-cell table:formula="of:=[.N30]+[.O29]" office:value-type="float" office:value="3432" calcext:value-type="float">
            <text:p>3432</text:p>
          </table:table-cell>
          <table:table-cell table:number-columns-repeated="16369"/>
        </table:table-row>
        <table:table-row table:style-name="ro2">
          <table:table-cell table:number-columns-repeated="14"/>
          <table:table-cell table:formula="of:=[.N31]+[.O30]" office:value-type="float" office:value="3432" calcext:value-type="float">
            <text:p>3432</text:p>
          </table:table-cell>
          <table:table-cell table:number-columns-repeated="16369"/>
        </table:table-row>
        <table:table-row table:style-name="ro2" table:number-rows-repeated="104854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9">00/00/0000</text:date>, <text:time style:data-style-name="N2" text:time-value="14:03:02.6897317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6-Bit_20_Computer_20_From_20_Scratch" style:display-name="PageStyle_16-Bit Computer From Scratc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Codes" style:display-name="PageStyle_OpCod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tch_20_Register_20_Interfaces" style:display-name="PageStyle_Fetch Register Interfaces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20:15:09</meta:creation-date>
    <meta:initial-creator>Clark, Adam</meta:initial-creator>
    <dc:language>en-US</dc:language>
    <meta:print-date>2023-01-04T23:00:51</meta:print-date>
    <dc:date>2025-03-09T16:29:56.138142077</dc:date>
    <meta:editing-cycles>53</meta:editing-cycles>
    <meta:editing-duration>P9DT20H51M10S</meta:editing-duration>
    <meta:generator>LibreOffice/24.2.7.2$Linux_X86_64 LibreOffice_project/420$Build-2</meta:generator>
    <meta:document-statistic meta:table-count="4" meta:cell-count="1335" meta:object-count="0"/>
    <meta:user-defined meta:name="AppVersion">15.0000</meta:user-defined>
  </office:meta>
</office:document-meta>
</file>